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" style:family="table-cell" style:parent-style-name="Default" style:data-style-name="N0"/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9" style:family="table-cell" style:parent-style-name="Default" style:data-style-name="N4"/>
    <style:style style:name="ce3" style:family="table-cell" style:parent-style-name="Default" style:data-style-name="N61"/>
    <style:style style:name="ce4" style:family="table-cell" style:parent-style-name="Default" style:data-style-name="N64"/>
    <style:style style:name="ce1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9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101001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wartał</text:p>
          </table:table-cell>
          <table:table-cell office:value-type="string" calcext:value-type="string">
            <text:p>weight in bin</text:p>
          </table:table-cell>
          <table:table-cell office:value-type="string" calcext:value-type="string">
            <text:p>wieght in dec</text:p>
          </table:table-cell>
          <table:table-cell office:value-type="string" calcext:value-type="string">
            <text:p>actual weight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ostatnie poprawne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0000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B11100110</text:p>
          </table:table-cell>
          <table:table-cell table:formula="of:=LEFT([.D2]; 1)" office:value-type="string" office:string-value="B" calcext:value-type="string">
            <text:p>B</text:p>
          </table:table-cell>
          <table:table-cell table:formula="of:=COM.MICROSOFT.IFS([.E2]=[.$E$2]; 250; [.E2]=[.$E$4]; 500; [.E2]=[.$E$30]; 750)" office:value-type="float" office:value="250" calcext:value-type="float">
            <text:p>250</text:p>
          </table:table-cell>
          <table:table-cell table:formula="of:=RIGHT([.D2]; 8)" office:value-type="string" office:string-value="11100110" calcext:value-type="string">
            <text:p>11100110</text:p>
          </table:table-cell>
          <table:table-cell table:formula="of:=BIN2DEC([.G2])" office:value-type="float" office:value="230" calcext:value-type="float">
            <text:p>230</text:p>
          </table:table-cell>
          <table:table-cell table:formula="of:=SUM([.F2];[.H2])" office:value-type="float" office:value="480" calcext:value-type="float">
            <text:p>480</text:p>
          </table:table-cell>
          <table:table-cell table:style-name="ce2" office:value-type="percentage" office:value="0" calcext:value-type="percentage">
            <text:p>0.00%</text:p>
          </table:table-cell>
          <table:table-cell table:formula="of:=[.I2]" office:value-type="float" office:value="480" calcext:value-type="float">
            <text:p>480.00</text:p>
          </table:table-cell>
          <table:table-cell table:style-name="ce2"/>
          <table:table-cell table:number-columns-repeated="3"/>
          <table:table-cell office:value-type="string" calcext:value-type="string">
            <text:p>właściwe: </text:p>
          </table:table-cell>
          <table:table-cell table:formula="of:=COUNTIF([.M:.M]; 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000</text:p>
          </table:table-cell>
          <table:table-cell office:value-type="string" calcext:value-type="string">
            <text:p>C0001</text:p>
          </table:table-cell>
          <table:table-cell office:value-type="string" calcext:value-type="string">
            <text:p>B0110</text:p>
          </table:table-cell>
          <table:table-cell office:value-type="string" calcext:value-type="string">
            <text:p>B11110100</text:p>
          </table:table-cell>
          <table:table-cell table:formula="of:=LEFT([.D3]; 1)" office:value-type="string" office:string-value="B" calcext:value-type="string">
            <text:p>B</text:p>
          </table:table-cell>
          <table:table-cell table:formula="of:=COM.MICROSOFT.IFS([.E3]=[.$E$2]; 250; [.E3]=[.$E$4]; 500; [.E3]=[.$E$30]; 750)" office:value-type="float" office:value="250" calcext:value-type="float">
            <text:p>250</text:p>
          </table:table-cell>
          <table:table-cell table:formula="of:=RIGHT([.D3]; 8)" office:value-type="string" office:string-value="11110100" calcext:value-type="string">
            <text:p>11110100</text:p>
          </table:table-cell>
          <table:table-cell table:formula="of:=BIN2DEC([.G3])" office:value-type="float" office:value="244" calcext:value-type="float">
            <text:p>244</text:p>
          </table:table-cell>
          <table:table-cell table:formula="of:=SUM([.F3];[.H3])" office:value-type="float" office:value="494" calcext:value-type="float">
            <text:p>494</text:p>
          </table:table-cell>
          <table:table-cell table:style-name="ce2" table:formula="of:=ABS(([.I3]-[.K2])/[.K2])" office:value-type="percentage" office:value="0.0291666666666667" calcext:value-type="percentage">
            <text:p>2.92%</text:p>
          </table:table-cell>
          <table:table-cell table:formula="of:=IF([.J3]&gt;10%; [.K2]; [.I3])" office:value-type="float" office:value="494" calcext:value-type="float">
            <text:p>494.00</text:p>
          </table:table-cell>
          <table:table-cell table:style-name="ce2"/>
          <table:table-cell table:number-columns-repeated="3"/>
          <table:table-cell office:value-type="string" calcext:value-type="string">
            <text:p>prawdopodobne:</text:p>
          </table:table-cell>
          <table:table-cell table:formula="of:=COUNTIF([.M:.M]; 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001</text:p>
          </table:table-cell>
          <table:table-cell office:value-type="string" calcext:value-type="string">
            <text:p>A0011</text:p>
          </table:table-cell>
          <table:table-cell office:value-type="string" calcext:value-type="string">
            <text:p>B0101</text:p>
          </table:table-cell>
          <table:table-cell office:value-type="string" calcext:value-type="string">
            <text:p>C00000100</text:p>
          </table:table-cell>
          <table:table-cell table:formula="of:=LEFT([.D4]; 1)" office:value-type="string" office:string-value="C" calcext:value-type="string">
            <text:p>C</text:p>
          </table:table-cell>
          <table:table-cell table:formula="of:=COM.MICROSOFT.IFS([.E4]=[.$E$2]; 250; [.E4]=[.$E$4]; 500; [.E4]=[.$E$30]; 750)" office:value-type="float" office:value="500" calcext:value-type="float">
            <text:p>500</text:p>
          </table:table-cell>
          <table:table-cell table:formula="of:=RIGHT([.D4]; 8)" office:value-type="string" office:string-value="00000100" calcext:value-type="string">
            <text:p>00000100</text:p>
          </table:table-cell>
          <table:table-cell table:formula="of:=BIN2DEC([.G4])" office:value-type="float" office:value="4" calcext:value-type="float">
            <text:p>4</text:p>
          </table:table-cell>
          <table:table-cell table:formula="of:=SUM([.F4];[.H4])" office:value-type="float" office:value="504" calcext:value-type="float">
            <text:p>504</text:p>
          </table:table-cell>
          <table:table-cell table:style-name="ce2" table:formula="of:=ABS(([.I4]-[.K3])/[.K3])" office:value-type="percentage" office:value="0.0202429149797571" calcext:value-type="percentage">
            <text:p>2.02%</text:p>
          </table:table-cell>
          <table:table-cell table:formula="of:=IF([.J4]&gt;10%; [.K3]; [.I4])" office:value-type="float" office:value="504" calcext:value-type="float">
            <text:p>504.00</text:p>
          </table:table-cell>
          <table:table-cell table:style-name="ce2"/>
          <table:table-cell table:number-columns-repeated="3"/>
          <table:table-cell office:value-type="string" calcext:value-type="string">
            <text:p>błędne</text:p>
          </table:table-cell>
          <table:table-cell table:formula="of:=COUNTIF([.M:.M]; 3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001</text:p>
          </table:table-cell>
          <table:table-cell office:value-type="string" calcext:value-type="string">
            <text:p>A1011</text:p>
          </table:table-cell>
          <table:table-cell office:value-type="string" calcext:value-type="string">
            <text:p>A0000</text:p>
          </table:table-cell>
          <table:table-cell office:value-type="string" calcext:value-type="string">
            <text:p>C00011101</text:p>
          </table:table-cell>
          <table:table-cell table:formula="of:=LEFT([.D5]; 1)" office:value-type="string" office:string-value="C" calcext:value-type="string">
            <text:p>C</text:p>
          </table:table-cell>
          <table:table-cell table:formula="of:=COM.MICROSOFT.IFS([.E5]=[.$E$2]; 250; [.E5]=[.$E$4]; 500; [.E5]=[.$E$30]; 750)" office:value-type="float" office:value="500" calcext:value-type="float">
            <text:p>500</text:p>
          </table:table-cell>
          <table:table-cell table:formula="of:=RIGHT([.D5]; 8)" office:value-type="string" office:string-value="00011101" calcext:value-type="string">
            <text:p>00011101</text:p>
          </table:table-cell>
          <table:table-cell table:formula="of:=BIN2DEC([.G5])" office:value-type="float" office:value="29" calcext:value-type="float">
            <text:p>29</text:p>
          </table:table-cell>
          <table:table-cell table:formula="of:=SUM([.F5];[.H5])" office:value-type="float" office:value="529" calcext:value-type="float">
            <text:p>529</text:p>
          </table:table-cell>
          <table:table-cell table:style-name="ce2" table:formula="of:=ABS(([.I5]-[.K4])/[.K4])" office:value-type="percentage" office:value="0.0496031746031746" calcext:value-type="percentage">
            <text:p>4.96%</text:p>
          </table:table-cell>
          <table:table-cell table:formula="of:=IF([.J5]&gt;10%; [.K4]; [.I5])" office:value-type="float" office:value="529" calcext:value-type="float">
            <text:p>529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A0001</text:p>
          </table:table-cell>
          <table:table-cell office:value-type="string" calcext:value-type="string">
            <text:p>D1110</text:p>
          </table:table-cell>
          <table:table-cell office:value-type="string" calcext:value-type="string">
            <text:p>A0000</text:p>
          </table:table-cell>
          <table:table-cell office:value-type="string" calcext:value-type="string">
            <text:p>C01010010</text:p>
          </table:table-cell>
          <table:table-cell table:formula="of:=LEFT([.D6]; 1)" office:value-type="string" office:string-value="C" calcext:value-type="string">
            <text:p>C</text:p>
          </table:table-cell>
          <table:table-cell table:formula="of:=COM.MICROSOFT.IFS([.E6]=[.$E$2]; 250; [.E6]=[.$E$4]; 500; [.E6]=[.$E$30]; 750)" office:value-type="float" office:value="500" calcext:value-type="float">
            <text:p>500</text:p>
          </table:table-cell>
          <table:table-cell table:formula="of:=RIGHT([.D6]; 8)" office:value-type="string" office:string-value="01010010" calcext:value-type="string">
            <text:p>01010010</text:p>
          </table:table-cell>
          <table:table-cell table:formula="of:=BIN2DEC([.G6])" office:value-type="float" office:value="82" calcext:value-type="float">
            <text:p>82</text:p>
          </table:table-cell>
          <table:table-cell table:formula="of:=SUM([.F6];[.H6])" office:value-type="float" office:value="582" calcext:value-type="float">
            <text:p>582</text:p>
          </table:table-cell>
          <table:table-cell table:style-name="ce2" table:formula="of:=ABS(([.I6]-[.K5])/[.K5])" office:value-type="percentage" office:value="0.100189035916824" calcext:value-type="percentage">
            <text:p>10.02%</text:p>
          </table:table-cell>
          <table:table-cell table:formula="of:=IF([.J6]&gt;10%; [.K5]; [.I6])" office:value-type="float" office:value="529" calcext:value-type="float">
            <text:p>529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A0010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D0100</text:p>
          </table:table-cell>
          <table:table-cell office:value-type="string" calcext:value-type="string">
            <text:p>C01000110</text:p>
          </table:table-cell>
          <table:table-cell table:formula="of:=LEFT([.D7]; 1)" office:value-type="string" office:string-value="C" calcext:value-type="string">
            <text:p>C</text:p>
          </table:table-cell>
          <table:table-cell table:formula="of:=COM.MICROSOFT.IFS([.E7]=[.$E$2]; 250; [.E7]=[.$E$4]; 500; [.E7]=[.$E$30]; 750)" office:value-type="float" office:value="500" calcext:value-type="float">
            <text:p>500</text:p>
          </table:table-cell>
          <table:table-cell table:formula="of:=RIGHT([.D7]; 8)" office:value-type="string" office:string-value="01000110" calcext:value-type="string">
            <text:p>01000110</text:p>
          </table:table-cell>
          <table:table-cell table:formula="of:=BIN2DEC([.G7])" office:value-type="float" office:value="70" calcext:value-type="float">
            <text:p>70</text:p>
          </table:table-cell>
          <table:table-cell table:formula="of:=SUM([.F7];[.H7])" office:value-type="float" office:value="570" calcext:value-type="float">
            <text:p>570</text:p>
          </table:table-cell>
          <table:table-cell table:style-name="ce2" table:formula="of:=ABS(([.I7]-[.K6])/[.K6])" office:value-type="percentage" office:value="0.0775047258979206" calcext:value-type="percentage">
            <text:p>7.75%</text:p>
          </table:table-cell>
          <table:table-cell table:formula="of:=IF([.J7]&gt;10%; [.K6]; [.I7])" office:value-type="float" office:value="570" calcext:value-type="float">
            <text:p>570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A0010</text:p>
          </table:table-cell>
          <table:table-cell office:value-type="string" calcext:value-type="string">
            <text:p>D1101</text:p>
          </table:table-cell>
          <table:table-cell office:value-type="string" calcext:value-type="string">
            <text:p>C0010</text:p>
          </table:table-cell>
          <table:table-cell office:value-type="string" calcext:value-type="string">
            <text:p>C00110101</text:p>
          </table:table-cell>
          <table:table-cell table:formula="of:=LEFT([.D8]; 1)" office:value-type="string" office:string-value="C" calcext:value-type="string">
            <text:p>C</text:p>
          </table:table-cell>
          <table:table-cell table:formula="of:=COM.MICROSOFT.IFS([.E8]=[.$E$2]; 250; [.E8]=[.$E$4]; 500; [.E8]=[.$E$30]; 750)" office:value-type="float" office:value="500" calcext:value-type="float">
            <text:p>500</text:p>
          </table:table-cell>
          <table:table-cell table:formula="of:=RIGHT([.D8]; 8)" office:value-type="string" office:string-value="00110101" calcext:value-type="string">
            <text:p>00110101</text:p>
          </table:table-cell>
          <table:table-cell table:formula="of:=BIN2DEC([.G8])" office:value-type="float" office:value="53" calcext:value-type="float">
            <text:p>53</text:p>
          </table:table-cell>
          <table:table-cell table:formula="of:=SUM([.F8];[.H8])" office:value-type="float" office:value="553" calcext:value-type="float">
            <text:p>553</text:p>
          </table:table-cell>
          <table:table-cell table:style-name="ce2" table:formula="of:=ABS(([.I8]-[.K7])/[.K7])" office:value-type="percentage" office:value="0.0298245614035088" calcext:value-type="percentage">
            <text:p>2.98%</text:p>
          </table:table-cell>
          <table:table-cell table:formula="of:=IF([.J8]&gt;10%; [.K7]; [.I8])" office:value-type="float" office:value="553" calcext:value-type="float">
            <text:p>553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A0011</text:p>
          </table:table-cell>
          <table:table-cell office:value-type="string" calcext:value-type="string">
            <text:p>B1011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C01010001</text:p>
          </table:table-cell>
          <table:table-cell table:formula="of:=LEFT([.D9]; 1)" office:value-type="string" office:string-value="C" calcext:value-type="string">
            <text:p>C</text:p>
          </table:table-cell>
          <table:table-cell table:formula="of:=COM.MICROSOFT.IFS([.E9]=[.$E$2]; 250; [.E9]=[.$E$4]; 500; [.E9]=[.$E$30]; 750)" office:value-type="float" office:value="500" calcext:value-type="float">
            <text:p>500</text:p>
          </table:table-cell>
          <table:table-cell table:formula="of:=RIGHT([.D9]; 8)" office:value-type="string" office:string-value="01010001" calcext:value-type="string">
            <text:p>01010001</text:p>
          </table:table-cell>
          <table:table-cell table:formula="of:=BIN2DEC([.G9])" office:value-type="float" office:value="81" calcext:value-type="float">
            <text:p>81</text:p>
          </table:table-cell>
          <table:table-cell table:formula="of:=SUM([.F9];[.H9])" office:value-type="float" office:value="581" calcext:value-type="float">
            <text:p>581</text:p>
          </table:table-cell>
          <table:table-cell table:style-name="ce2" table:formula="of:=ABS(([.I9]-[.K8])/[.K8])" office:value-type="percentage" office:value="0.0506329113924051" calcext:value-type="percentage">
            <text:p>5.06%</text:p>
          </table:table-cell>
          <table:table-cell table:formula="of:=IF([.J9]&gt;10%; [.K8]; [.I9])" office:value-type="float" office:value="581" calcext:value-type="float">
            <text:p>581.00</text:p>
          </table:table-cell>
          <table:table-cell table:style-name="ce2"/>
          <table:table-cell table:number-columns-repeated="3"/>
          <table:table-cell office:value-type="string" calcext:value-type="string">
            <text:p>godzina bin</text:p>
          </table:table-cell>
          <table:table-cell office:value-type="string" calcext:value-type="string">
            <text:p>minuta bin</text:p>
          </table:table-cell>
          <table:table-cell office:value-type="string" calcext:value-type="string">
            <text:p>secunda bin</text:p>
          </table:table-cell>
          <table:table-cell office:value-type="string" calcext:value-type="string">
            <text:p>godzina dec</text:p>
          </table:table-cell>
          <table:table-cell office:value-type="string" calcext:value-type="string">
            <text:p>minuta dec</text:p>
          </table:table-cell>
          <table:table-cell office:value-type="string" calcext:value-type="string">
            <text:p>secunda dec</text:p>
          </table:table-cell>
        </table:table-row>
        <table:table-row table:style-name="ro1">
          <table:table-cell office:value-type="string" calcext:value-type="string">
            <text:p>A0100</text:p>
          </table:table-cell>
          <table:table-cell office:value-type="string" calcext:value-type="string">
            <text:p>A0010</text:p>
          </table:table-cell>
          <table:table-cell office:value-type="string" calcext:value-type="string">
            <text:p>D1010</text:p>
          </table:table-cell>
          <table:table-cell office:value-type="string" calcext:value-type="string">
            <text:p>C01101110</text:p>
          </table:table-cell>
          <table:table-cell table:formula="of:=LEFT([.D10]; 1)" office:value-type="string" office:string-value="C" calcext:value-type="string">
            <text:p>C</text:p>
          </table:table-cell>
          <table:table-cell table:formula="of:=COM.MICROSOFT.IFS([.E10]=[.$E$2]; 250; [.E10]=[.$E$4]; 500; [.E10]=[.$E$30]; 750)" office:value-type="float" office:value="500" calcext:value-type="float">
            <text:p>500</text:p>
          </table:table-cell>
          <table:table-cell table:formula="of:=RIGHT([.D10]; 8)" office:value-type="string" office:string-value="01101110" calcext:value-type="string">
            <text:p>01101110</text:p>
          </table:table-cell>
          <table:table-cell table:formula="of:=BIN2DEC([.G10])" office:value-type="float" office:value="110" calcext:value-type="float">
            <text:p>110</text:p>
          </table:table-cell>
          <table:table-cell table:formula="of:=SUM([.F10];[.H10])" office:value-type="float" office:value="610" calcext:value-type="float">
            <text:p>610</text:p>
          </table:table-cell>
          <table:table-cell table:style-name="ce2" table:formula="of:=ABS(([.I10]-[.K9])/[.K9])" office:value-type="percentage" office:value="0.0499139414802065" calcext:value-type="percentage">
            <text:p>4.99%</text:p>
          </table:table-cell>
          <table:table-cell table:formula="of:=IF([.J10]&gt;10%; [.K9]; [.I10])" office:value-type="float" office:value="610" calcext:value-type="float">
            <text:p>610.00</text:p>
          </table:table-cell>
          <table:table-cell table:style-name="ce2"/>
          <table:table-cell table:number-columns-repeated="3"/>
          <table:table-cell table:number-columns-repeated="2" office:value-type="string" calcext:value-type="string">
            <text:p>A0000</text:p>
          </table:table-cell>
          <table:table-cell office:value-type="string" calcext:value-type="string">
            <text:p>B1001</text:p>
          </table:table-cell>
          <table:table-cell table:formula="of:=BIN2DEC(RIGHT([.P10]; 4))" office:value-type="float" office:value="0" calcext:value-type="float">
            <text:p>0</text:p>
          </table:table-cell>
          <table:table-cell table:formula="of:=BIN2DEC(RIGHT([.Q10]; 4))" office:value-type="float" office:value="0" calcext:value-type="float">
            <text:p>0</text:p>
          </table:table-cell>
          <table:table-cell table:formula="of:=BIN2DEC(RIGHT([.R10]; 4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0100</text:p>
          </table:table-cell>
          <table:table-cell office:value-type="string" calcext:value-type="string">
            <text:p>C0011</text:p>
          </table:table-cell>
          <table:table-cell office:value-type="string" calcext:value-type="string">
            <text:p>B0010</text:p>
          </table:table-cell>
          <table:table-cell office:value-type="string" calcext:value-type="string">
            <text:p>C10110111</text:p>
          </table:table-cell>
          <table:table-cell table:formula="of:=LEFT([.D11]; 1)" office:value-type="string" office:string-value="C" calcext:value-type="string">
            <text:p>C</text:p>
          </table:table-cell>
          <table:table-cell table:formula="of:=COM.MICROSOFT.IFS([.E11]=[.$E$2]; 250; [.E11]=[.$E$4]; 500; [.E11]=[.$E$30]; 750)" office:value-type="float" office:value="500" calcext:value-type="float">
            <text:p>500</text:p>
          </table:table-cell>
          <table:table-cell table:formula="of:=RIGHT([.D11]; 8)" office:value-type="string" office:string-value="10110111" calcext:value-type="string">
            <text:p>10110111</text:p>
          </table:table-cell>
          <table:table-cell table:formula="of:=BIN2DEC([.G11])" office:value-type="float" office:value="183" calcext:value-type="float">
            <text:p>183</text:p>
          </table:table-cell>
          <table:table-cell table:formula="of:=SUM([.F11];[.H11])" office:value-type="float" office:value="683" calcext:value-type="float">
            <text:p>683</text:p>
          </table:table-cell>
          <table:table-cell table:style-name="ce2" table:formula="of:=ABS(([.I11]-[.K10])/[.K10])" office:value-type="percentage" office:value="0.119672131147541" calcext:value-type="percentage">
            <text:p>11.97%</text:p>
          </table:table-cell>
          <table:table-cell table:formula="of:=IF([.J11]&gt;10%; [.K10]; [.I11])" office:value-type="float" office:value="610" calcext:value-type="float">
            <text:p>610.00</text:p>
          </table:table-cell>
          <table:table-cell table:style-name="ce2"/>
          <table:table-cell table:number-columns-repeated="3"/>
          <table:table-cell office:value-type="string" calcext:value-type="string">
            <text:p>A0001</text:p>
          </table:table-cell>
          <table:table-cell office:value-type="string" calcext:value-type="string">
            <text:p>D1110</text:p>
          </table:table-cell>
          <table:table-cell office:value-type="string" calcext:value-type="string">
            <text:p>A0000</text:p>
          </table:table-cell>
          <table:table-cell table:formula="of:=BIN2DEC(RIGHT([.P11]; 4))" office:value-type="float" office:value="1" calcext:value-type="float">
            <text:p>1</text:p>
          </table:table-cell>
          <table:table-cell table:formula="of:=BIN2DEC(RIGHT([.Q11]; 4))" office:value-type="float" office:value="14" calcext:value-type="float">
            <text:p>14</text:p>
          </table:table-cell>
          <table:table-cell table:formula="of:=BIN2DEC(RIGHT([.R11]; 4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0101</text:p>
          </table:table-cell>
          <table:table-cell office:value-type="string" calcext:value-type="string">
            <text:p>A1011</text:p>
          </table:table-cell>
          <table:table-cell office:value-type="string" calcext:value-type="string">
            <text:p>D1011</text:p>
          </table:table-cell>
          <table:table-cell office:value-type="string" calcext:value-type="string">
            <text:p>C01011100</text:p>
          </table:table-cell>
          <table:table-cell table:formula="of:=LEFT([.D12]; 1)" office:value-type="string" office:string-value="C" calcext:value-type="string">
            <text:p>C</text:p>
          </table:table-cell>
          <table:table-cell table:formula="of:=COM.MICROSOFT.IFS([.E12]=[.$E$2]; 250; [.E12]=[.$E$4]; 500; [.E12]=[.$E$30]; 750)" office:value-type="float" office:value="500" calcext:value-type="float">
            <text:p>500</text:p>
          </table:table-cell>
          <table:table-cell table:formula="of:=RIGHT([.D12]; 8)" office:value-type="string" office:string-value="01011100" calcext:value-type="string">
            <text:p>01011100</text:p>
          </table:table-cell>
          <table:table-cell table:formula="of:=BIN2DEC([.G12])" office:value-type="float" office:value="92" calcext:value-type="float">
            <text:p>92</text:p>
          </table:table-cell>
          <table:table-cell table:formula="of:=SUM([.F12];[.H12])" office:value-type="float" office:value="592" calcext:value-type="float">
            <text:p>592</text:p>
          </table:table-cell>
          <table:table-cell table:style-name="ce2" table:formula="of:=ABS(([.I12]-[.K11])/[.K11])" office:value-type="percentage" office:value="0.0295081967213115" calcext:value-type="percentage">
            <text:p>2.95%</text:p>
          </table:table-cell>
          <table:table-cell table:formula="of:=IF([.J12]&gt;10%; [.K11]; [.I12])" office:value-type="float" office:value="592" calcext:value-type="float">
            <text:p>592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A0101</text:p>
          </table:table-cell>
          <table:table-cell office:value-type="string" calcext:value-type="string">
            <text:p>D1011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C01111010</text:p>
          </table:table-cell>
          <table:table-cell table:formula="of:=LEFT([.D13]; 1)" office:value-type="string" office:string-value="C" calcext:value-type="string">
            <text:p>C</text:p>
          </table:table-cell>
          <table:table-cell table:formula="of:=COM.MICROSOFT.IFS([.E13]=[.$E$2]; 250; [.E13]=[.$E$4]; 500; [.E13]=[.$E$30]; 750)" office:value-type="float" office:value="500" calcext:value-type="float">
            <text:p>500</text:p>
          </table:table-cell>
          <table:table-cell table:formula="of:=RIGHT([.D13]; 8)" office:value-type="string" office:string-value="01111010" calcext:value-type="string">
            <text:p>01111010</text:p>
          </table:table-cell>
          <table:table-cell table:formula="of:=BIN2DEC([.G13])" office:value-type="float" office:value="122" calcext:value-type="float">
            <text:p>122</text:p>
          </table:table-cell>
          <table:table-cell table:formula="of:=SUM([.F13];[.H13])" office:value-type="float" office:value="622" calcext:value-type="float">
            <text:p>622</text:p>
          </table:table-cell>
          <table:table-cell table:style-name="ce2" table:formula="of:=ABS(([.I13]-[.K12])/[.K12])" office:value-type="percentage" office:value="0.0506756756756757" calcext:value-type="percentage">
            <text:p>5.07%</text:p>
          </table:table-cell>
          <table:table-cell table:formula="of:=IF([.J13]&gt;10%; [.K12]; [.I13])" office:value-type="float" office:value="622" calcext:value-type="float">
            <text:p>622.00</text:p>
          </table:table-cell>
          <table:table-cell table:style-name="ce2"/>
          <table:table-cell table:number-columns-repeated="3"/>
          <table:table-cell office:value-type="string" calcext:value-type="string">
            <text:p>Czas + kwart</text:p>
          </table:table-cell>
          <table:table-cell table:style-name="ce3" table:formula="of:=TIME([.S10]; [.T10]; [.U10]+15)" office:value-type="time" office:time-value="PT00H00M24S" calcext:value-type="time">
            <text:p>00:00:24</text:p>
          </table:table-cell>
          <table:table-cell table:style-name="ce3" table:formula="of:=TIME([.S11]; [.T11]+45; [.U11])" office:value-type="time" office:time-value="PT01H59M00S" calcext:value-type="time">
            <text:p>01:5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0000</text:p>
          </table:table-cell>
          <table:table-cell office:value-type="string" calcext:value-type="string">
            <text:p>B0110</text:p>
          </table:table-cell>
          <table:table-cell office:value-type="string" calcext:value-type="string">
            <text:p>D0000</text:p>
          </table:table-cell>
          <table:table-cell office:value-type="string" calcext:value-type="string">
            <text:p>C10011001</text:p>
          </table:table-cell>
          <table:table-cell table:formula="of:=LEFT([.D14]; 1)" office:value-type="string" office:string-value="C" calcext:value-type="string">
            <text:p>C</text:p>
          </table:table-cell>
          <table:table-cell table:formula="of:=COM.MICROSOFT.IFS([.E14]=[.$E$2]; 250; [.E14]=[.$E$4]; 500; [.E14]=[.$E$30]; 750)" office:value-type="float" office:value="500" calcext:value-type="float">
            <text:p>500</text:p>
          </table:table-cell>
          <table:table-cell table:formula="of:=RIGHT([.D14]; 8)" office:value-type="string" office:string-value="10011001" calcext:value-type="string">
            <text:p>10011001</text:p>
          </table:table-cell>
          <table:table-cell table:formula="of:=BIN2DEC([.G14])" office:value-type="float" office:value="153" calcext:value-type="float">
            <text:p>153</text:p>
          </table:table-cell>
          <table:table-cell table:formula="of:=SUM([.F14];[.H14])" office:value-type="float" office:value="653" calcext:value-type="float">
            <text:p>653</text:p>
          </table:table-cell>
          <table:table-cell table:style-name="ce2" table:formula="of:=ABS(([.I14]-[.K13])/[.K13])" office:value-type="percentage" office:value="0.0498392282958199" calcext:value-type="percentage">
            <text:p>4.98%</text:p>
          </table:table-cell>
          <table:table-cell table:formula="of:=IF([.J14]&gt;10%; [.K13]; [.I14])" office:value-type="float" office:value="653" calcext:value-type="float">
            <text:p>653.00</text:p>
          </table:table-cell>
          <table:table-cell table:style-name="ce2"/>
          <table:table-cell table:number-columns-repeated="3"/>
          <table:table-cell office:value-type="string" calcext:value-type="string">
            <text:p>czas diff</text:p>
          </table:table-cell>
          <table:table-cell table:style-name="ce4" table:formula="of:=[.R13]-[.Q13]" office:value-type="time" office:time-value="PT01H58M36S" calcext:value-type="time">
            <text:p>01:58: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0000</text:p>
          </table:table-cell>
          <table:table-cell office:value-type="string" calcext:value-type="string">
            <text:p>D1110</text:p>
          </table:table-cell>
          <table:table-cell office:value-type="string" calcext:value-type="string">
            <text:p>A1011</text:p>
          </table:table-cell>
          <table:table-cell office:value-type="string" calcext:value-type="string">
            <text:p>C10000101</text:p>
          </table:table-cell>
          <table:table-cell table:formula="of:=LEFT([.D15]; 1)" office:value-type="string" office:string-value="C" calcext:value-type="string">
            <text:p>C</text:p>
          </table:table-cell>
          <table:table-cell table:formula="of:=COM.MICROSOFT.IFS([.E15]=[.$E$2]; 250; [.E15]=[.$E$4]; 500; [.E15]=[.$E$30]; 750)" office:value-type="float" office:value="500" calcext:value-type="float">
            <text:p>500</text:p>
          </table:table-cell>
          <table:table-cell table:formula="of:=RIGHT([.D15]; 8)" office:value-type="string" office:string-value="10000101" calcext:value-type="string">
            <text:p>10000101</text:p>
          </table:table-cell>
          <table:table-cell table:formula="of:=BIN2DEC([.G15])" office:value-type="float" office:value="133" calcext:value-type="float">
            <text:p>133</text:p>
          </table:table-cell>
          <table:table-cell table:formula="of:=SUM([.F15];[.H15])" office:value-type="float" office:value="633" calcext:value-type="float">
            <text:p>633</text:p>
          </table:table-cell>
          <table:table-cell table:style-name="ce2" table:formula="of:=ABS(([.I15]-[.K14])/[.K14])" office:value-type="percentage" office:value="0.0306278713629403" calcext:value-type="percentage">
            <text:p>3.06%</text:p>
          </table:table-cell>
          <table:table-cell table:formula="of:=IF([.J15]&gt;10%; [.K14]; [.I15])" office:value-type="float" office:value="633" calcext:value-type="float">
            <text:p>633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B0001</text:p>
          </table:table-cell>
          <table:table-cell office:value-type="string" calcext:value-type="string">
            <text:p>C1001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C01101100</text:p>
          </table:table-cell>
          <table:table-cell table:formula="of:=LEFT([.D16]; 1)" office:value-type="string" office:string-value="C" calcext:value-type="string">
            <text:p>C</text:p>
          </table:table-cell>
          <table:table-cell table:formula="of:=COM.MICROSOFT.IFS([.E16]=[.$E$2]; 250; [.E16]=[.$E$4]; 500; [.E16]=[.$E$30]; 750)" office:value-type="float" office:value="500" calcext:value-type="float">
            <text:p>500</text:p>
          </table:table-cell>
          <table:table-cell table:formula="of:=RIGHT([.D16]; 8)" office:value-type="string" office:string-value="01101100" calcext:value-type="string">
            <text:p>01101100</text:p>
          </table:table-cell>
          <table:table-cell table:formula="of:=BIN2DEC([.G16])" office:value-type="float" office:value="108" calcext:value-type="float">
            <text:p>108</text:p>
          </table:table-cell>
          <table:table-cell table:formula="of:=SUM([.F16];[.H16])" office:value-type="float" office:value="608" calcext:value-type="float">
            <text:p>608</text:p>
          </table:table-cell>
          <table:table-cell table:style-name="ce2" table:formula="of:=ABS(([.I16]-[.K15])/[.K15])" office:value-type="percentage" office:value="0.0394944707740916" calcext:value-type="percentage">
            <text:p>3.95%</text:p>
          </table:table-cell>
          <table:table-cell table:formula="of:=IF([.J16]&gt;10%; [.K15]; [.I16])" office:value-type="float" office:value="608" calcext:value-type="float">
            <text:p>608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B0010</text:p>
          </table:table-cell>
          <table:table-cell office:value-type="string" calcext:value-type="string">
            <text:p>A1001</text:p>
          </table:table-cell>
          <table:table-cell office:value-type="string" calcext:value-type="string">
            <text:p>D1011</text:p>
          </table:table-cell>
          <table:table-cell office:value-type="string" calcext:value-type="string">
            <text:p>C00111011</text:p>
          </table:table-cell>
          <table:table-cell table:formula="of:=LEFT([.D17]; 1)" office:value-type="string" office:string-value="C" calcext:value-type="string">
            <text:p>C</text:p>
          </table:table-cell>
          <table:table-cell table:formula="of:=COM.MICROSOFT.IFS([.E17]=[.$E$2]; 250; [.E17]=[.$E$4]; 500; [.E17]=[.$E$30]; 750)" office:value-type="float" office:value="500" calcext:value-type="float">
            <text:p>500</text:p>
          </table:table-cell>
          <table:table-cell table:formula="of:=RIGHT([.D17]; 8)" office:value-type="string" office:string-value="00111011" calcext:value-type="string">
            <text:p>00111011</text:p>
          </table:table-cell>
          <table:table-cell table:formula="of:=BIN2DEC([.G17])" office:value-type="float" office:value="59" calcext:value-type="float">
            <text:p>59</text:p>
          </table:table-cell>
          <table:table-cell table:formula="of:=SUM([.F17];[.H17])" office:value-type="float" office:value="559" calcext:value-type="float">
            <text:p>559</text:p>
          </table:table-cell>
          <table:table-cell table:style-name="ce2" table:formula="of:=ABS(([.I17]-[.K16])/[.K16])" office:value-type="percentage" office:value="0.0805921052631579" calcext:value-type="percentage">
            <text:p>8.06%</text:p>
          </table:table-cell>
          <table:table-cell table:formula="of:=IF([.J17]&gt;10%; [.K16]; [.I17])" office:value-type="float" office:value="559" calcext:value-type="float">
            <text:p>559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B0010</text:p>
          </table:table-cell>
          <table:table-cell office:value-type="string" calcext:value-type="string">
            <text:p>D0000</text:p>
          </table:table-cell>
          <table:table-cell office:value-type="string" calcext:value-type="string">
            <text:p>B0100</text:p>
          </table:table-cell>
          <table:table-cell office:value-type="string" calcext:value-type="string">
            <text:p>C01100010</text:p>
          </table:table-cell>
          <table:table-cell table:formula="of:=LEFT([.D18]; 1)" office:value-type="string" office:string-value="C" calcext:value-type="string">
            <text:p>C</text:p>
          </table:table-cell>
          <table:table-cell table:formula="of:=COM.MICROSOFT.IFS([.E18]=[.$E$2]; 250; [.E18]=[.$E$4]; 500; [.E18]=[.$E$30]; 750)" office:value-type="float" office:value="500" calcext:value-type="float">
            <text:p>500</text:p>
          </table:table-cell>
          <table:table-cell table:formula="of:=RIGHT([.D18]; 8)" office:value-type="string" office:string-value="01100010" calcext:value-type="string">
            <text:p>01100010</text:p>
          </table:table-cell>
          <table:table-cell table:formula="of:=BIN2DEC([.G18])" office:value-type="float" office:value="98" calcext:value-type="float">
            <text:p>98</text:p>
          </table:table-cell>
          <table:table-cell table:formula="of:=SUM([.F18];[.H18])" office:value-type="float" office:value="598" calcext:value-type="float">
            <text:p>598</text:p>
          </table:table-cell>
          <table:table-cell table:style-name="ce2" table:formula="of:=ABS(([.I18]-[.K17])/[.K17])" office:value-type="percentage" office:value="0.0697674418604651" calcext:value-type="percentage">
            <text:p>6.98%</text:p>
          </table:table-cell>
          <table:table-cell table:formula="of:=IF([.J18]&gt;10%; [.K17]; [.I18])" office:value-type="float" office:value="598" calcext:value-type="float">
            <text:p>598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B0011</text:p>
          </table:table-cell>
          <table:table-cell office:value-type="string" calcext:value-type="string">
            <text:p>B0100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C01110100</text:p>
          </table:table-cell>
          <table:table-cell table:formula="of:=LEFT([.D19]; 1)" office:value-type="string" office:string-value="C" calcext:value-type="string">
            <text:p>C</text:p>
          </table:table-cell>
          <table:table-cell table:formula="of:=COM.MICROSOFT.IFS([.E19]=[.$E$2]; 250; [.E19]=[.$E$4]; 500; [.E19]=[.$E$30]; 750)" office:value-type="float" office:value="500" calcext:value-type="float">
            <text:p>500</text:p>
          </table:table-cell>
          <table:table-cell table:formula="of:=RIGHT([.D19]; 8)" office:value-type="string" office:string-value="01110100" calcext:value-type="string">
            <text:p>01110100</text:p>
          </table:table-cell>
          <table:table-cell table:formula="of:=BIN2DEC([.G19])" office:value-type="float" office:value="116" calcext:value-type="float">
            <text:p>116</text:p>
          </table:table-cell>
          <table:table-cell table:formula="of:=SUM([.F19];[.H19])" office:value-type="float" office:value="616" calcext:value-type="float">
            <text:p>616</text:p>
          </table:table-cell>
          <table:table-cell table:style-name="ce2" table:formula="of:=ABS(([.I19]-[.K18])/[.K18])" office:value-type="percentage" office:value="0.0301003344481605" calcext:value-type="percentage">
            <text:p>3.01%</text:p>
          </table:table-cell>
          <table:table-cell table:formula="of:=IF([.J19]&gt;10%; [.K18]; [.I19])" office:value-type="float" office:value="616" calcext:value-type="float">
            <text:p>616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B0011</text:p>
          </table:table-cell>
          <table:table-cell office:value-type="string" calcext:value-type="string">
            <text:p>D1011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C01101000</text:p>
          </table:table-cell>
          <table:table-cell table:formula="of:=LEFT([.D20]; 1)" office:value-type="string" office:string-value="C" calcext:value-type="string">
            <text:p>C</text:p>
          </table:table-cell>
          <table:table-cell table:formula="of:=COM.MICROSOFT.IFS([.E20]=[.$E$2]; 250; [.E20]=[.$E$4]; 500; [.E20]=[.$E$30]; 750)" office:value-type="float" office:value="500" calcext:value-type="float">
            <text:p>500</text:p>
          </table:table-cell>
          <table:table-cell table:formula="of:=RIGHT([.D20]; 8)" office:value-type="string" office:string-value="01101000" calcext:value-type="string">
            <text:p>01101000</text:p>
          </table:table-cell>
          <table:table-cell table:formula="of:=BIN2DEC([.G20])" office:value-type="float" office:value="104" calcext:value-type="float">
            <text:p>104</text:p>
          </table:table-cell>
          <table:table-cell table:formula="of:=SUM([.F20];[.H20])" office:value-type="float" office:value="604" calcext:value-type="float">
            <text:p>604</text:p>
          </table:table-cell>
          <table:table-cell table:style-name="ce2" table:formula="of:=ABS(([.I20]-[.K19])/[.K19])" office:value-type="percentage" office:value="0.0194805194805195" calcext:value-type="percentage">
            <text:p>1.95%</text:p>
          </table:table-cell>
          <table:table-cell table:formula="of:=IF([.J20]&gt;10%; [.K19]; [.I20])" office:value-type="float" office:value="604" calcext:value-type="float">
            <text:p>604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B0100</text:p>
          </table:table-cell>
          <table:table-cell office:value-type="string" calcext:value-type="string">
            <text:p>B1101</text:p>
          </table:table-cell>
          <table:table-cell office:value-type="string" calcext:value-type="string">
            <text:p>D0001</text:p>
          </table:table-cell>
          <table:table-cell office:value-type="string" calcext:value-type="string">
            <text:p>C10000000</text:p>
          </table:table-cell>
          <table:table-cell table:formula="of:=LEFT([.D21]; 1)" office:value-type="string" office:string-value="C" calcext:value-type="string">
            <text:p>C</text:p>
          </table:table-cell>
          <table:table-cell table:formula="of:=COM.MICROSOFT.IFS([.E21]=[.$E$2]; 250; [.E21]=[.$E$4]; 500; [.E21]=[.$E$30]; 750)" office:value-type="float" office:value="500" calcext:value-type="float">
            <text:p>500</text:p>
          </table:table-cell>
          <table:table-cell table:formula="of:=RIGHT([.D21]; 8)" office:value-type="string" office:string-value="10000000" calcext:value-type="string">
            <text:p>10000000</text:p>
          </table:table-cell>
          <table:table-cell table:formula="of:=BIN2DEC([.G21])" office:value-type="float" office:value="128" calcext:value-type="float">
            <text:p>128</text:p>
          </table:table-cell>
          <table:table-cell table:formula="of:=SUM([.F21];[.H21])" office:value-type="float" office:value="628" calcext:value-type="float">
            <text:p>628</text:p>
          </table:table-cell>
          <table:table-cell table:style-name="ce2" table:formula="of:=ABS(([.I21]-[.K20])/[.K20])" office:value-type="percentage" office:value="0.0397350993377483" calcext:value-type="percentage">
            <text:p>3.97%</text:p>
          </table:table-cell>
          <table:table-cell table:formula="of:=IF([.J21]&gt;10%; [.K20]; [.I21])" office:value-type="float" office:value="628" calcext:value-type="float">
            <text:p>628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B0101</text:p>
          </table:table-cell>
          <table:table-cell office:value-type="string" calcext:value-type="string">
            <text:p>C0110</text:p>
          </table:table-cell>
          <table:table-cell office:value-type="string" calcext:value-type="string">
            <text:p>A1100</text:p>
          </table:table-cell>
          <table:table-cell office:value-type="string" calcext:value-type="string">
            <text:p>C10001101</text:p>
          </table:table-cell>
          <table:table-cell table:formula="of:=LEFT([.D22]; 1)" office:value-type="string" office:string-value="C" calcext:value-type="string">
            <text:p>C</text:p>
          </table:table-cell>
          <table:table-cell table:formula="of:=COM.MICROSOFT.IFS([.E22]=[.$E$2]; 250; [.E22]=[.$E$4]; 500; [.E22]=[.$E$30]; 750)" office:value-type="float" office:value="500" calcext:value-type="float">
            <text:p>500</text:p>
          </table:table-cell>
          <table:table-cell table:formula="of:=RIGHT([.D22]; 8)" office:value-type="string" office:string-value="10001101" calcext:value-type="string">
            <text:p>10001101</text:p>
          </table:table-cell>
          <table:table-cell table:formula="of:=BIN2DEC([.G22])" office:value-type="float" office:value="141" calcext:value-type="float">
            <text:p>141</text:p>
          </table:table-cell>
          <table:table-cell table:formula="of:=SUM([.F22];[.H22])" office:value-type="float" office:value="641" calcext:value-type="float">
            <text:p>641</text:p>
          </table:table-cell>
          <table:table-cell table:style-name="ce2" table:formula="of:=ABS(([.I22]-[.K21])/[.K21])" office:value-type="percentage" office:value="0.0207006369426752" calcext:value-type="percentage">
            <text:p>2.07%</text:p>
          </table:table-cell>
          <table:table-cell table:formula="of:=IF([.J22]&gt;10%; [.K21]; [.I22])" office:value-type="float" office:value="641" calcext:value-type="float">
            <text:p>641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C0000</text:p>
          </table:table-cell>
          <table:table-cell office:value-type="string" calcext:value-type="string">
            <text:p>A1011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C10100111</text:p>
          </table:table-cell>
          <table:table-cell table:formula="of:=LEFT([.D23]; 1)" office:value-type="string" office:string-value="C" calcext:value-type="string">
            <text:p>C</text:p>
          </table:table-cell>
          <table:table-cell table:formula="of:=COM.MICROSOFT.IFS([.E23]=[.$E$2]; 250; [.E23]=[.$E$4]; 500; [.E23]=[.$E$30]; 750)" office:value-type="float" office:value="500" calcext:value-type="float">
            <text:p>500</text:p>
          </table:table-cell>
          <table:table-cell table:formula="of:=RIGHT([.D23]; 8)" office:value-type="string" office:string-value="10100111" calcext:value-type="string">
            <text:p>10100111</text:p>
          </table:table-cell>
          <table:table-cell table:formula="of:=BIN2DEC([.G23])" office:value-type="float" office:value="167" calcext:value-type="float">
            <text:p>167</text:p>
          </table:table-cell>
          <table:table-cell table:formula="of:=SUM([.F23];[.H23])" office:value-type="float" office:value="667" calcext:value-type="float">
            <text:p>667</text:p>
          </table:table-cell>
          <table:table-cell table:style-name="ce2" table:formula="of:=ABS(([.I23]-[.K22])/[.K22])" office:value-type="percentage" office:value="0.0405616224648986" calcext:value-type="percentage">
            <text:p>4.06%</text:p>
          </table:table-cell>
          <table:table-cell table:formula="of:=IF([.J23]&gt;10%; [.K22]; [.I23])" office:value-type="float" office:value="667" calcext:value-type="float">
            <text:p>667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C0000</text:p>
          </table:table-cell>
          <table:table-cell office:value-type="string" calcext:value-type="string">
            <text:p>D0100</text:p>
          </table:table-cell>
          <table:table-cell office:value-type="string" calcext:value-type="string">
            <text:p>D0010</text:p>
          </table:table-cell>
          <table:table-cell office:value-type="string" calcext:value-type="string">
            <text:p>C10010011</text:p>
          </table:table-cell>
          <table:table-cell table:formula="of:=LEFT([.D24]; 1)" office:value-type="string" office:string-value="C" calcext:value-type="string">
            <text:p>C</text:p>
          </table:table-cell>
          <table:table-cell table:formula="of:=COM.MICROSOFT.IFS([.E24]=[.$E$2]; 250; [.E24]=[.$E$4]; 500; [.E24]=[.$E$30]; 750)" office:value-type="float" office:value="500" calcext:value-type="float">
            <text:p>500</text:p>
          </table:table-cell>
          <table:table-cell table:formula="of:=RIGHT([.D24]; 8)" office:value-type="string" office:string-value="10010011" calcext:value-type="string">
            <text:p>10010011</text:p>
          </table:table-cell>
          <table:table-cell table:formula="of:=BIN2DEC([.G24])" office:value-type="float" office:value="147" calcext:value-type="float">
            <text:p>147</text:p>
          </table:table-cell>
          <table:table-cell table:formula="of:=SUM([.F24];[.H24])" office:value-type="float" office:value="647" calcext:value-type="float">
            <text:p>647</text:p>
          </table:table-cell>
          <table:table-cell table:style-name="ce2" table:formula="of:=ABS(([.I24]-[.K23])/[.K23])" office:value-type="percentage" office:value="0.0299850074962519" calcext:value-type="percentage">
            <text:p>3.00%</text:p>
          </table:table-cell>
          <table:table-cell table:formula="of:=IF([.J24]&gt;10%; [.K23]; [.I24])" office:value-type="float" office:value="647" calcext:value-type="float">
            <text:p>647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C0001</text:p>
          </table:table-cell>
          <table:table-cell office:value-type="string" calcext:value-type="string">
            <text:p>B0100</text:p>
          </table:table-cell>
          <table:table-cell office:value-type="string" calcext:value-type="string">
            <text:p>B1011</text:p>
          </table:table-cell>
          <table:table-cell office:value-type="string" calcext:value-type="string">
            <text:p>C10100000</text:p>
          </table:table-cell>
          <table:table-cell table:formula="of:=LEFT([.D25]; 1)" office:value-type="string" office:string-value="C" calcext:value-type="string">
            <text:p>C</text:p>
          </table:table-cell>
          <table:table-cell table:formula="of:=COM.MICROSOFT.IFS([.E25]=[.$E$2]; 250; [.E25]=[.$E$4]; 500; [.E25]=[.$E$30]; 750)" office:value-type="float" office:value="500" calcext:value-type="float">
            <text:p>500</text:p>
          </table:table-cell>
          <table:table-cell table:formula="of:=RIGHT([.D25]; 8)" office:value-type="string" office:string-value="10100000" calcext:value-type="string">
            <text:p>10100000</text:p>
          </table:table-cell>
          <table:table-cell table:formula="of:=BIN2DEC([.G25])" office:value-type="float" office:value="160" calcext:value-type="float">
            <text:p>160</text:p>
          </table:table-cell>
          <table:table-cell table:formula="of:=SUM([.F25];[.H25])" office:value-type="float" office:value="660" calcext:value-type="float">
            <text:p>660</text:p>
          </table:table-cell>
          <table:table-cell table:style-name="ce2" table:formula="of:=ABS(([.I25]-[.K24])/[.K24])" office:value-type="percentage" office:value="0.0200927357032458" calcext:value-type="percentage">
            <text:p>2.01%</text:p>
          </table:table-cell>
          <table:table-cell table:formula="of:=IF([.J25]&gt;10%; [.K24]; [.I25])" office:value-type="float" office:value="660" calcext:value-type="float">
            <text:p>660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C0010</text:p>
          </table:table-cell>
          <table:table-cell office:value-type="string" calcext:value-type="string">
            <text:p>A0100</text:p>
          </table:table-cell>
          <table:table-cell office:value-type="string" calcext:value-type="string">
            <text:p>B1011</text:p>
          </table:table-cell>
          <table:table-cell office:value-type="string" calcext:value-type="string">
            <text:p>C10101101</text:p>
          </table:table-cell>
          <table:table-cell table:formula="of:=LEFT([.D26]; 1)" office:value-type="string" office:string-value="C" calcext:value-type="string">
            <text:p>C</text:p>
          </table:table-cell>
          <table:table-cell table:formula="of:=COM.MICROSOFT.IFS([.E26]=[.$E$2]; 250; [.E26]=[.$E$4]; 500; [.E26]=[.$E$30]; 750)" office:value-type="float" office:value="500" calcext:value-type="float">
            <text:p>500</text:p>
          </table:table-cell>
          <table:table-cell table:formula="of:=RIGHT([.D26]; 8)" office:value-type="string" office:string-value="10101101" calcext:value-type="string">
            <text:p>10101101</text:p>
          </table:table-cell>
          <table:table-cell table:formula="of:=BIN2DEC([.G26])" office:value-type="float" office:value="173" calcext:value-type="float">
            <text:p>173</text:p>
          </table:table-cell>
          <table:table-cell table:formula="of:=SUM([.F26];[.H26])" office:value-type="float" office:value="673" calcext:value-type="float">
            <text:p>673</text:p>
          </table:table-cell>
          <table:table-cell table:style-name="ce2" table:formula="of:=ABS(([.I26]-[.K25])/[.K25])" office:value-type="percentage" office:value="0.0196969696969697" calcext:value-type="percentage">
            <text:p>1.97%</text:p>
          </table:table-cell>
          <table:table-cell table:formula="of:=IF([.J26]&gt;10%; [.K25]; [.I26])" office:value-type="float" office:value="673" calcext:value-type="float">
            <text:p>673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C0010</text:p>
          </table:table-cell>
          <table:table-cell office:value-type="string" calcext:value-type="string">
            <text:p>C0111</text:p>
          </table:table-cell>
          <table:table-cell office:value-type="string" calcext:value-type="string">
            <text:p>D1010</text:p>
          </table:table-cell>
          <table:table-cell office:value-type="string" calcext:value-type="string">
            <text:p>C11110111</text:p>
          </table:table-cell>
          <table:table-cell table:formula="of:=LEFT([.D27]; 1)" office:value-type="string" office:string-value="C" calcext:value-type="string">
            <text:p>C</text:p>
          </table:table-cell>
          <table:table-cell table:formula="of:=COM.MICROSOFT.IFS([.E27]=[.$E$2]; 250; [.E27]=[.$E$4]; 500; [.E27]=[.$E$30]; 750)" office:value-type="float" office:value="500" calcext:value-type="float">
            <text:p>500</text:p>
          </table:table-cell>
          <table:table-cell table:formula="of:=RIGHT([.D27]; 8)" office:value-type="string" office:string-value="11110111" calcext:value-type="string">
            <text:p>11110111</text:p>
          </table:table-cell>
          <table:table-cell table:formula="of:=BIN2DEC([.G27])" office:value-type="float" office:value="247" calcext:value-type="float">
            <text:p>247</text:p>
          </table:table-cell>
          <table:table-cell table:formula="of:=SUM([.F27];[.H27])" office:value-type="float" office:value="747" calcext:value-type="float">
            <text:p>747</text:p>
          </table:table-cell>
          <table:table-cell table:style-name="ce2" table:formula="of:=ABS(([.I27]-[.K26])/[.K26])" office:value-type="percentage" office:value="0.109955423476969" calcext:value-type="percentage">
            <text:p>11.00%</text:p>
          </table:table-cell>
          <table:table-cell table:formula="of:=IF([.J27]&gt;10%; [.K26]; [.I27])" office:value-type="float" office:value="673" calcext:value-type="float">
            <text:p>673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C0011</text:p>
          </table:table-cell>
          <table:table-cell office:value-type="string" calcext:value-type="string">
            <text:p>A0011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C10011001</text:p>
          </table:table-cell>
          <table:table-cell table:formula="of:=LEFT([.D28]; 1)" office:value-type="string" office:string-value="C" calcext:value-type="string">
            <text:p>C</text:p>
          </table:table-cell>
          <table:table-cell table:formula="of:=COM.MICROSOFT.IFS([.E28]=[.$E$2]; 250; [.E28]=[.$E$4]; 500; [.E28]=[.$E$30]; 750)" office:value-type="float" office:value="500" calcext:value-type="float">
            <text:p>500</text:p>
          </table:table-cell>
          <table:table-cell table:formula="of:=RIGHT([.D28]; 8)" office:value-type="string" office:string-value="10011001" calcext:value-type="string">
            <text:p>10011001</text:p>
          </table:table-cell>
          <table:table-cell table:formula="of:=BIN2DEC([.G28])" office:value-type="float" office:value="153" calcext:value-type="float">
            <text:p>153</text:p>
          </table:table-cell>
          <table:table-cell table:formula="of:=SUM([.F28];[.H28])" office:value-type="float" office:value="653" calcext:value-type="float">
            <text:p>653</text:p>
          </table:table-cell>
          <table:table-cell table:style-name="ce2" table:formula="of:=ABS(([.I28]-[.K27])/[.K27])" office:value-type="percentage" office:value="0.0297176820208024" calcext:value-type="percentage">
            <text:p>2.97%</text:p>
          </table:table-cell>
          <table:table-cell table:formula="of:=IF([.J28]&gt;10%; [.K27]; [.I28])" office:value-type="float" office:value="653" calcext:value-type="float">
            <text:p>653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C0011</text:p>
          </table:table-cell>
          <table:table-cell office:value-type="string" calcext:value-type="string">
            <text:p>C1001</text:p>
          </table:table-cell>
          <table:table-cell office:value-type="string" calcext:value-type="string">
            <text:p>B0110</text:p>
          </table:table-cell>
          <table:table-cell office:value-type="string" calcext:value-type="string">
            <text:p>C10110011</text:p>
          </table:table-cell>
          <table:table-cell table:formula="of:=LEFT([.D29]; 1)" office:value-type="string" office:string-value="C" calcext:value-type="string">
            <text:p>C</text:p>
          </table:table-cell>
          <table:table-cell table:formula="of:=COM.MICROSOFT.IFS([.E29]=[.$E$2]; 250; [.E29]=[.$E$4]; 500; [.E29]=[.$E$30]; 750)" office:value-type="float" office:value="500" calcext:value-type="float">
            <text:p>500</text:p>
          </table:table-cell>
          <table:table-cell table:formula="of:=RIGHT([.D29]; 8)" office:value-type="string" office:string-value="10110011" calcext:value-type="string">
            <text:p>10110011</text:p>
          </table:table-cell>
          <table:table-cell table:formula="of:=BIN2DEC([.G29])" office:value-type="float" office:value="179" calcext:value-type="float">
            <text:p>179</text:p>
          </table:table-cell>
          <table:table-cell table:formula="of:=SUM([.F29];[.H29])" office:value-type="float" office:value="679" calcext:value-type="float">
            <text:p>679</text:p>
          </table:table-cell>
          <table:table-cell table:style-name="ce2" table:formula="of:=ABS(([.I29]-[.K28])/[.K28])" office:value-type="percentage" office:value="0.0398162327718224" calcext:value-type="percentage">
            <text:p>3.98%</text:p>
          </table:table-cell>
          <table:table-cell table:formula="of:=IF([.J29]&gt;10%; [.K28]; [.I29])" office:value-type="float" office:value="679" calcext:value-type="float">
            <text:p>679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C0100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C0001</text:p>
          </table:table-cell>
          <table:table-cell office:value-type="string" calcext:value-type="string">
            <text:p>D00010001</text:p>
          </table:table-cell>
          <table:table-cell table:formula="of:=LEFT([.D30]; 1)" office:value-type="string" office:string-value="D" calcext:value-type="string">
            <text:p>D</text:p>
          </table:table-cell>
          <table:table-cell table:formula="of:=COM.MICROSOFT.IFS([.E30]=[.$E$2]; 250; [.E30]=[.$E$4]; 500; [.E30]=[.$E$30]; 750)" office:value-type="float" office:value="750" calcext:value-type="float">
            <text:p>750</text:p>
          </table:table-cell>
          <table:table-cell table:formula="of:=RIGHT([.D30]; 8)" office:value-type="string" office:string-value="00010001" calcext:value-type="string">
            <text:p>00010001</text:p>
          </table:table-cell>
          <table:table-cell table:formula="of:=BIN2DEC([.G30])" office:value-type="float" office:value="17" calcext:value-type="float">
            <text:p>17</text:p>
          </table:table-cell>
          <table:table-cell table:formula="of:=SUM([.F30];[.H30])" office:value-type="float" office:value="767" calcext:value-type="float">
            <text:p>767</text:p>
          </table:table-cell>
          <table:table-cell table:style-name="ce2" table:formula="of:=ABS(([.I30]-[.K29])/[.K29])" office:value-type="percentage" office:value="0.12960235640648" calcext:value-type="percentage">
            <text:p>12.96%</text:p>
          </table:table-cell>
          <table:table-cell table:formula="of:=IF([.J30]&gt;10%; [.K29]; [.I30])" office:value-type="float" office:value="679" calcext:value-type="float">
            <text:p>679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C0101</text:p>
          </table:table-cell>
          <table:table-cell office:value-type="string" calcext:value-type="string">
            <text:p>A0011</text:p>
          </table:table-cell>
          <table:table-cell office:value-type="string" calcext:value-type="string">
            <text:p>A1000</text:p>
          </table:table-cell>
          <table:table-cell office:value-type="string" calcext:value-type="string">
            <text:p>D00101100</text:p>
          </table:table-cell>
          <table:table-cell table:formula="of:=LEFT([.D31]; 1)" office:value-type="string" office:string-value="D" calcext:value-type="string">
            <text:p>D</text:p>
          </table:table-cell>
          <table:table-cell table:formula="of:=COM.MICROSOFT.IFS([.E31]=[.$E$2]; 250; [.E31]=[.$E$4]; 500; [.E31]=[.$E$30]; 750)" office:value-type="float" office:value="750" calcext:value-type="float">
            <text:p>750</text:p>
          </table:table-cell>
          <table:table-cell table:formula="of:=RIGHT([.D31]; 8)" office:value-type="string" office:string-value="00101100" calcext:value-type="string">
            <text:p>00101100</text:p>
          </table:table-cell>
          <table:table-cell table:formula="of:=BIN2DEC([.G31])" office:value-type="float" office:value="44" calcext:value-type="float">
            <text:p>44</text:p>
          </table:table-cell>
          <table:table-cell table:formula="of:=SUM([.F31];[.H31])" office:value-type="float" office:value="794" calcext:value-type="float">
            <text:p>794</text:p>
          </table:table-cell>
          <table:table-cell table:style-name="ce2" table:formula="of:=ABS(([.I31]-[.K30])/[.K30])" office:value-type="percentage" office:value="0.169366715758468" calcext:value-type="percentage">
            <text:p>16.94%</text:p>
          </table:table-cell>
          <table:table-cell table:formula="of:=IF([.J31]&gt;10%; [.K30]; [.I31])" office:value-type="float" office:value="679" calcext:value-type="float">
            <text:p>679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C0101</text:p>
          </table:table-cell>
          <table:table-cell office:value-type="string" calcext:value-type="string">
            <text:p>C0010</text:p>
          </table:table-cell>
          <table:table-cell office:value-type="string" calcext:value-type="string">
            <text:p>C1110</text:p>
          </table:table-cell>
          <table:table-cell office:value-type="string" calcext:value-type="string">
            <text:p>C11010101</text:p>
          </table:table-cell>
          <table:table-cell table:formula="of:=LEFT([.D32]; 1)" office:value-type="string" office:string-value="C" calcext:value-type="string">
            <text:p>C</text:p>
          </table:table-cell>
          <table:table-cell table:formula="of:=COM.MICROSOFT.IFS([.E32]=[.$E$2]; 250; [.E32]=[.$E$4]; 500; [.E32]=[.$E$30]; 750)" office:value-type="float" office:value="500" calcext:value-type="float">
            <text:p>500</text:p>
          </table:table-cell>
          <table:table-cell table:formula="of:=RIGHT([.D32]; 8)" office:value-type="string" office:string-value="11010101" calcext:value-type="string">
            <text:p>11010101</text:p>
          </table:table-cell>
          <table:table-cell table:formula="of:=BIN2DEC([.G32])" office:value-type="float" office:value="213" calcext:value-type="float">
            <text:p>213</text:p>
          </table:table-cell>
          <table:table-cell table:formula="of:=SUM([.F32];[.H32])" office:value-type="float" office:value="713" calcext:value-type="float">
            <text:p>713</text:p>
          </table:table-cell>
          <table:table-cell table:style-name="ce2" table:formula="of:=ABS(([.I32]-[.K31])/[.K31])" office:value-type="percentage" office:value="0.0500736377025037" calcext:value-type="percentage">
            <text:p>5.01%</text:p>
          </table:table-cell>
          <table:table-cell table:formula="of:=IF([.J32]&gt;10%; [.K31]; [.I32])" office:value-type="float" office:value="713" calcext:value-type="float">
            <text:p>713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D0000</text:p>
          </table:table-cell>
          <table:table-cell office:value-type="string" calcext:value-type="string">
            <text:p>A0100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C11000000</text:p>
          </table:table-cell>
          <table:table-cell table:formula="of:=LEFT([.D33]; 1)" office:value-type="string" office:string-value="C" calcext:value-type="string">
            <text:p>C</text:p>
          </table:table-cell>
          <table:table-cell table:formula="of:=COM.MICROSOFT.IFS([.E33]=[.$E$2]; 250; [.E33]=[.$E$4]; 500; [.E33]=[.$E$30]; 750)" office:value-type="float" office:value="500" calcext:value-type="float">
            <text:p>500</text:p>
          </table:table-cell>
          <table:table-cell table:formula="of:=RIGHT([.D33]; 8)" office:value-type="string" office:string-value="11000000" calcext:value-type="string">
            <text:p>11000000</text:p>
          </table:table-cell>
          <table:table-cell table:formula="of:=BIN2DEC([.G33])" office:value-type="float" office:value="192" calcext:value-type="float">
            <text:p>192</text:p>
          </table:table-cell>
          <table:table-cell table:formula="of:=SUM([.F33];[.H33])" office:value-type="float" office:value="692" calcext:value-type="float">
            <text:p>692</text:p>
          </table:table-cell>
          <table:table-cell table:style-name="ce2" table:formula="of:=ABS(([.I33]-[.K32])/[.K32])" office:value-type="percentage" office:value="0.02945301542777" calcext:value-type="percentage">
            <text:p>2.95%</text:p>
          </table:table-cell>
          <table:table-cell table:formula="of:=IF([.J33]&gt;10%; [.K32]; [.I33])" office:value-type="float" office:value="692" calcext:value-type="float">
            <text:p>692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D0000</text:p>
          </table:table-cell>
          <table:table-cell office:value-type="string" calcext:value-type="string">
            <text:p>D0100</text:p>
          </table:table-cell>
          <table:table-cell office:value-type="string" calcext:value-type="string">
            <text:p>A1011</text:p>
          </table:table-cell>
          <table:table-cell office:value-type="string" calcext:value-type="string">
            <text:p>C10101011</text:p>
          </table:table-cell>
          <table:table-cell table:formula="of:=LEFT([.D34]; 1)" office:value-type="string" office:string-value="C" calcext:value-type="string">
            <text:p>C</text:p>
          </table:table-cell>
          <table:table-cell table:formula="of:=COM.MICROSOFT.IFS([.E34]=[.$E$2]; 250; [.E34]=[.$E$4]; 500; [.E34]=[.$E$30]; 750)" office:value-type="float" office:value="500" calcext:value-type="float">
            <text:p>500</text:p>
          </table:table-cell>
          <table:table-cell table:formula="of:=RIGHT([.D34]; 8)" office:value-type="string" office:string-value="10101011" calcext:value-type="string">
            <text:p>10101011</text:p>
          </table:table-cell>
          <table:table-cell table:formula="of:=BIN2DEC([.G34])" office:value-type="float" office:value="171" calcext:value-type="float">
            <text:p>171</text:p>
          </table:table-cell>
          <table:table-cell table:formula="of:=SUM([.F34];[.H34])" office:value-type="float" office:value="671" calcext:value-type="float">
            <text:p>671</text:p>
          </table:table-cell>
          <table:table-cell table:style-name="ce2" table:formula="of:=ABS(([.I34]-[.K33])/[.K33])" office:value-type="percentage" office:value="0.0303468208092486" calcext:value-type="percentage">
            <text:p>3.03%</text:p>
          </table:table-cell>
          <table:table-cell table:formula="of:=IF([.J34]&gt;10%; [.K33]; [.I34])" office:value-type="float" office:value="671" calcext:value-type="float">
            <text:p>671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D0001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A0100</text:p>
          </table:table-cell>
          <table:table-cell office:value-type="string" calcext:value-type="string">
            <text:p>C10010000</text:p>
          </table:table-cell>
          <table:table-cell table:formula="of:=LEFT([.D35]; 1)" office:value-type="string" office:string-value="C" calcext:value-type="string">
            <text:p>C</text:p>
          </table:table-cell>
          <table:table-cell table:formula="of:=COM.MICROSOFT.IFS([.E35]=[.$E$2]; 250; [.E35]=[.$E$4]; 500; [.E35]=[.$E$30]; 750)" office:value-type="float" office:value="500" calcext:value-type="float">
            <text:p>500</text:p>
          </table:table-cell>
          <table:table-cell table:formula="of:=RIGHT([.D35]; 8)" office:value-type="string" office:string-value="10010000" calcext:value-type="string">
            <text:p>10010000</text:p>
          </table:table-cell>
          <table:table-cell table:formula="of:=BIN2DEC([.G35])" office:value-type="float" office:value="144" calcext:value-type="float">
            <text:p>144</text:p>
          </table:table-cell>
          <table:table-cell table:formula="of:=SUM([.F35];[.H35])" office:value-type="float" office:value="644" calcext:value-type="float">
            <text:p>644</text:p>
          </table:table-cell>
          <table:table-cell table:style-name="ce2" table:formula="of:=ABS(([.I35]-[.K34])/[.K34])" office:value-type="percentage" office:value="0.0402384500745156" calcext:value-type="percentage">
            <text:p>4.02%</text:p>
          </table:table-cell>
          <table:table-cell table:formula="of:=IF([.J35]&gt;10%; [.K34]; [.I35])" office:value-type="float" office:value="644" calcext:value-type="float">
            <text:p>644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D0001</text:p>
          </table:table-cell>
          <table:table-cell office:value-type="string" calcext:value-type="string">
            <text:p>D0100</text:p>
          </table:table-cell>
          <table:table-cell office:value-type="string" calcext:value-type="string">
            <text:p>B1100</text:p>
          </table:table-cell>
          <table:table-cell office:value-type="string" calcext:value-type="string">
            <text:p>C10110000</text:p>
          </table:table-cell>
          <table:table-cell table:formula="of:=LEFT([.D36]; 1)" office:value-type="string" office:string-value="C" calcext:value-type="string">
            <text:p>C</text:p>
          </table:table-cell>
          <table:table-cell table:formula="of:=COM.MICROSOFT.IFS([.E36]=[.$E$2]; 250; [.E36]=[.$E$4]; 500; [.E36]=[.$E$30]; 750)" office:value-type="float" office:value="500" calcext:value-type="float">
            <text:p>500</text:p>
          </table:table-cell>
          <table:table-cell table:formula="of:=RIGHT([.D36]; 8)" office:value-type="string" office:string-value="10110000" calcext:value-type="string">
            <text:p>10110000</text:p>
          </table:table-cell>
          <table:table-cell table:formula="of:=BIN2DEC([.G36])" office:value-type="float" office:value="176" calcext:value-type="float">
            <text:p>176</text:p>
          </table:table-cell>
          <table:table-cell table:formula="of:=SUM([.F36];[.H36])" office:value-type="float" office:value="676" calcext:value-type="float">
            <text:p>676</text:p>
          </table:table-cell>
          <table:table-cell table:style-name="ce2" table:formula="of:=ABS(([.I36]-[.K35])/[.K35])" office:value-type="percentage" office:value="0.0496894409937888" calcext:value-type="percentage">
            <text:p>4.97%</text:p>
          </table:table-cell>
          <table:table-cell table:formula="of:=IF([.J36]&gt;10%; [.K35]; [.I36])" office:value-type="float" office:value="676" calcext:value-type="float">
            <text:p>676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D0010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B0100</text:p>
          </table:table-cell>
          <table:table-cell office:value-type="string" calcext:value-type="string">
            <text:p>C10011100</text:p>
          </table:table-cell>
          <table:table-cell table:formula="of:=LEFT([.D37]; 1)" office:value-type="string" office:string-value="C" calcext:value-type="string">
            <text:p>C</text:p>
          </table:table-cell>
          <table:table-cell table:formula="of:=COM.MICROSOFT.IFS([.E37]=[.$E$2]; 250; [.E37]=[.$E$4]; 500; [.E37]=[.$E$30]; 750)" office:value-type="float" office:value="500" calcext:value-type="float">
            <text:p>500</text:p>
          </table:table-cell>
          <table:table-cell table:formula="of:=RIGHT([.D37]; 8)" office:value-type="string" office:string-value="10011100" calcext:value-type="string">
            <text:p>10011100</text:p>
          </table:table-cell>
          <table:table-cell table:formula="of:=BIN2DEC([.G37])" office:value-type="float" office:value="156" calcext:value-type="float">
            <text:p>156</text:p>
          </table:table-cell>
          <table:table-cell table:formula="of:=SUM([.F37];[.H37])" office:value-type="float" office:value="656" calcext:value-type="float">
            <text:p>656</text:p>
          </table:table-cell>
          <table:table-cell table:style-name="ce2" table:formula="of:=ABS(([.I37]-[.K36])/[.K36])" office:value-type="percentage" office:value="0.029585798816568" calcext:value-type="percentage">
            <text:p>2.96%</text:p>
          </table:table-cell>
          <table:table-cell table:formula="of:=IF([.J37]&gt;10%; [.K36]; [.I37])" office:value-type="float" office:value="656" calcext:value-type="float">
            <text:p>656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D0011</text:p>
          </table:table-cell>
          <table:table-cell office:value-type="string" calcext:value-type="string">
            <text:p>A0011</text:p>
          </table:table-cell>
          <table:table-cell office:value-type="string" calcext:value-type="string">
            <text:p>D0010</text:p>
          </table:table-cell>
          <table:table-cell office:value-type="string" calcext:value-type="string">
            <text:p>C10111101</text:p>
          </table:table-cell>
          <table:table-cell table:formula="of:=LEFT([.D38]; 1)" office:value-type="string" office:string-value="C" calcext:value-type="string">
            <text:p>C</text:p>
          </table:table-cell>
          <table:table-cell table:formula="of:=COM.MICROSOFT.IFS([.E38]=[.$E$2]; 250; [.E38]=[.$E$4]; 500; [.E38]=[.$E$30]; 750)" office:value-type="float" office:value="500" calcext:value-type="float">
            <text:p>500</text:p>
          </table:table-cell>
          <table:table-cell table:formula="of:=RIGHT([.D38]; 8)" office:value-type="string" office:string-value="10111101" calcext:value-type="string">
            <text:p>10111101</text:p>
          </table:table-cell>
          <table:table-cell table:formula="of:=BIN2DEC([.G38])" office:value-type="float" office:value="189" calcext:value-type="float">
            <text:p>189</text:p>
          </table:table-cell>
          <table:table-cell table:formula="of:=SUM([.F38];[.H38])" office:value-type="float" office:value="689" calcext:value-type="float">
            <text:p>689</text:p>
          </table:table-cell>
          <table:table-cell table:style-name="ce2" table:formula="of:=ABS(([.I38]-[.K37])/[.K37])" office:value-type="percentage" office:value="0.0503048780487805" calcext:value-type="percentage">
            <text:p>5.03%</text:p>
          </table:table-cell>
          <table:table-cell table:formula="of:=IF([.J38]&gt;10%; [.K37]; [.I38])" office:value-type="float" office:value="689" calcext:value-type="float">
            <text:p>689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D0011</text:p>
          </table:table-cell>
          <table:table-cell office:value-type="string" calcext:value-type="string">
            <text:p>C1001</text:p>
          </table:table-cell>
          <table:table-cell office:value-type="string" calcext:value-type="string">
            <text:p>A1011</text:p>
          </table:table-cell>
          <table:table-cell office:value-type="string" calcext:value-type="string">
            <text:p>C10001101</text:p>
          </table:table-cell>
          <table:table-cell table:formula="of:=LEFT([.D39]; 1)" office:value-type="string" office:string-value="C" calcext:value-type="string">
            <text:p>C</text:p>
          </table:table-cell>
          <table:table-cell table:formula="of:=COM.MICROSOFT.IFS([.E39]=[.$E$2]; 250; [.E39]=[.$E$4]; 500; [.E39]=[.$E$30]; 750)" office:value-type="float" office:value="500" calcext:value-type="float">
            <text:p>500</text:p>
          </table:table-cell>
          <table:table-cell table:formula="of:=RIGHT([.D39]; 8)" office:value-type="string" office:string-value="10001101" calcext:value-type="string">
            <text:p>10001101</text:p>
          </table:table-cell>
          <table:table-cell table:formula="of:=BIN2DEC([.G39])" office:value-type="float" office:value="141" calcext:value-type="float">
            <text:p>141</text:p>
          </table:table-cell>
          <table:table-cell table:formula="of:=SUM([.F39];[.H39])" office:value-type="float" office:value="641" calcext:value-type="float">
            <text:p>641</text:p>
          </table:table-cell>
          <table:table-cell table:style-name="ce2" table:formula="of:=ABS(([.I39]-[.K38])/[.K38])" office:value-type="percentage" office:value="0.06966618287373" calcext:value-type="percentage">
            <text:p>6.97%</text:p>
          </table:table-cell>
          <table:table-cell table:formula="of:=IF([.J39]&gt;10%; [.K38]; [.I39])" office:value-type="float" office:value="641" calcext:value-type="float">
            <text:p>641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D0100</text:p>
          </table:table-cell>
          <table:table-cell office:value-type="string" calcext:value-type="string">
            <text:p>A1110</text:p>
          </table:table-cell>
          <table:table-cell office:value-type="string" calcext:value-type="string">
            <text:p>A1011</text:p>
          </table:table-cell>
          <table:table-cell office:value-type="string" calcext:value-type="string">
            <text:p>C11010100</text:p>
          </table:table-cell>
          <table:table-cell table:formula="of:=LEFT([.D40]; 1)" office:value-type="string" office:string-value="C" calcext:value-type="string">
            <text:p>C</text:p>
          </table:table-cell>
          <table:table-cell table:formula="of:=COM.MICROSOFT.IFS([.E40]=[.$E$2]; 250; [.E40]=[.$E$4]; 500; [.E40]=[.$E$30]; 750)" office:value-type="float" office:value="500" calcext:value-type="float">
            <text:p>500</text:p>
          </table:table-cell>
          <table:table-cell table:formula="of:=RIGHT([.D40]; 8)" office:value-type="string" office:string-value="11010100" calcext:value-type="string">
            <text:p>11010100</text:p>
          </table:table-cell>
          <table:table-cell table:formula="of:=BIN2DEC([.G40])" office:value-type="float" office:value="212" calcext:value-type="float">
            <text:p>212</text:p>
          </table:table-cell>
          <table:table-cell table:formula="of:=SUM([.F40];[.H40])" office:value-type="float" office:value="712" calcext:value-type="float">
            <text:p>712</text:p>
          </table:table-cell>
          <table:table-cell table:style-name="ce2" table:formula="of:=ABS(([.I40]-[.K39])/[.K39])" office:value-type="percentage" office:value="0.110764430577223" calcext:value-type="percentage">
            <text:p>11.08%</text:p>
          </table:table-cell>
          <table:table-cell table:formula="of:=IF([.J40]&gt;10%; [.K39]; [.I40])" office:value-type="float" office:value="641" calcext:value-type="float">
            <text:p>641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D0100</text:p>
          </table:table-cell>
          <table:table-cell office:value-type="string" calcext:value-type="string">
            <text:p>D0110</text:p>
          </table:table-cell>
          <table:table-cell office:value-type="string" calcext:value-type="string">
            <text:p>B1000</text:p>
          </table:table-cell>
          <table:table-cell office:value-type="string" calcext:value-type="string">
            <text:p>C10001101</text:p>
          </table:table-cell>
          <table:table-cell table:formula="of:=LEFT([.D41]; 1)" office:value-type="string" office:string-value="C" calcext:value-type="string">
            <text:p>C</text:p>
          </table:table-cell>
          <table:table-cell table:formula="of:=COM.MICROSOFT.IFS([.E41]=[.$E$2]; 250; [.E41]=[.$E$4]; 500; [.E41]=[.$E$30]; 750)" office:value-type="float" office:value="500" calcext:value-type="float">
            <text:p>500</text:p>
          </table:table-cell>
          <table:table-cell table:formula="of:=RIGHT([.D41]; 8)" office:value-type="string" office:string-value="10001101" calcext:value-type="string">
            <text:p>10001101</text:p>
          </table:table-cell>
          <table:table-cell table:formula="of:=BIN2DEC([.G41])" office:value-type="float" office:value="141" calcext:value-type="float">
            <text:p>141</text:p>
          </table:table-cell>
          <table:table-cell table:formula="of:=SUM([.F41];[.H41])" office:value-type="float" office:value="641" calcext:value-type="float">
            <text:p>641</text:p>
          </table:table-cell>
          <table:table-cell table:style-name="ce2" table:formula="of:=ABS(([.I41]-[.K40])/[.K40])" office:value-type="percentage" office:value="0" calcext:value-type="percentage">
            <text:p>0.00%</text:p>
          </table:table-cell>
          <table:table-cell table:formula="of:=IF([.J41]&gt;10%; [.K40]; [.I41])" office:value-type="float" office:value="641" calcext:value-type="float">
            <text:p>641.00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D0101</text:p>
          </table:table-cell>
          <table:table-cell office:value-type="string" calcext:value-type="string">
            <text:p>B1100</text:p>
          </table:table-cell>
          <table:table-cell office:value-type="string" calcext:value-type="string">
            <text:p>C0000</text:p>
          </table:table-cell>
          <table:table-cell office:value-type="string" calcext:value-type="string">
            <text:p>C10100000</text:p>
          </table:table-cell>
          <table:table-cell table:formula="of:=LEFT([.D42]; 1)" office:value-type="string" office:string-value="C" calcext:value-type="string">
            <text:p>C</text:p>
          </table:table-cell>
          <table:table-cell table:formula="of:=COM.MICROSOFT.IFS([.E42]=[.$E$2]; 250; [.E42]=[.$E$4]; 500; [.E42]=[.$E$30]; 750)" office:value-type="float" office:value="500" calcext:value-type="float">
            <text:p>500</text:p>
          </table:table-cell>
          <table:table-cell table:formula="of:=RIGHT([.D42]; 8)" office:value-type="string" office:string-value="10100000" calcext:value-type="string">
            <text:p>10100000</text:p>
          </table:table-cell>
          <table:table-cell table:formula="of:=BIN2DEC([.G42])" office:value-type="float" office:value="160" calcext:value-type="float">
            <text:p>160</text:p>
          </table:table-cell>
          <table:table-cell table:formula="of:=SUM([.F42];[.H42])" office:value-type="float" office:value="660" calcext:value-type="float">
            <text:p>660</text:p>
          </table:table-cell>
          <table:table-cell table:style-name="ce2" table:formula="of:=ABS(([.I42]-[.K41])/[.K41])" office:value-type="percentage" office:value="0.0296411856474259" calcext:value-type="percentage">
            <text:p>2.96%</text:p>
          </table:table-cell>
          <table:table-cell table:formula="of:=IF([.J42]&gt;10%; [.K41]; [.I42])" office:value-type="float" office:value="660" calcext:value-type="float">
            <text:p>660.00</text:p>
          </table:table-cell>
          <table:table-cell table:style-name="ce2"/>
          <table:table-cell table:number-columns-repeated="9"/>
        </table:table-row>
        <table:table-row table:style-name="ro1" table:number-rows-repeated="104853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number-columns-repeated="7" table:default-cell-style-name="Default"/>
        <table:table-column table:style-name="co1" table:number-columns-repeated="3" table:default-cell-style-name="ce12"/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h osem</text:p>
          </table:table-cell>
          <table:table-cell office:value-type="string" calcext:value-type="string">
            <text:p>m osem</text:p>
          </table:table-cell>
          <table:table-cell office:value-type="string" calcext:value-type="string">
            <text:p>s osem</text:p>
          </table:table-cell>
          <table:table-cell office:value-type="string" calcext:value-type="string">
            <text:p>w osem</text:p>
          </table:table-cell>
          <table:table-cell office:value-type="string" calcext:value-type="string">
            <text:p>h dec</text:p>
          </table:table-cell>
          <table:table-cell office:value-type="string" calcext:value-type="string">
            <text:p>m dec</text:p>
          </table:table-cell>
          <table:table-cell office:value-type="string" calcext:value-type="string">
            <text:p>s dec</text:p>
          </table:table-cell>
          <table:table-cell table:style-name="Default" office:value-type="string" calcext:value-type="string">
            <text:p>h type</text:p>
          </table:table-cell>
          <table:table-cell table:style-name="Default" office:value-type="string" calcext:value-type="string">
            <text:p>m type</text:p>
          </table:table-cell>
          <table:table-cell table:style-name="Default" office:value-type="string" calcext:value-type="string">
            <text:p>s type</text:p>
          </table:table-cell>
          <table:table-cell office:value-type="string" calcext:value-type="string">
            <text:p>h real dec</text:p>
          </table:table-cell>
          <table:table-cell office:value-type="string" calcext:value-type="string">
            <text:p>m real dec</text:p>
          </table:table-cell>
          <table:table-cell office:value-type="string" calcext:value-type="string">
            <text:p>s real dec</text:p>
          </table:table-cell>
          <table:table-cell office:value-type="string" calcext:value-type="string">
            <text:p>h bin</text:p>
          </table:table-cell>
          <table:table-cell office:value-type="string" calcext:value-type="string">
            <text:p>m bin</text:p>
          </table:table-cell>
          <table:table-cell office:value-type="string" calcext:value-type="string">
            <text:p>s bin</text:p>
          </table:table-cell>
          <table:table-cell office:value-type="string" calcext:value-type="string">
            <text:p>h kwart</text:p>
          </table:table-cell>
          <table:table-cell office:value-type="string" calcext:value-type="string">
            <text:p>m kwart</text:p>
          </table:table-cell>
          <table:table-cell office:value-type="string" calcext:value-type="string">
            <text:p>s kwart</text:p>
          </table:table-cell>
          <table:table-cell office:value-type="string" calcext:value-type="string">
            <text:p>realtime h</text:p>
          </table:table-cell>
          <table:table-cell office:value-type="string" calcext:value-type="string">
            <text:p>realtime m</text:p>
          </table:table-cell>
          <table:table-cell office:value-type="string" calcext:value-type="string">
            <text:p>realtime s</text:p>
          </table:table-cell>
          <table:table-cell office:value-type="string" calcext:value-type="string">
            <text:p>w w dec</text:p>
          </table:table-cell>
          <table:table-cell office:value-type="string" calcext:value-type="string">
            <text:p>w typ</text:p>
          </table:table-cell>
          <table:table-cell office:value-type="string" calcext:value-type="string">
            <text:p>w realwaga</text:p>
          </table:table-cell>
          <table:table-cell office:value-type="string" calcext:value-type="string">
            <text:p>waga w bin</text:p>
          </table:table-cell>
          <table:table-cell office:value-type="string" calcext:value-type="string">
            <text:p>kwartal</text:p>
          </table:table-cell>
          <table:table-cell office:value-type="string" calcext:value-type="string">
            <text:p>realwaga</text:p>
          </table:table-cell>
          <table:table-cell/>
          <table:table-cell office:value-type="string" calcext:value-type="string">
            <text:p>realtime h</text:p>
          </table:table-cell>
          <table:table-cell office:value-type="string" calcext:value-type="string">
            <text:p>realtime m</text:p>
          </table:table-cell>
          <table:table-cell office:value-type="string" calcext:value-type="string">
            <text:p>realtime s</text:p>
          </table:table-cell>
          <table:table-cell office:value-type="string" calcext:value-type="string">
            <text:p>realtime</text:p>
          </table:table-cell>
          <table:table-cell office:value-type="string" calcext:value-type="string">
            <text:p>realwag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72" calcext:value-type="float">
            <text:p>672</text:p>
          </table:table-cell>
          <table:table-cell table:formula="of:=OCT2DEC([.A2])" office:value-type="float" office:value="1" calcext:value-type="float">
            <text:p>1</text:p>
          </table:table-cell>
          <table:table-cell table:formula="of:=OCT2DEC([.B2])" office:value-type="float" office:value="5" calcext:value-type="float">
            <text:p>5</text:p>
          </table:table-cell>
          <table:table-cell table:formula="of:=OCT2DEC([.C2])" office:value-type="float" office:value="24" calcext:value-type="float">
            <text:p>24</text:p>
          </table:table-cell>
          <table:table-cell table:formula="of:=COM.MICROSOFT.IFS([.E2]&lt;=6; 1; [.E2]&lt;=12; 2; [.E2]&lt;=18; 3; [.E2]&lt;=24; 4)" office:value-type="float" office:value="1" calcext:value-type="float">
            <text:p>1</text:p>
          </table:table-cell>
          <table:table-cell table:formula="of:=COM.MICROSOFT.IFS([.F2]&lt;=15; 1; [.F2]&lt;=30; 2; [.F2]&lt;=45; 3; [.F2]&lt;=60; 4)" office:value-type="float" office:value="1" calcext:value-type="float">
            <text:p>1</text:p>
          </table:table-cell>
          <table:table-cell table:formula="of:=COM.MICROSOFT.IFS([.G2]&lt;=15; 1; [.G2]&lt;=30; 2; [.G2]&lt;=45; 3; [.G2]&lt;=60; 4)" office:value-type="float" office:value="2" calcext:value-type="float">
            <text:p>2</text:p>
          </table:table-cell>
          <table:table-cell table:formula="of:=COM.MICROSOFT.IFS([.H2] =1; [.E2]; [.H2] =2; [.E2]-6; [.H2] =3; [.E2]-12; [.H2] =4; [.E2]-18)" office:value-type="float" office:value="1" calcext:value-type="float">
            <text:p>1</text:p>
          </table:table-cell>
          <table:table-cell table:formula="of:=COM.MICROSOFT.IFS([.I2] =1; [.F2]; [.I2] =2; [.F2]-15; [.I2] =3; [.F2]-30; [.I2] =4; [.F2]-45)" office:value-type="float" office:value="5" calcext:value-type="float">
            <text:p>5</text:p>
          </table:table-cell>
          <table:table-cell table:formula="of:=COM.MICROSOFT.IFS([.J2] =1; [.G2]; [.J2] =2; [.G2]-15; [.J2] =3; [.G2]-30; [.J2] =4; [.G2]-45)" office:value-type="float" office:value="9" calcext:value-type="float">
            <text:p>9</text:p>
          </table:table-cell>
          <table:table-cell table:formula="of:=DEC2BIN([.K2]; 4)" office:value-type="string" office:string-value="0001" calcext:value-type="string">
            <text:p>0001</text:p>
          </table:table-cell>
          <table:table-cell table:formula="of:=DEC2BIN([.L2]; 4)" office:value-type="string" office:string-value="0101" calcext:value-type="string">
            <text:p>0101</text:p>
          </table:table-cell>
          <table:table-cell table:formula="of:=DEC2BIN([.M2]; 4)" office:value-type="string" office:string-value="1001" calcext:value-type="string">
            <text:p>1001</text:p>
          </table:table-cell>
          <table:table-cell table:formula="of:=COM.MICROSOFT.IFS([.H2] =1; &quot;A&quot;; [.H2] =2; &quot;B&quot;; [.H2] =3; &quot;C&quot;; [.H2] =4; &quot;D&quot;)" office:value-type="string" office:string-value="A" calcext:value-type="string">
            <text:p>A</text:p>
          </table:table-cell>
          <table:table-cell table:formula="of:=COM.MICROSOFT.IFS([.I2] =1; &quot;A&quot;; [.I2] =2; &quot;B&quot;; [.I2] =3; &quot;C&quot;; [.I2] =4; &quot;D&quot;)" office:value-type="string" office:string-value="A" calcext:value-type="string">
            <text:p>A</text:p>
          </table:table-cell>
          <table:table-cell table:formula="of:=COM.MICROSOFT.IFS([.J2] =1; &quot;A&quot;; [.J2] =2; &quot;B&quot;; [.J2] =3; &quot;C&quot;; [.J2] =4; &quot;D&quot;)" office:value-type="string" office:string-value="B" calcext:value-type="string">
            <text:p>B</text:p>
          </table:table-cell>
          <table:table-cell table:formula="of:=COM.MICROSOFT.CONCAT([.Q2]; [.N2])" office:value-type="string" office:string-value="A0001" calcext:value-type="string">
            <text:p>A0001</text:p>
          </table:table-cell>
          <table:table-cell table:formula="of:=COM.MICROSOFT.CONCAT([.R2]; [.O2])" office:value-type="string" office:string-value="A0101" calcext:value-type="string">
            <text:p>A0101</text:p>
          </table:table-cell>
          <table:table-cell table:formula="of:=COM.MICROSOFT.CONCAT([.S2]; [.P2])" office:value-type="string" office:string-value="B1001" calcext:value-type="string">
            <text:p>B1001</text:p>
          </table:table-cell>
          <table:table-cell table:formula="of:=OCT2DEC([.D2])" office:value-type="float" office:value="442" calcext:value-type="float">
            <text:p>442</text:p>
          </table:table-cell>
          <table:table-cell table:formula="of:=COM.MICROSOFT.IFS([.W2]&lt;=250; 1; [.W2]&lt;=500; 2; [.W2]&lt;=750;3; [.W2]&lt;=1000;4)" office:value-type="float" office:value="2" calcext:value-type="float">
            <text:p>2</text:p>
          </table:table-cell>
          <table:table-cell table:formula="of:=COM.MICROSOFT.IFS([.X2]=1; [.W2]; [.X2]=2; [.W2]-250; [.X2]=3; [.W2]-500; [.X2]=3; [.W2]-750)" office:value-type="float" office:value="192" calcext:value-type="float">
            <text:p>192</text:p>
          </table:table-cell>
          <table:table-cell table:formula="of:=DEC2BIN([.Y2]; 8)" office:value-type="string" office:string-value="11000000" calcext:value-type="string">
            <text:p>11000000</text:p>
          </table:table-cell>
          <table:table-cell table:formula="of:=COM.MICROSOFT.IFS([.X2] =1; &quot;A&quot;; [.X2] =2; &quot;B&quot;; [.X2] =3; &quot;C&quot;; [.X2] =4; &quot;D&quot;)" office:value-type="string" office:string-value="B" calcext:value-type="string">
            <text:p>B</text:p>
          </table:table-cell>
          <table:table-cell table:formula="of:=COM.MICROSOFT.CONCAT([.AA2];[.Z2])" office:value-type="string" office:string-value="B11000000" calcext:value-type="string">
            <text:p>B11000000</text:p>
          </table:table-cell>
          <table:table-cell/>
          <table:table-cell office:value-type="string" calcext:value-type="string">
            <text:p>A0001</text:p>
          </table:table-cell>
          <table:table-cell office:value-type="string" calcext:value-type="string">
            <text:p>A0101</text:p>
          </table:table-cell>
          <table:table-cell office:value-type="string" calcext:value-type="string">
            <text:p>B1001</text:p>
          </table:table-cell>
          <table:table-cell table:formula="of:=COM.MICROSOFT.CONCAT([.AD2]; &quot;:&quot;; [.AE2]; &quot;:&quot;; [.AF2])" office:value-type="string" office:string-value="A0001:A0101:B1001" calcext:value-type="string">
            <text:p>A0001:A0101:B1001</text:p>
          </table:table-cell>
          <table:table-cell office:value-type="string" calcext:value-type="string">
            <text:p>B1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720" calcext:value-type="float">
            <text:p>720</text:p>
          </table:table-cell>
          <table:table-cell table:formula="of:=OCT2DEC([.A3])" office:value-type="float" office:value="1" calcext:value-type="float">
            <text:p>1</text:p>
          </table:table-cell>
          <table:table-cell table:formula="of:=OCT2DEC([.B3])" office:value-type="float" office:value="33" calcext:value-type="float">
            <text:p>33</text:p>
          </table:table-cell>
          <table:table-cell table:formula="of:=OCT2DEC([.C3])" office:value-type="float" office:value="21" calcext:value-type="float">
            <text:p>21</text:p>
          </table:table-cell>
          <table:table-cell table:formula="of:=COM.MICROSOFT.IFS([.E3]&lt;=6; 1; [.E3]&lt;=12; 2; [.E3]&lt;=18; 3; [.E3]&lt;=24; 4)" office:value-type="float" office:value="1" calcext:value-type="float">
            <text:p>1</text:p>
          </table:table-cell>
          <table:table-cell table:formula="of:=COM.MICROSOFT.IFS([.F3]&lt;=15; 1; [.F3]&lt;=30; 2; [.F3]&lt;=45; 3; [.F3]&lt;=60; 4)" office:value-type="float" office:value="3" calcext:value-type="float">
            <text:p>3</text:p>
          </table:table-cell>
          <table:table-cell table:formula="of:=COM.MICROSOFT.IFS([.G3]&lt;=15; 1; [.G3]&lt;=30; 2; [.G3]&lt;=45; 3; [.G3]&lt;=60; 4)" office:value-type="float" office:value="2" calcext:value-type="float">
            <text:p>2</text:p>
          </table:table-cell>
          <table:table-cell table:formula="of:=COM.MICROSOFT.IFS([.H3] =1; [.E3]; [.H3] =2; [.E3]-6; [.H3] =3; [.E3]-12; [.H3] =4; [.E3]-18)" office:value-type="float" office:value="1" calcext:value-type="float">
            <text:p>1</text:p>
          </table:table-cell>
          <table:table-cell table:formula="of:=COM.MICROSOFT.IFS([.I3] =1; [.F3]; [.I3] =2; [.F3]-15; [.I3] =3; [.F3]-30; [.I3] =4; [.F3]-45)" office:value-type="float" office:value="3" calcext:value-type="float">
            <text:p>3</text:p>
          </table:table-cell>
          <table:table-cell table:formula="of:=COM.MICROSOFT.IFS([.J3] =1; [.G3]; [.J3] =2; [.G3]-15; [.J3] =3; [.G3]-30; [.J3] =4; [.G3]-45)" office:value-type="float" office:value="6" calcext:value-type="float">
            <text:p>6</text:p>
          </table:table-cell>
          <table:table-cell table:formula="of:=DEC2BIN([.K3]; 4)" office:value-type="string" office:string-value="0001" calcext:value-type="string">
            <text:p>0001</text:p>
          </table:table-cell>
          <table:table-cell table:formula="of:=DEC2BIN([.L3]; 4)" office:value-type="string" office:string-value="0011" calcext:value-type="string">
            <text:p>0011</text:p>
          </table:table-cell>
          <table:table-cell table:formula="of:=DEC2BIN([.M3]; 4)" office:value-type="string" office:string-value="0110" calcext:value-type="string">
            <text:p>0110</text:p>
          </table:table-cell>
          <table:table-cell table:formula="of:=COM.MICROSOFT.IFS([.H3] =1; &quot;A&quot;; [.H3] =2; &quot;B&quot;; [.H3] =3; &quot;C&quot;; [.H3] =4; &quot;D&quot;)" office:value-type="string" office:string-value="A" calcext:value-type="string">
            <text:p>A</text:p>
          </table:table-cell>
          <table:table-cell table:formula="of:=COM.MICROSOFT.IFS([.I3] =1; &quot;A&quot;; [.I3] =2; &quot;B&quot;; [.I3] =3; &quot;C&quot;; [.I3] =4; &quot;D&quot;)" office:value-type="string" office:string-value="C" calcext:value-type="string">
            <text:p>C</text:p>
          </table:table-cell>
          <table:table-cell table:formula="of:=COM.MICROSOFT.IFS([.J3] =1; &quot;A&quot;; [.J3] =2; &quot;B&quot;; [.J3] =3; &quot;C&quot;; [.J3] =4; &quot;D&quot;)" office:value-type="string" office:string-value="B" calcext:value-type="string">
            <text:p>B</text:p>
          </table:table-cell>
          <table:table-cell table:formula="of:=COM.MICROSOFT.CONCAT([.Q3]; [.N3])" office:value-type="string" office:string-value="A0001" calcext:value-type="string">
            <text:p>A0001</text:p>
          </table:table-cell>
          <table:table-cell table:formula="of:=COM.MICROSOFT.CONCAT([.R3]; [.O3])" office:value-type="string" office:string-value="C0011" calcext:value-type="string">
            <text:p>C0011</text:p>
          </table:table-cell>
          <table:table-cell table:formula="of:=COM.MICROSOFT.CONCAT([.S3]; [.P3])" office:value-type="string" office:string-value="B0110" calcext:value-type="string">
            <text:p>B0110</text:p>
          </table:table-cell>
          <table:table-cell table:formula="of:=OCT2DEC([.D3])" office:value-type="float" office:value="464" calcext:value-type="float">
            <text:p>464</text:p>
          </table:table-cell>
          <table:table-cell table:formula="of:=COM.MICROSOFT.IFS([.W3]&lt;=250; 1; [.W3]&lt;=500; 2; [.W3]&lt;=750;3; [.W3]&lt;=1000;4)" office:value-type="float" office:value="2" calcext:value-type="float">
            <text:p>2</text:p>
          </table:table-cell>
          <table:table-cell table:formula="of:=COM.MICROSOFT.IFS([.X3]=1; [.W3]; [.X3]=2; [.W3]-250; [.X3]=3; [.W3]-500; [.X3]=3; [.W3]-750)" office:value-type="float" office:value="214" calcext:value-type="float">
            <text:p>214</text:p>
          </table:table-cell>
          <table:table-cell table:formula="of:=DEC2BIN([.Y3]; 8)" office:value-type="string" office:string-value="11010110" calcext:value-type="string">
            <text:p>11010110</text:p>
          </table:table-cell>
          <table:table-cell table:formula="of:=COM.MICROSOFT.IFS([.X3] =1; &quot;A&quot;; [.X3] =2; &quot;B&quot;; [.X3] =3; &quot;C&quot;; [.X3] =4; &quot;D&quot;)" office:value-type="string" office:string-value="B" calcext:value-type="string">
            <text:p>B</text:p>
          </table:table-cell>
          <table:table-cell table:formula="of:=COM.MICROSOFT.CONCAT([.AA3];[.Z3])" office:value-type="string" office:string-value="B11010110" calcext:value-type="string">
            <text:p>B11010110</text:p>
          </table:table-cell>
          <table:table-cell/>
          <table:table-cell office:value-type="string" calcext:value-type="string">
            <text:p>A0001</text:p>
          </table:table-cell>
          <table:table-cell office:value-type="string" calcext:value-type="string">
            <text:p>C0011</text:p>
          </table:table-cell>
          <table:table-cell office:value-type="string" calcext:value-type="string">
            <text:p>B0110</text:p>
          </table:table-cell>
          <table:table-cell table:formula="of:=COM.MICROSOFT.CONCAT([.AD3]; &quot;:&quot;; [.AE3]; &quot;:&quot;; [.AF3])" office:value-type="string" office:string-value="A0001:C0011:B0110" calcext:value-type="string">
            <text:p>A0001:C0011:B0110</text:p>
          </table:table-cell>
          <table:table-cell office:value-type="string" calcext:value-type="string">
            <text:p>B11010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44" calcext:value-type="float">
            <text:p>744</text:p>
          </table:table-cell>
          <table:table-cell table:formula="of:=OCT2DEC([.A4])" office:value-type="float" office:value="2" calcext:value-type="float">
            <text:p>2</text:p>
          </table:table-cell>
          <table:table-cell table:formula="of:=OCT2DEC([.B4])" office:value-type="float" office:value="6" calcext:value-type="float">
            <text:p>6</text:p>
          </table:table-cell>
          <table:table-cell table:formula="of:=OCT2DEC([.C4])" office:value-type="float" office:value="20" calcext:value-type="float">
            <text:p>20</text:p>
          </table:table-cell>
          <table:table-cell table:formula="of:=COM.MICROSOFT.IFS([.E4]&lt;=6; 1; [.E4]&lt;=12; 2; [.E4]&lt;=18; 3; [.E4]&lt;=24; 4)" office:value-type="float" office:value="1" calcext:value-type="float">
            <text:p>1</text:p>
          </table:table-cell>
          <table:table-cell table:formula="of:=COM.MICROSOFT.IFS([.F4]&lt;=15; 1; [.F4]&lt;=30; 2; [.F4]&lt;=45; 3; [.F4]&lt;=60; 4)" office:value-type="float" office:value="1" calcext:value-type="float">
            <text:p>1</text:p>
          </table:table-cell>
          <table:table-cell table:formula="of:=COM.MICROSOFT.IFS([.G4]&lt;=15; 1; [.G4]&lt;=30; 2; [.G4]&lt;=45; 3; [.G4]&lt;=60; 4)" office:value-type="float" office:value="2" calcext:value-type="float">
            <text:p>2</text:p>
          </table:table-cell>
          <table:table-cell table:formula="of:=COM.MICROSOFT.IFS([.H4] =1; [.E4]; [.H4] =2; [.E4]-6; [.H4] =3; [.E4]-12; [.H4] =4; [.E4]-18)" office:value-type="float" office:value="2" calcext:value-type="float">
            <text:p>2</text:p>
          </table:table-cell>
          <table:table-cell table:formula="of:=COM.MICROSOFT.IFS([.I4] =1; [.F4]; [.I4] =2; [.F4]-15; [.I4] =3; [.F4]-30; [.I4] =4; [.F4]-45)" office:value-type="float" office:value="6" calcext:value-type="float">
            <text:p>6</text:p>
          </table:table-cell>
          <table:table-cell table:formula="of:=COM.MICROSOFT.IFS([.J4] =1; [.G4]; [.J4] =2; [.G4]-15; [.J4] =3; [.G4]-30; [.J4] =4; [.G4]-45)" office:value-type="float" office:value="5" calcext:value-type="float">
            <text:p>5</text:p>
          </table:table-cell>
          <table:table-cell table:formula="of:=DEC2BIN([.K4]; 4)" office:value-type="string" office:string-value="0010" calcext:value-type="string">
            <text:p>0010</text:p>
          </table:table-cell>
          <table:table-cell table:formula="of:=DEC2BIN([.L4]; 4)" office:value-type="string" office:string-value="0110" calcext:value-type="string">
            <text:p>0110</text:p>
          </table:table-cell>
          <table:table-cell table:formula="of:=DEC2BIN([.M4]; 4)" office:value-type="string" office:string-value="0101" calcext:value-type="string">
            <text:p>0101</text:p>
          </table:table-cell>
          <table:table-cell table:formula="of:=COM.MICROSOFT.IFS([.H4] =1; &quot;A&quot;; [.H4] =2; &quot;B&quot;; [.H4] =3; &quot;C&quot;; [.H4] =4; &quot;D&quot;)" office:value-type="string" office:string-value="A" calcext:value-type="string">
            <text:p>A</text:p>
          </table:table-cell>
          <table:table-cell table:formula="of:=COM.MICROSOFT.IFS([.I4] =1; &quot;A&quot;; [.I4] =2; &quot;B&quot;; [.I4] =3; &quot;C&quot;; [.I4] =4; &quot;D&quot;)" office:value-type="string" office:string-value="A" calcext:value-type="string">
            <text:p>A</text:p>
          </table:table-cell>
          <table:table-cell table:formula="of:=COM.MICROSOFT.IFS([.J4] =1; &quot;A&quot;; [.J4] =2; &quot;B&quot;; [.J4] =3; &quot;C&quot;; [.J4] =4; &quot;D&quot;)" office:value-type="string" office:string-value="B" calcext:value-type="string">
            <text:p>B</text:p>
          </table:table-cell>
          <table:table-cell table:formula="of:=COM.MICROSOFT.CONCAT([.Q4]; [.N4])" office:value-type="string" office:string-value="A0010" calcext:value-type="string">
            <text:p>A0010</text:p>
          </table:table-cell>
          <table:table-cell table:formula="of:=COM.MICROSOFT.CONCAT([.R4]; [.O4])" office:value-type="string" office:string-value="A0110" calcext:value-type="string">
            <text:p>A0110</text:p>
          </table:table-cell>
          <table:table-cell table:formula="of:=COM.MICROSOFT.CONCAT([.S4]; [.P4])" office:value-type="string" office:string-value="B0101" calcext:value-type="string">
            <text:p>B0101</text:p>
          </table:table-cell>
          <table:table-cell table:formula="of:=OCT2DEC([.D4])" office:value-type="float" office:value="484" calcext:value-type="float">
            <text:p>484</text:p>
          </table:table-cell>
          <table:table-cell table:formula="of:=COM.MICROSOFT.IFS([.W4]&lt;=250; 1; [.W4]&lt;=500; 2; [.W4]&lt;=750;3; [.W4]&lt;=1000;4)" office:value-type="float" office:value="2" calcext:value-type="float">
            <text:p>2</text:p>
          </table:table-cell>
          <table:table-cell table:formula="of:=COM.MICROSOFT.IFS([.X4]=1; [.W4]; [.X4]=2; [.W4]-250; [.X4]=3; [.W4]-500; [.X4]=3; [.W4]-750)" office:value-type="float" office:value="234" calcext:value-type="float">
            <text:p>234</text:p>
          </table:table-cell>
          <table:table-cell table:formula="of:=DEC2BIN([.Y4]; 8)" office:value-type="string" office:string-value="11101010" calcext:value-type="string">
            <text:p>11101010</text:p>
          </table:table-cell>
          <table:table-cell table:formula="of:=COM.MICROSOFT.IFS([.X4] =1; &quot;A&quot;; [.X4] =2; &quot;B&quot;; [.X4] =3; &quot;C&quot;; [.X4] =4; &quot;D&quot;)" office:value-type="string" office:string-value="B" calcext:value-type="string">
            <text:p>B</text:p>
          </table:table-cell>
          <table:table-cell table:formula="of:=COM.MICROSOFT.CONCAT([.AA4];[.Z4])" office:value-type="string" office:string-value="B11101010" calcext:value-type="string">
            <text:p>B11101010</text:p>
          </table:table-cell>
          <table:table-cell/>
          <table:table-cell office:value-type="string" calcext:value-type="string">
            <text:p>A0010</text:p>
          </table:table-cell>
          <table:table-cell office:value-type="string" calcext:value-type="string">
            <text:p>A0110</text:p>
          </table:table-cell>
          <table:table-cell office:value-type="string" calcext:value-type="string">
            <text:p>B0101</text:p>
          </table:table-cell>
          <table:table-cell table:formula="of:=COM.MICROSOFT.CONCAT([.AD4]; &quot;:&quot;; [.AE4]; &quot;:&quot;; [.AF4])" office:value-type="string" office:string-value="A0010:A0110:B0101" calcext:value-type="string">
            <text:p>A0010:A0110:B0101</text:p>
          </table:table-cell>
          <table:table-cell office:value-type="string" calcext:value-type="string">
            <text:p>B11101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table:formula="of:=OCT2DEC([.A5])" office:value-type="float" office:value="2" calcext:value-type="float">
            <text:p>2</text:p>
          </table:table-cell>
          <table:table-cell table:formula="of:=OCT2DEC([.B5])" office:value-type="float" office:value="31" calcext:value-type="float">
            <text:p>31</text:p>
          </table:table-cell>
          <table:table-cell table:formula="of:=OCT2DEC([.C5])" office:value-type="float" office:value="0" calcext:value-type="float">
            <text:p>0</text:p>
          </table:table-cell>
          <table:table-cell table:formula="of:=COM.MICROSOFT.IFS([.E5]&lt;=6; 1; [.E5]&lt;=12; 2; [.E5]&lt;=18; 3; [.E5]&lt;=24; 4)" office:value-type="float" office:value="1" calcext:value-type="float">
            <text:p>1</text:p>
          </table:table-cell>
          <table:table-cell table:formula="of:=COM.MICROSOFT.IFS([.F5]&lt;=15; 1; [.F5]&lt;=30; 2; [.F5]&lt;=45; 3; [.F5]&lt;=60; 4)" office:value-type="float" office:value="3" calcext:value-type="float">
            <text:p>3</text:p>
          </table:table-cell>
          <table:table-cell table:formula="of:=COM.MICROSOFT.IFS([.G5]&lt;=15; 1; [.G5]&lt;=30; 2; [.G5]&lt;=45; 3; [.G5]&lt;=60; 4)" office:value-type="float" office:value="1" calcext:value-type="float">
            <text:p>1</text:p>
          </table:table-cell>
          <table:table-cell table:formula="of:=COM.MICROSOFT.IFS([.H5] =1; [.E5]; [.H5] =2; [.E5]-6; [.H5] =3; [.E5]-12; [.H5] =4; [.E5]-18)" office:value-type="float" office:value="2" calcext:value-type="float">
            <text:p>2</text:p>
          </table:table-cell>
          <table:table-cell table:formula="of:=COM.MICROSOFT.IFS([.I5] =1; [.F5]; [.I5] =2; [.F5]-15; [.I5] =3; [.F5]-30; [.I5] =4; [.F5]-45)" office:value-type="float" office:value="1" calcext:value-type="float">
            <text:p>1</text:p>
          </table:table-cell>
          <table:table-cell table:formula="of:=COM.MICROSOFT.IFS([.J5] =1; [.G5]; [.J5] =2; [.G5]-15; [.J5] =3; [.G5]-30; [.J5] =4; [.G5]-45)" office:value-type="float" office:value="0" calcext:value-type="float">
            <text:p>0</text:p>
          </table:table-cell>
          <table:table-cell table:formula="of:=DEC2BIN([.K5]; 4)" office:value-type="string" office:string-value="0010" calcext:value-type="string">
            <text:p>0010</text:p>
          </table:table-cell>
          <table:table-cell table:formula="of:=DEC2BIN([.L5]; 4)" office:value-type="string" office:string-value="0001" calcext:value-type="string">
            <text:p>0001</text:p>
          </table:table-cell>
          <table:table-cell table:formula="of:=DEC2BIN([.M5]; 4)" office:value-type="string" office:string-value="0000" calcext:value-type="string">
            <text:p>0000</text:p>
          </table:table-cell>
          <table:table-cell table:formula="of:=COM.MICROSOFT.IFS([.H5] =1; &quot;A&quot;; [.H5] =2; &quot;B&quot;; [.H5] =3; &quot;C&quot;; [.H5] =4; &quot;D&quot;)" office:value-type="string" office:string-value="A" calcext:value-type="string">
            <text:p>A</text:p>
          </table:table-cell>
          <table:table-cell table:formula="of:=COM.MICROSOFT.IFS([.I5] =1; &quot;A&quot;; [.I5] =2; &quot;B&quot;; [.I5] =3; &quot;C&quot;; [.I5] =4; &quot;D&quot;)" office:value-type="string" office:string-value="C" calcext:value-type="string">
            <text:p>C</text:p>
          </table:table-cell>
          <table:table-cell table:formula="of:=COM.MICROSOFT.IFS([.J5] =1; &quot;A&quot;; [.J5] =2; &quot;B&quot;; [.J5] =3; &quot;C&quot;; [.J5] =4; &quot;D&quot;)" office:value-type="string" office:string-value="A" calcext:value-type="string">
            <text:p>A</text:p>
          </table:table-cell>
          <table:table-cell table:formula="of:=COM.MICROSOFT.CONCAT([.Q5]; [.N5])" office:value-type="string" office:string-value="A0010" calcext:value-type="string">
            <text:p>A0010</text:p>
          </table:table-cell>
          <table:table-cell table:formula="of:=COM.MICROSOFT.CONCAT([.R5]; [.O5])" office:value-type="string" office:string-value="C0001" calcext:value-type="string">
            <text:p>C0001</text:p>
          </table:table-cell>
          <table:table-cell table:formula="of:=COM.MICROSOFT.CONCAT([.S5]; [.P5])" office:value-type="string" office:string-value="A0000" calcext:value-type="string">
            <text:p>A0000</text:p>
          </table:table-cell>
          <table:table-cell table:formula="of:=OCT2DEC([.D5])" office:value-type="float" office:value="518" calcext:value-type="float">
            <text:p>518</text:p>
          </table:table-cell>
          <table:table-cell table:formula="of:=COM.MICROSOFT.IFS([.W5]&lt;=250; 1; [.W5]&lt;=500; 2; [.W5]&lt;=750;3; [.W5]&lt;=1000;4)" office:value-type="float" office:value="3" calcext:value-type="float">
            <text:p>3</text:p>
          </table:table-cell>
          <table:table-cell table:formula="of:=COM.MICROSOFT.IFS([.X5]=1; [.W5]; [.X5]=2; [.W5]-250; [.X5]=3; [.W5]-500; [.X5]=3; [.W5]-750)" office:value-type="float" office:value="18" calcext:value-type="float">
            <text:p>18</text:p>
          </table:table-cell>
          <table:table-cell table:formula="of:=DEC2BIN([.Y5]; 8)" office:value-type="string" office:string-value="00010010" calcext:value-type="string">
            <text:p>00010010</text:p>
          </table:table-cell>
          <table:table-cell table:formula="of:=COM.MICROSOFT.IFS([.X5] =1; &quot;A&quot;; [.X5] =2; &quot;B&quot;; [.X5] =3; &quot;C&quot;; [.X5] =4; &quot;D&quot;)" office:value-type="string" office:string-value="C" calcext:value-type="string">
            <text:p>C</text:p>
          </table:table-cell>
          <table:table-cell table:formula="of:=COM.MICROSOFT.CONCAT([.AA5];[.Z5])" office:value-type="string" office:string-value="C00010010" calcext:value-type="string">
            <text:p>C00010010</text:p>
          </table:table-cell>
          <table:table-cell/>
          <table:table-cell office:value-type="string" calcext:value-type="string">
            <text:p>A0010</text:p>
          </table:table-cell>
          <table:table-cell office:value-type="string" calcext:value-type="string">
            <text:p>C0001</text:p>
          </table:table-cell>
          <table:table-cell office:value-type="string" calcext:value-type="string">
            <text:p>A0000</text:p>
          </table:table-cell>
          <table:table-cell table:formula="of:=COM.MICROSOFT.CONCAT([.AD5]; &quot;:&quot;; [.AE5]; &quot;:&quot;; [.AF5])" office:value-type="string" office:string-value="A0010:C0001:A0000" calcext:value-type="string">
            <text:p>A0010:C0001:A0000</text:p>
          </table:table-cell>
          <table:table-cell office:value-type="string" calcext:value-type="string">
            <text:p>C000100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table:formula="of:=OCT2DEC([.A6])" office:value-type="float" office:value="3" calcext:value-type="float">
            <text:p>3</text:p>
          </table:table-cell>
          <table:table-cell table:formula="of:=OCT2DEC([.B6])" office:value-type="float" office:value="4" calcext:value-type="float">
            <text:p>4</text:p>
          </table:table-cell>
          <table:table-cell table:formula="of:=OCT2DEC([.C6])" office:value-type="float" office:value="0" calcext:value-type="float">
            <text:p>0</text:p>
          </table:table-cell>
          <table:table-cell table:formula="of:=COM.MICROSOFT.IFS([.E6]&lt;=6; 1; [.E6]&lt;=12; 2; [.E6]&lt;=18; 3; [.E6]&lt;=24; 4)" office:value-type="float" office:value="1" calcext:value-type="float">
            <text:p>1</text:p>
          </table:table-cell>
          <table:table-cell table:formula="of:=COM.MICROSOFT.IFS([.F6]&lt;=15; 1; [.F6]&lt;=30; 2; [.F6]&lt;=45; 3; [.F6]&lt;=60; 4)" office:value-type="float" office:value="1" calcext:value-type="float">
            <text:p>1</text:p>
          </table:table-cell>
          <table:table-cell table:formula="of:=COM.MICROSOFT.IFS([.G6]&lt;=15; 1; [.G6]&lt;=30; 2; [.G6]&lt;=45; 3; [.G6]&lt;=60; 4)" office:value-type="float" office:value="1" calcext:value-type="float">
            <text:p>1</text:p>
          </table:table-cell>
          <table:table-cell table:formula="of:=COM.MICROSOFT.IFS([.H6] =1; [.E6]; [.H6] =2; [.E6]-6; [.H6] =3; [.E6]-12; [.H6] =4; [.E6]-18)" office:value-type="float" office:value="3" calcext:value-type="float">
            <text:p>3</text:p>
          </table:table-cell>
          <table:table-cell table:formula="of:=COM.MICROSOFT.IFS([.I6] =1; [.F6]; [.I6] =2; [.F6]-15; [.I6] =3; [.F6]-30; [.I6] =4; [.F6]-45)" office:value-type="float" office:value="4" calcext:value-type="float">
            <text:p>4</text:p>
          </table:table-cell>
          <table:table-cell table:formula="of:=COM.MICROSOFT.IFS([.J6] =1; [.G6]; [.J6] =2; [.G6]-15; [.J6] =3; [.G6]-30; [.J6] =4; [.G6]-45)" office:value-type="float" office:value="0" calcext:value-type="float">
            <text:p>0</text:p>
          </table:table-cell>
          <table:table-cell table:formula="of:=DEC2BIN([.K6]; 4)" office:value-type="string" office:string-value="0011" calcext:value-type="string">
            <text:p>0011</text:p>
          </table:table-cell>
          <table:table-cell table:formula="of:=DEC2BIN([.L6]; 4)" office:value-type="string" office:string-value="0100" calcext:value-type="string">
            <text:p>0100</text:p>
          </table:table-cell>
          <table:table-cell table:formula="of:=DEC2BIN([.M6]; 4)" office:value-type="string" office:string-value="0000" calcext:value-type="string">
            <text:p>0000</text:p>
          </table:table-cell>
          <table:table-cell table:formula="of:=COM.MICROSOFT.IFS([.H6] =1; &quot;A&quot;; [.H6] =2; &quot;B&quot;; [.H6] =3; &quot;C&quot;; [.H6] =4; &quot;D&quot;)" office:value-type="string" office:string-value="A" calcext:value-type="string">
            <text:p>A</text:p>
          </table:table-cell>
          <table:table-cell table:formula="of:=COM.MICROSOFT.IFS([.I6] =1; &quot;A&quot;; [.I6] =2; &quot;B&quot;; [.I6] =3; &quot;C&quot;; [.I6] =4; &quot;D&quot;)" office:value-type="string" office:string-value="A" calcext:value-type="string">
            <text:p>A</text:p>
          </table:table-cell>
          <table:table-cell table:formula="of:=COM.MICROSOFT.IFS([.J6] =1; &quot;A&quot;; [.J6] =2; &quot;B&quot;; [.J6] =3; &quot;C&quot;; [.J6] =4; &quot;D&quot;)" office:value-type="string" office:string-value="A" calcext:value-type="string">
            <text:p>A</text:p>
          </table:table-cell>
          <table:table-cell table:formula="of:=COM.MICROSOFT.CONCAT([.Q6]; [.N6])" office:value-type="string" office:string-value="A0011" calcext:value-type="string">
            <text:p>A0011</text:p>
          </table:table-cell>
          <table:table-cell table:formula="of:=COM.MICROSOFT.CONCAT([.R6]; [.O6])" office:value-type="string" office:string-value="A0100" calcext:value-type="string">
            <text:p>A0100</text:p>
          </table:table-cell>
          <table:table-cell table:formula="of:=COM.MICROSOFT.CONCAT([.S6]; [.P6])" office:value-type="string" office:string-value="A0000" calcext:value-type="string">
            <text:p>A0000</text:p>
          </table:table-cell>
          <table:table-cell table:formula="of:=OCT2DEC([.D6])" office:value-type="float" office:value="535" calcext:value-type="float">
            <text:p>535</text:p>
          </table:table-cell>
          <table:table-cell table:formula="of:=COM.MICROSOFT.IFS([.W6]&lt;=250; 1; [.W6]&lt;=500; 2; [.W6]&lt;=750;3; [.W6]&lt;=1000;4)" office:value-type="float" office:value="3" calcext:value-type="float">
            <text:p>3</text:p>
          </table:table-cell>
          <table:table-cell table:formula="of:=COM.MICROSOFT.IFS([.X6]=1; [.W6]; [.X6]=2; [.W6]-250; [.X6]=3; [.W6]-500; [.X6]=3; [.W6]-750)" office:value-type="float" office:value="35" calcext:value-type="float">
            <text:p>35</text:p>
          </table:table-cell>
          <table:table-cell table:formula="of:=DEC2BIN([.Y6]; 8)" office:value-type="string" office:string-value="00100011" calcext:value-type="string">
            <text:p>00100011</text:p>
          </table:table-cell>
          <table:table-cell table:formula="of:=COM.MICROSOFT.IFS([.X6] =1; &quot;A&quot;; [.X6] =2; &quot;B&quot;; [.X6] =3; &quot;C&quot;; [.X6] =4; &quot;D&quot;)" office:value-type="string" office:string-value="C" calcext:value-type="string">
            <text:p>C</text:p>
          </table:table-cell>
          <table:table-cell table:formula="of:=COM.MICROSOFT.CONCAT([.AA6];[.Z6])" office:value-type="string" office:string-value="C00100011" calcext:value-type="string">
            <text:p>C00100011</text:p>
          </table:table-cell>
          <table:table-cell/>
          <table:table-cell office:value-type="string" calcext:value-type="string">
            <text:p>A0011</text:p>
          </table:table-cell>
          <table:table-cell office:value-type="string" calcext:value-type="string">
            <text:p>A0100</text:p>
          </table:table-cell>
          <table:table-cell office:value-type="string" calcext:value-type="string">
            <text:p>A0000</text:p>
          </table:table-cell>
          <table:table-cell table:formula="of:=COM.MICROSOFT.CONCAT([.AD6]; &quot;:&quot;; [.AE6]; &quot;:&quot;; [.AF6])" office:value-type="string" office:string-value="A0011:A0100:A0000" calcext:value-type="string">
            <text:p>A0011:A0100:A0000</text:p>
          </table:table-cell>
          <table:table-cell office:value-type="string" calcext:value-type="string">
            <text:p>C001000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1051" calcext:value-type="float">
            <text:p>1051</text:p>
          </table:table-cell>
          <table:table-cell table:formula="of:=OCT2DEC([.A7])" office:value-type="float" office:value="3" calcext:value-type="float">
            <text:p>3</text:p>
          </table:table-cell>
          <table:table-cell table:formula="of:=OCT2DEC([.B7])" office:value-type="float" office:value="33" calcext:value-type="float">
            <text:p>33</text:p>
          </table:table-cell>
          <table:table-cell table:formula="of:=OCT2DEC([.C7])" office:value-type="float" office:value="49" calcext:value-type="float">
            <text:p>49</text:p>
          </table:table-cell>
          <table:table-cell table:formula="of:=COM.MICROSOFT.IFS([.E7]&lt;=6; 1; [.E7]&lt;=12; 2; [.E7]&lt;=18; 3; [.E7]&lt;=24; 4)" office:value-type="float" office:value="1" calcext:value-type="float">
            <text:p>1</text:p>
          </table:table-cell>
          <table:table-cell table:formula="of:=COM.MICROSOFT.IFS([.F7]&lt;=15; 1; [.F7]&lt;=30; 2; [.F7]&lt;=45; 3; [.F7]&lt;=60; 4)" office:value-type="float" office:value="3" calcext:value-type="float">
            <text:p>3</text:p>
          </table:table-cell>
          <table:table-cell table:formula="of:=COM.MICROSOFT.IFS([.G7]&lt;=15; 1; [.G7]&lt;=30; 2; [.G7]&lt;=45; 3; [.G7]&lt;=60; 4)" office:value-type="float" office:value="4" calcext:value-type="float">
            <text:p>4</text:p>
          </table:table-cell>
          <table:table-cell table:formula="of:=COM.MICROSOFT.IFS([.H7] =1; [.E7]; [.H7] =2; [.E7]-6; [.H7] =3; [.E7]-12; [.H7] =4; [.E7]-18)" office:value-type="float" office:value="3" calcext:value-type="float">
            <text:p>3</text:p>
          </table:table-cell>
          <table:table-cell table:formula="of:=COM.MICROSOFT.IFS([.I7] =1; [.F7]; [.I7] =2; [.F7]-15; [.I7] =3; [.F7]-30; [.I7] =4; [.F7]-45)" office:value-type="float" office:value="3" calcext:value-type="float">
            <text:p>3</text:p>
          </table:table-cell>
          <table:table-cell table:formula="of:=COM.MICROSOFT.IFS([.J7] =1; [.G7]; [.J7] =2; [.G7]-15; [.J7] =3; [.G7]-30; [.J7] =4; [.G7]-45)" office:value-type="float" office:value="4" calcext:value-type="float">
            <text:p>4</text:p>
          </table:table-cell>
          <table:table-cell table:formula="of:=DEC2BIN([.K7]; 4)" office:value-type="string" office:string-value="0011" calcext:value-type="string">
            <text:p>0011</text:p>
          </table:table-cell>
          <table:table-cell table:formula="of:=DEC2BIN([.L7]; 4)" office:value-type="string" office:string-value="0011" calcext:value-type="string">
            <text:p>0011</text:p>
          </table:table-cell>
          <table:table-cell table:formula="of:=DEC2BIN([.M7]; 4)" office:value-type="string" office:string-value="0100" calcext:value-type="string">
            <text:p>0100</text:p>
          </table:table-cell>
          <table:table-cell table:formula="of:=COM.MICROSOFT.IFS([.H7] =1; &quot;A&quot;; [.H7] =2; &quot;B&quot;; [.H7] =3; &quot;C&quot;; [.H7] =4; &quot;D&quot;)" office:value-type="string" office:string-value="A" calcext:value-type="string">
            <text:p>A</text:p>
          </table:table-cell>
          <table:table-cell table:formula="of:=COM.MICROSOFT.IFS([.I7] =1; &quot;A&quot;; [.I7] =2; &quot;B&quot;; [.I7] =3; &quot;C&quot;; [.I7] =4; &quot;D&quot;)" office:value-type="string" office:string-value="C" calcext:value-type="string">
            <text:p>C</text:p>
          </table:table-cell>
          <table:table-cell table:formula="of:=COM.MICROSOFT.IFS([.J7] =1; &quot;A&quot;; [.J7] =2; &quot;B&quot;; [.J7] =3; &quot;C&quot;; [.J7] =4; &quot;D&quot;)" office:value-type="string" office:string-value="D" calcext:value-type="string">
            <text:p>D</text:p>
          </table:table-cell>
          <table:table-cell table:formula="of:=COM.MICROSOFT.CONCAT([.Q7]; [.N7])" office:value-type="string" office:string-value="A0011" calcext:value-type="string">
            <text:p>A0011</text:p>
          </table:table-cell>
          <table:table-cell table:formula="of:=COM.MICROSOFT.CONCAT([.R7]; [.O7])" office:value-type="string" office:string-value="C0011" calcext:value-type="string">
            <text:p>C0011</text:p>
          </table:table-cell>
          <table:table-cell table:formula="of:=COM.MICROSOFT.CONCAT([.S7]; [.P7])" office:value-type="string" office:string-value="D0100" calcext:value-type="string">
            <text:p>D0100</text:p>
          </table:table-cell>
          <table:table-cell table:formula="of:=OCT2DEC([.D7])" office:value-type="float" office:value="553" calcext:value-type="float">
            <text:p>553</text:p>
          </table:table-cell>
          <table:table-cell table:formula="of:=COM.MICROSOFT.IFS([.W7]&lt;=250; 1; [.W7]&lt;=500; 2; [.W7]&lt;=750;3; [.W7]&lt;=1000;4)" office:value-type="float" office:value="3" calcext:value-type="float">
            <text:p>3</text:p>
          </table:table-cell>
          <table:table-cell table:formula="of:=COM.MICROSOFT.IFS([.X7]=1; [.W7]; [.X7]=2; [.W7]-250; [.X7]=3; [.W7]-500; [.X7]=3; [.W7]-750)" office:value-type="float" office:value="53" calcext:value-type="float">
            <text:p>53</text:p>
          </table:table-cell>
          <table:table-cell table:formula="of:=DEC2BIN([.Y7]; 8)" office:value-type="string" office:string-value="00110101" calcext:value-type="string">
            <text:p>00110101</text:p>
          </table:table-cell>
          <table:table-cell table:formula="of:=COM.MICROSOFT.IFS([.X7] =1; &quot;A&quot;; [.X7] =2; &quot;B&quot;; [.X7] =3; &quot;C&quot;; [.X7] =4; &quot;D&quot;)" office:value-type="string" office:string-value="C" calcext:value-type="string">
            <text:p>C</text:p>
          </table:table-cell>
          <table:table-cell table:formula="of:=COM.MICROSOFT.CONCAT([.AA7];[.Z7])" office:value-type="string" office:string-value="C00110101" calcext:value-type="string">
            <text:p>C00110101</text:p>
          </table:table-cell>
          <table:table-cell/>
          <table:table-cell office:value-type="string" calcext:value-type="string">
            <text:p>A0011</text:p>
          </table:table-cell>
          <table:table-cell office:value-type="string" calcext:value-type="string">
            <text:p>C0011</text:p>
          </table:table-cell>
          <table:table-cell office:value-type="string" calcext:value-type="string">
            <text:p>D0100</text:p>
          </table:table-cell>
          <table:table-cell table:formula="of:=COM.MICROSOFT.CONCAT([.AD7]; &quot;:&quot;; [.AE7]; &quot;:&quot;; [.AF7])" office:value-type="string" office:string-value="A0011:C0011:D0100" calcext:value-type="string">
            <text:p>A0011:C0011:D0100</text:p>
          </table:table-cell>
          <table:table-cell office:value-type="string" calcext:value-type="string">
            <text:p>C00110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767" calcext:value-type="float">
            <text:p>767</text:p>
          </table:table-cell>
          <table:table-cell table:formula="of:=OCT2DEC([.A8])" office:value-type="float" office:value="4" calcext:value-type="float">
            <text:p>4</text:p>
          </table:table-cell>
          <table:table-cell table:formula="of:=OCT2DEC([.B8])" office:value-type="float" office:value="3" calcext:value-type="float">
            <text:p>3</text:p>
          </table:table-cell>
          <table:table-cell table:formula="of:=OCT2DEC([.C8])" office:value-type="float" office:value="34" calcext:value-type="float">
            <text:p>34</text:p>
          </table:table-cell>
          <table:table-cell table:formula="of:=COM.MICROSOFT.IFS([.E8]&lt;=6; 1; [.E8]&lt;=12; 2; [.E8]&lt;=18; 3; [.E8]&lt;=24; 4)" office:value-type="float" office:value="1" calcext:value-type="float">
            <text:p>1</text:p>
          </table:table-cell>
          <table:table-cell table:formula="of:=COM.MICROSOFT.IFS([.F8]&lt;=15; 1; [.F8]&lt;=30; 2; [.F8]&lt;=45; 3; [.F8]&lt;=60; 4)" office:value-type="float" office:value="1" calcext:value-type="float">
            <text:p>1</text:p>
          </table:table-cell>
          <table:table-cell table:formula="of:=COM.MICROSOFT.IFS([.G8]&lt;=15; 1; [.G8]&lt;=30; 2; [.G8]&lt;=45; 3; [.G8]&lt;=60; 4)" office:value-type="float" office:value="3" calcext:value-type="float">
            <text:p>3</text:p>
          </table:table-cell>
          <table:table-cell table:formula="of:=COM.MICROSOFT.IFS([.H8] =1; [.E8]; [.H8] =2; [.E8]-6; [.H8] =3; [.E8]-12; [.H8] =4; [.E8]-18)" office:value-type="float" office:value="4" calcext:value-type="float">
            <text:p>4</text:p>
          </table:table-cell>
          <table:table-cell table:formula="of:=COM.MICROSOFT.IFS([.I8] =1; [.F8]; [.I8] =2; [.F8]-15; [.I8] =3; [.F8]-30; [.I8] =4; [.F8]-45)" office:value-type="float" office:value="3" calcext:value-type="float">
            <text:p>3</text:p>
          </table:table-cell>
          <table:table-cell table:formula="of:=COM.MICROSOFT.IFS([.J8] =1; [.G8]; [.J8] =2; [.G8]-15; [.J8] =3; [.G8]-30; [.J8] =4; [.G8]-45)" office:value-type="float" office:value="4" calcext:value-type="float">
            <text:p>4</text:p>
          </table:table-cell>
          <table:table-cell table:formula="of:=DEC2BIN([.K8]; 4)" office:value-type="string" office:string-value="0100" calcext:value-type="string">
            <text:p>0100</text:p>
          </table:table-cell>
          <table:table-cell table:formula="of:=DEC2BIN([.L8]; 4)" office:value-type="string" office:string-value="0011" calcext:value-type="string">
            <text:p>0011</text:p>
          </table:table-cell>
          <table:table-cell table:formula="of:=DEC2BIN([.M8]; 4)" office:value-type="string" office:string-value="0100" calcext:value-type="string">
            <text:p>0100</text:p>
          </table:table-cell>
          <table:table-cell table:formula="of:=COM.MICROSOFT.IFS([.H8] =1; &quot;A&quot;; [.H8] =2; &quot;B&quot;; [.H8] =3; &quot;C&quot;; [.H8] =4; &quot;D&quot;)" office:value-type="string" office:string-value="A" calcext:value-type="string">
            <text:p>A</text:p>
          </table:table-cell>
          <table:table-cell table:formula="of:=COM.MICROSOFT.IFS([.I8] =1; &quot;A&quot;; [.I8] =2; &quot;B&quot;; [.I8] =3; &quot;C&quot;; [.I8] =4; &quot;D&quot;)" office:value-type="string" office:string-value="A" calcext:value-type="string">
            <text:p>A</text:p>
          </table:table-cell>
          <table:table-cell table:formula="of:=COM.MICROSOFT.IFS([.J8] =1; &quot;A&quot;; [.J8] =2; &quot;B&quot;; [.J8] =3; &quot;C&quot;; [.J8] =4; &quot;D&quot;)" office:value-type="string" office:string-value="C" calcext:value-type="string">
            <text:p>C</text:p>
          </table:table-cell>
          <table:table-cell table:formula="of:=COM.MICROSOFT.CONCAT([.Q8]; [.N8])" office:value-type="string" office:string-value="A0100" calcext:value-type="string">
            <text:p>A0100</text:p>
          </table:table-cell>
          <table:table-cell table:formula="of:=COM.MICROSOFT.CONCAT([.R8]; [.O8])" office:value-type="string" office:string-value="A0011" calcext:value-type="string">
            <text:p>A0011</text:p>
          </table:table-cell>
          <table:table-cell table:formula="of:=COM.MICROSOFT.CONCAT([.S8]; [.P8])" office:value-type="string" office:string-value="C0100" calcext:value-type="string">
            <text:p>C0100</text:p>
          </table:table-cell>
          <table:table-cell table:formula="of:=OCT2DEC([.D8])" office:value-type="float" office:value="503" calcext:value-type="float">
            <text:p>503</text:p>
          </table:table-cell>
          <table:table-cell table:formula="of:=COM.MICROSOFT.IFS([.W8]&lt;=250; 1; [.W8]&lt;=500; 2; [.W8]&lt;=750;3; [.W8]&lt;=1000;4)" office:value-type="float" office:value="3" calcext:value-type="float">
            <text:p>3</text:p>
          </table:table-cell>
          <table:table-cell table:formula="of:=COM.MICROSOFT.IFS([.X8]=1; [.W8]; [.X8]=2; [.W8]-250; [.X8]=3; [.W8]-500; [.X8]=3; [.W8]-750)" office:value-type="float" office:value="3" calcext:value-type="float">
            <text:p>3</text:p>
          </table:table-cell>
          <table:table-cell table:formula="of:=DEC2BIN([.Y8]; 8)" office:value-type="string" office:string-value="00000011" calcext:value-type="string">
            <text:p>00000011</text:p>
          </table:table-cell>
          <table:table-cell table:formula="of:=COM.MICROSOFT.IFS([.X8] =1; &quot;A&quot;; [.X8] =2; &quot;B&quot;; [.X8] =3; &quot;C&quot;; [.X8] =4; &quot;D&quot;)" office:value-type="string" office:string-value="C" calcext:value-type="string">
            <text:p>C</text:p>
          </table:table-cell>
          <table:table-cell table:formula="of:=COM.MICROSOFT.CONCAT([.AA8];[.Z8])" office:value-type="string" office:string-value="C00000011" calcext:value-type="string">
            <text:p>C00000011</text:p>
          </table:table-cell>
          <table:table-cell/>
          <table:table-cell office:value-type="string" calcext:value-type="string">
            <text:p>A0100</text:p>
          </table:table-cell>
          <table:table-cell office:value-type="string" calcext:value-type="string">
            <text:p>A0011</text:p>
          </table:table-cell>
          <table:table-cell office:value-type="string" calcext:value-type="string">
            <text:p>C0100</text:p>
          </table:table-cell>
          <table:table-cell table:formula="of:=COM.MICROSOFT.CONCAT([.AD8]; &quot;:&quot;; [.AE8]; &quot;:&quot;; [.AF8])" office:value-type="string" office:string-value="A0100:A0011:C0100" calcext:value-type="string">
            <text:p>A0100:A0011:C0100</text:p>
          </table:table-cell>
          <table:table-cell office:value-type="string" calcext:value-type="string">
            <text:p>C000000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777" calcext:value-type="float">
            <text:p>777</text:p>
          </table:table-cell>
          <table:table-cell table:formula="of:=OCT2DEC([.A9])" office:value-type="float" office:value="4" calcext:value-type="float">
            <text:p>4</text:p>
          </table:table-cell>
          <table:table-cell table:formula="of:=OCT2DEC([.B9])" office:value-type="float" office:value="28" calcext:value-type="float">
            <text:p>28</text:p>
          </table:table-cell>
          <table:table-cell table:formula="of:=OCT2DEC([.C9])" office:value-type="float" office:value="24" calcext:value-type="float">
            <text:p>24</text:p>
          </table:table-cell>
          <table:table-cell table:formula="of:=COM.MICROSOFT.IFS([.E9]&lt;=6; 1; [.E9]&lt;=12; 2; [.E9]&lt;=18; 3; [.E9]&lt;=24; 4)" office:value-type="float" office:value="1" calcext:value-type="float">
            <text:p>1</text:p>
          </table:table-cell>
          <table:table-cell table:formula="of:=COM.MICROSOFT.IFS([.F9]&lt;=15; 1; [.F9]&lt;=30; 2; [.F9]&lt;=45; 3; [.F9]&lt;=60; 4)" office:value-type="float" office:value="2" calcext:value-type="float">
            <text:p>2</text:p>
          </table:table-cell>
          <table:table-cell table:formula="of:=COM.MICROSOFT.IFS([.G9]&lt;=15; 1; [.G9]&lt;=30; 2; [.G9]&lt;=45; 3; [.G9]&lt;=60; 4)" office:value-type="float" office:value="2" calcext:value-type="float">
            <text:p>2</text:p>
          </table:table-cell>
          <table:table-cell table:formula="of:=COM.MICROSOFT.IFS([.H9] =1; [.E9]; [.H9] =2; [.E9]-6; [.H9] =3; [.E9]-12; [.H9] =4; [.E9]-18)" office:value-type="float" office:value="4" calcext:value-type="float">
            <text:p>4</text:p>
          </table:table-cell>
          <table:table-cell table:formula="of:=COM.MICROSOFT.IFS([.I9] =1; [.F9]; [.I9] =2; [.F9]-15; [.I9] =3; [.F9]-30; [.I9] =4; [.F9]-45)" office:value-type="float" office:value="13" calcext:value-type="float">
            <text:p>13</text:p>
          </table:table-cell>
          <table:table-cell table:formula="of:=COM.MICROSOFT.IFS([.J9] =1; [.G9]; [.J9] =2; [.G9]-15; [.J9] =3; [.G9]-30; [.J9] =4; [.G9]-45)" office:value-type="float" office:value="9" calcext:value-type="float">
            <text:p>9</text:p>
          </table:table-cell>
          <table:table-cell table:formula="of:=DEC2BIN([.K9]; 4)" office:value-type="string" office:string-value="0100" calcext:value-type="string">
            <text:p>0100</text:p>
          </table:table-cell>
          <table:table-cell table:formula="of:=DEC2BIN([.L9]; 4)" office:value-type="string" office:string-value="1101" calcext:value-type="string">
            <text:p>1101</text:p>
          </table:table-cell>
          <table:table-cell table:formula="of:=DEC2BIN([.M9]; 4)" office:value-type="string" office:string-value="1001" calcext:value-type="string">
            <text:p>1001</text:p>
          </table:table-cell>
          <table:table-cell table:formula="of:=COM.MICROSOFT.IFS([.H9] =1; &quot;A&quot;; [.H9] =2; &quot;B&quot;; [.H9] =3; &quot;C&quot;; [.H9] =4; &quot;D&quot;)" office:value-type="string" office:string-value="A" calcext:value-type="string">
            <text:p>A</text:p>
          </table:table-cell>
          <table:table-cell table:formula="of:=COM.MICROSOFT.IFS([.I9] =1; &quot;A&quot;; [.I9] =2; &quot;B&quot;; [.I9] =3; &quot;C&quot;; [.I9] =4; &quot;D&quot;)" office:value-type="string" office:string-value="B" calcext:value-type="string">
            <text:p>B</text:p>
          </table:table-cell>
          <table:table-cell table:formula="of:=COM.MICROSOFT.IFS([.J9] =1; &quot;A&quot;; [.J9] =2; &quot;B&quot;; [.J9] =3; &quot;C&quot;; [.J9] =4; &quot;D&quot;)" office:value-type="string" office:string-value="B" calcext:value-type="string">
            <text:p>B</text:p>
          </table:table-cell>
          <table:table-cell table:formula="of:=COM.MICROSOFT.CONCAT([.Q9]; [.N9])" office:value-type="string" office:string-value="A0100" calcext:value-type="string">
            <text:p>A0100</text:p>
          </table:table-cell>
          <table:table-cell table:formula="of:=COM.MICROSOFT.CONCAT([.R9]; [.O9])" office:value-type="string" office:string-value="B1101" calcext:value-type="string">
            <text:p>B1101</text:p>
          </table:table-cell>
          <table:table-cell table:formula="of:=COM.MICROSOFT.CONCAT([.S9]; [.P9])" office:value-type="string" office:string-value="B1001" calcext:value-type="string">
            <text:p>B1001</text:p>
          </table:table-cell>
          <table:table-cell table:formula="of:=OCT2DEC([.D9])" office:value-type="float" office:value="511" calcext:value-type="float">
            <text:p>511</text:p>
          </table:table-cell>
          <table:table-cell table:formula="of:=COM.MICROSOFT.IFS([.W9]&lt;=250; 1; [.W9]&lt;=500; 2; [.W9]&lt;=750;3; [.W9]&lt;=1000;4)" office:value-type="float" office:value="3" calcext:value-type="float">
            <text:p>3</text:p>
          </table:table-cell>
          <table:table-cell table:formula="of:=COM.MICROSOFT.IFS([.X9]=1; [.W9]; [.X9]=2; [.W9]-250; [.X9]=3; [.W9]-500; [.X9]=3; [.W9]-750)" office:value-type="float" office:value="11" calcext:value-type="float">
            <text:p>11</text:p>
          </table:table-cell>
          <table:table-cell table:formula="of:=DEC2BIN([.Y9]; 8)" office:value-type="string" office:string-value="00001011" calcext:value-type="string">
            <text:p>00001011</text:p>
          </table:table-cell>
          <table:table-cell table:formula="of:=COM.MICROSOFT.IFS([.X9] =1; &quot;A&quot;; [.X9] =2; &quot;B&quot;; [.X9] =3; &quot;C&quot;; [.X9] =4; &quot;D&quot;)" office:value-type="string" office:string-value="C" calcext:value-type="string">
            <text:p>C</text:p>
          </table:table-cell>
          <table:table-cell table:formula="of:=COM.MICROSOFT.CONCAT([.AA9];[.Z9])" office:value-type="string" office:string-value="C00001011" calcext:value-type="string">
            <text:p>C00001011</text:p>
          </table:table-cell>
          <table:table-cell/>
          <table:table-cell office:value-type="string" calcext:value-type="string">
            <text:p>A0100</text:p>
          </table:table-cell>
          <table:table-cell office:value-type="string" calcext:value-type="string">
            <text:p>B1101</text:p>
          </table:table-cell>
          <table:table-cell office:value-type="string" calcext:value-type="string">
            <text:p>B1001</text:p>
          </table:table-cell>
          <table:table-cell table:formula="of:=COM.MICROSOFT.CONCAT([.AD9]; &quot;:&quot;; [.AE9]; &quot;:&quot;; [.AF9])" office:value-type="string" office:string-value="A0100:B1101:B1001" calcext:value-type="string">
            <text:p>A0100:B1101:B1001</text:p>
          </table:table-cell>
          <table:table-cell office:value-type="string" calcext:value-type="string">
            <text:p>C0000101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126" calcext:value-type="float">
            <text:p>1126</text:p>
          </table:table-cell>
          <table:table-cell table:formula="of:=OCT2DEC([.A10])" office:value-type="float" office:value="5" calcext:value-type="float">
            <text:p>5</text:p>
          </table:table-cell>
          <table:table-cell table:formula="of:=OCT2DEC([.B10])" office:value-type="float" office:value="5" calcext:value-type="float">
            <text:p>5</text:p>
          </table:table-cell>
          <table:table-cell table:formula="of:=OCT2DEC([.C10])" office:value-type="float" office:value="55" calcext:value-type="float">
            <text:p>55</text:p>
          </table:table-cell>
          <table:table-cell table:formula="of:=COM.MICROSOFT.IFS([.E10]&lt;=6; 1; [.E10]&lt;=12; 2; [.E10]&lt;=18; 3; [.E10]&lt;=24; 4)" office:value-type="float" office:value="1" calcext:value-type="float">
            <text:p>1</text:p>
          </table:table-cell>
          <table:table-cell table:formula="of:=COM.MICROSOFT.IFS([.F10]&lt;=15; 1; [.F10]&lt;=30; 2; [.F10]&lt;=45; 3; [.F10]&lt;=60; 4)" office:value-type="float" office:value="1" calcext:value-type="float">
            <text:p>1</text:p>
          </table:table-cell>
          <table:table-cell table:formula="of:=COM.MICROSOFT.IFS([.G10]&lt;=15; 1; [.G10]&lt;=30; 2; [.G10]&lt;=45; 3; [.G10]&lt;=60; 4)" office:value-type="float" office:value="4" calcext:value-type="float">
            <text:p>4</text:p>
          </table:table-cell>
          <table:table-cell table:formula="of:=COM.MICROSOFT.IFS([.H10] =1; [.E10]; [.H10] =2; [.E10]-6; [.H10] =3; [.E10]-12; [.H10] =4; [.E10]-18)" office:value-type="float" office:value="5" calcext:value-type="float">
            <text:p>5</text:p>
          </table:table-cell>
          <table:table-cell table:formula="of:=COM.MICROSOFT.IFS([.I10] =1; [.F10]; [.I10] =2; [.F10]-15; [.I10] =3; [.F10]-30; [.I10] =4; [.F10]-45)" office:value-type="float" office:value="5" calcext:value-type="float">
            <text:p>5</text:p>
          </table:table-cell>
          <table:table-cell table:formula="of:=COM.MICROSOFT.IFS([.J10] =1; [.G10]; [.J10] =2; [.G10]-15; [.J10] =3; [.G10]-30; [.J10] =4; [.G10]-45)" office:value-type="float" office:value="10" calcext:value-type="float">
            <text:p>10</text:p>
          </table:table-cell>
          <table:table-cell table:formula="of:=DEC2BIN([.K10]; 4)" office:value-type="string" office:string-value="0101" calcext:value-type="string">
            <text:p>0101</text:p>
          </table:table-cell>
          <table:table-cell table:formula="of:=DEC2BIN([.L10]; 4)" office:value-type="string" office:string-value="0101" calcext:value-type="string">
            <text:p>0101</text:p>
          </table:table-cell>
          <table:table-cell table:formula="of:=DEC2BIN([.M10]; 4)" office:value-type="string" office:string-value="1010" calcext:value-type="string">
            <text:p>1010</text:p>
          </table:table-cell>
          <table:table-cell table:formula="of:=COM.MICROSOFT.IFS([.H10] =1; &quot;A&quot;; [.H10] =2; &quot;B&quot;; [.H10] =3; &quot;C&quot;; [.H10] =4; &quot;D&quot;)" office:value-type="string" office:string-value="A" calcext:value-type="string">
            <text:p>A</text:p>
          </table:table-cell>
          <table:table-cell table:formula="of:=COM.MICROSOFT.IFS([.I10] =1; &quot;A&quot;; [.I10] =2; &quot;B&quot;; [.I10] =3; &quot;C&quot;; [.I10] =4; &quot;D&quot;)" office:value-type="string" office:string-value="A" calcext:value-type="string">
            <text:p>A</text:p>
          </table:table-cell>
          <table:table-cell table:formula="of:=COM.MICROSOFT.IFS([.J10] =1; &quot;A&quot;; [.J10] =2; &quot;B&quot;; [.J10] =3; &quot;C&quot;; [.J10] =4; &quot;D&quot;)" office:value-type="string" office:string-value="D" calcext:value-type="string">
            <text:p>D</text:p>
          </table:table-cell>
          <table:table-cell table:formula="of:=COM.MICROSOFT.CONCAT([.Q10]; [.N10])" office:value-type="string" office:string-value="A0101" calcext:value-type="string">
            <text:p>A0101</text:p>
          </table:table-cell>
          <table:table-cell table:formula="of:=COM.MICROSOFT.CONCAT([.R10]; [.O10])" office:value-type="string" office:string-value="A0101" calcext:value-type="string">
            <text:p>A0101</text:p>
          </table:table-cell>
          <table:table-cell table:formula="of:=COM.MICROSOFT.CONCAT([.S10]; [.P10])" office:value-type="string" office:string-value="D1010" calcext:value-type="string">
            <text:p>D1010</text:p>
          </table:table-cell>
          <table:table-cell table:formula="of:=OCT2DEC([.D10])" office:value-type="float" office:value="598" calcext:value-type="float">
            <text:p>598</text:p>
          </table:table-cell>
          <table:table-cell table:formula="of:=COM.MICROSOFT.IFS([.W10]&lt;=250; 1; [.W10]&lt;=500; 2; [.W10]&lt;=750;3; [.W10]&lt;=1000;4)" office:value-type="float" office:value="3" calcext:value-type="float">
            <text:p>3</text:p>
          </table:table-cell>
          <table:table-cell table:formula="of:=COM.MICROSOFT.IFS([.X10]=1; [.W10]; [.X10]=2; [.W10]-250; [.X10]=3; [.W10]-500; [.X10]=3; [.W10]-750)" office:value-type="float" office:value="98" calcext:value-type="float">
            <text:p>98</text:p>
          </table:table-cell>
          <table:table-cell table:formula="of:=DEC2BIN([.Y10]; 8)" office:value-type="string" office:string-value="01100010" calcext:value-type="string">
            <text:p>01100010</text:p>
          </table:table-cell>
          <table:table-cell table:formula="of:=COM.MICROSOFT.IFS([.X10] =1; &quot;A&quot;; [.X10] =2; &quot;B&quot;; [.X10] =3; &quot;C&quot;; [.X10] =4; &quot;D&quot;)" office:value-type="string" office:string-value="C" calcext:value-type="string">
            <text:p>C</text:p>
          </table:table-cell>
          <table:table-cell table:formula="of:=COM.MICROSOFT.CONCAT([.AA10];[.Z10])" office:value-type="string" office:string-value="C01100010" calcext:value-type="string">
            <text:p>C01100010</text:p>
          </table:table-cell>
          <table:table-cell/>
          <table:table-cell table:number-columns-repeated="2" office:value-type="string" calcext:value-type="string">
            <text:p>A0101</text:p>
          </table:table-cell>
          <table:table-cell office:value-type="string" calcext:value-type="string">
            <text:p>D1010</text:p>
          </table:table-cell>
          <table:table-cell table:formula="of:=COM.MICROSOFT.CONCAT([.AD10]; &quot;:&quot;; [.AE10]; &quot;:&quot;; [.AF10])" office:value-type="string" office:string-value="A0101:A0101:D1010" calcext:value-type="string">
            <text:p>A0101:A0101:D1010</text:p>
          </table:table-cell>
          <table:table-cell office:value-type="string" calcext:value-type="string">
            <text:p>C011000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220" calcext:value-type="float">
            <text:p>1220</text:p>
          </table:table-cell>
          <table:table-cell table:formula="of:=OCT2DEC([.A11])" office:value-type="float" office:value="5" calcext:value-type="float">
            <text:p>5</text:p>
          </table:table-cell>
          <table:table-cell table:formula="of:=OCT2DEC([.B11])" office:value-type="float" office:value="37" calcext:value-type="float">
            <text:p>37</text:p>
          </table:table-cell>
          <table:table-cell table:formula="of:=OCT2DEC([.C11])" office:value-type="float" office:value="17" calcext:value-type="float">
            <text:p>17</text:p>
          </table:table-cell>
          <table:table-cell table:formula="of:=COM.MICROSOFT.IFS([.E11]&lt;=6; 1; [.E11]&lt;=12; 2; [.E11]&lt;=18; 3; [.E11]&lt;=24; 4)" office:value-type="float" office:value="1" calcext:value-type="float">
            <text:p>1</text:p>
          </table:table-cell>
          <table:table-cell table:formula="of:=COM.MICROSOFT.IFS([.F11]&lt;=15; 1; [.F11]&lt;=30; 2; [.F11]&lt;=45; 3; [.F11]&lt;=60; 4)" office:value-type="float" office:value="3" calcext:value-type="float">
            <text:p>3</text:p>
          </table:table-cell>
          <table:table-cell table:formula="of:=COM.MICROSOFT.IFS([.G11]&lt;=15; 1; [.G11]&lt;=30; 2; [.G11]&lt;=45; 3; [.G11]&lt;=60; 4)" office:value-type="float" office:value="2" calcext:value-type="float">
            <text:p>2</text:p>
          </table:table-cell>
          <table:table-cell table:formula="of:=COM.MICROSOFT.IFS([.H11] =1; [.E11]; [.H11] =2; [.E11]-6; [.H11] =3; [.E11]-12; [.H11] =4; [.E11]-18)" office:value-type="float" office:value="5" calcext:value-type="float">
            <text:p>5</text:p>
          </table:table-cell>
          <table:table-cell table:formula="of:=COM.MICROSOFT.IFS([.I11] =1; [.F11]; [.I11] =2; [.F11]-15; [.I11] =3; [.F11]-30; [.I11] =4; [.F11]-45)" office:value-type="float" office:value="7" calcext:value-type="float">
            <text:p>7</text:p>
          </table:table-cell>
          <table:table-cell table:formula="of:=COM.MICROSOFT.IFS([.J11] =1; [.G11]; [.J11] =2; [.G11]-15; [.J11] =3; [.G11]-30; [.J11] =4; [.G11]-45)" office:value-type="float" office:value="2" calcext:value-type="float">
            <text:p>2</text:p>
          </table:table-cell>
          <table:table-cell table:formula="of:=DEC2BIN([.K11]; 4)" office:value-type="string" office:string-value="0101" calcext:value-type="string">
            <text:p>0101</text:p>
          </table:table-cell>
          <table:table-cell table:formula="of:=DEC2BIN([.L11]; 4)" office:value-type="string" office:string-value="0111" calcext:value-type="string">
            <text:p>0111</text:p>
          </table:table-cell>
          <table:table-cell table:formula="of:=DEC2BIN([.M11]; 4)" office:value-type="string" office:string-value="0010" calcext:value-type="string">
            <text:p>0010</text:p>
          </table:table-cell>
          <table:table-cell table:formula="of:=COM.MICROSOFT.IFS([.H11] =1; &quot;A&quot;; [.H11] =2; &quot;B&quot;; [.H11] =3; &quot;C&quot;; [.H11] =4; &quot;D&quot;)" office:value-type="string" office:string-value="A" calcext:value-type="string">
            <text:p>A</text:p>
          </table:table-cell>
          <table:table-cell table:formula="of:=COM.MICROSOFT.IFS([.I11] =1; &quot;A&quot;; [.I11] =2; &quot;B&quot;; [.I11] =3; &quot;C&quot;; [.I11] =4; &quot;D&quot;)" office:value-type="string" office:string-value="C" calcext:value-type="string">
            <text:p>C</text:p>
          </table:table-cell>
          <table:table-cell table:formula="of:=COM.MICROSOFT.IFS([.J11] =1; &quot;A&quot;; [.J11] =2; &quot;B&quot;; [.J11] =3; &quot;C&quot;; [.J11] =4; &quot;D&quot;)" office:value-type="string" office:string-value="B" calcext:value-type="string">
            <text:p>B</text:p>
          </table:table-cell>
          <table:table-cell table:formula="of:=COM.MICROSOFT.CONCAT([.Q11]; [.N11])" office:value-type="string" office:string-value="A0101" calcext:value-type="string">
            <text:p>A0101</text:p>
          </table:table-cell>
          <table:table-cell table:formula="of:=COM.MICROSOFT.CONCAT([.R11]; [.O11])" office:value-type="string" office:string-value="C0111" calcext:value-type="string">
            <text:p>C0111</text:p>
          </table:table-cell>
          <table:table-cell table:formula="of:=COM.MICROSOFT.CONCAT([.S11]; [.P11])" office:value-type="string" office:string-value="B0010" calcext:value-type="string">
            <text:p>B0010</text:p>
          </table:table-cell>
          <table:table-cell table:formula="of:=OCT2DEC([.D11])" office:value-type="float" office:value="656" calcext:value-type="float">
            <text:p>656</text:p>
          </table:table-cell>
          <table:table-cell table:formula="of:=COM.MICROSOFT.IFS([.W11]&lt;=250; 1; [.W11]&lt;=500; 2; [.W11]&lt;=750;3; [.W11]&lt;=1000;4)" office:value-type="float" office:value="3" calcext:value-type="float">
            <text:p>3</text:p>
          </table:table-cell>
          <table:table-cell table:formula="of:=COM.MICROSOFT.IFS([.X11]=1; [.W11]; [.X11]=2; [.W11]-250; [.X11]=3; [.W11]-500; [.X11]=3; [.W11]-750)" office:value-type="float" office:value="156" calcext:value-type="float">
            <text:p>156</text:p>
          </table:table-cell>
          <table:table-cell table:formula="of:=DEC2BIN([.Y11]; 8)" office:value-type="string" office:string-value="10011100" calcext:value-type="string">
            <text:p>10011100</text:p>
          </table:table-cell>
          <table:table-cell table:formula="of:=COM.MICROSOFT.IFS([.X11] =1; &quot;A&quot;; [.X11] =2; &quot;B&quot;; [.X11] =3; &quot;C&quot;; [.X11] =4; &quot;D&quot;)" office:value-type="string" office:string-value="C" calcext:value-type="string">
            <text:p>C</text:p>
          </table:table-cell>
          <table:table-cell table:formula="of:=COM.MICROSOFT.CONCAT([.AA11];[.Z11])" office:value-type="string" office:string-value="C10011100" calcext:value-type="string">
            <text:p>C10011100</text:p>
          </table:table-cell>
          <table:table-cell/>
          <table:table-cell office:value-type="string" calcext:value-type="string">
            <text:p>A0101</text:p>
          </table:table-cell>
          <table:table-cell office:value-type="string" calcext:value-type="string">
            <text:p>C0111</text:p>
          </table:table-cell>
          <table:table-cell office:value-type="string" calcext:value-type="string">
            <text:p>B0010</text:p>
          </table:table-cell>
          <table:table-cell table:formula="of:=COM.MICROSOFT.CONCAT([.AD11]; &quot;:&quot;; [.AE11]; &quot;:&quot;; [.AF11])" office:value-type="string" office:string-value="A0101:C0111:B0010" calcext:value-type="string">
            <text:p>A0101:C0111:B0010</text:p>
          </table:table-cell>
          <table:table-cell office:value-type="string" calcext:value-type="string">
            <text:p>C10011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76" calcext:value-type="float">
            <text:p>1076</text:p>
          </table:table-cell>
          <table:table-cell table:formula="of:=OCT2DEC([.A12])" office:value-type="float" office:value="6" calcext:value-type="float">
            <text:p>6</text:p>
          </table:table-cell>
          <table:table-cell table:formula="of:=OCT2DEC([.B12])" office:value-type="float" office:value="12" calcext:value-type="float">
            <text:p>12</text:p>
          </table:table-cell>
          <table:table-cell table:formula="of:=OCT2DEC([.C12])" office:value-type="float" office:value="56" calcext:value-type="float">
            <text:p>56</text:p>
          </table:table-cell>
          <table:table-cell table:formula="of:=COM.MICROSOFT.IFS([.E12]&lt;=6; 1; [.E12]&lt;=12; 2; [.E12]&lt;=18; 3; [.E12]&lt;=24; 4)" office:value-type="float" office:value="1" calcext:value-type="float">
            <text:p>1</text:p>
          </table:table-cell>
          <table:table-cell table:formula="of:=COM.MICROSOFT.IFS([.F12]&lt;=15; 1; [.F12]&lt;=30; 2; [.F12]&lt;=45; 3; [.F12]&lt;=60; 4)" office:value-type="float" office:value="1" calcext:value-type="float">
            <text:p>1</text:p>
          </table:table-cell>
          <table:table-cell table:formula="of:=COM.MICROSOFT.IFS([.G12]&lt;=15; 1; [.G12]&lt;=30; 2; [.G12]&lt;=45; 3; [.G12]&lt;=60; 4)" office:value-type="float" office:value="4" calcext:value-type="float">
            <text:p>4</text:p>
          </table:table-cell>
          <table:table-cell table:formula="of:=COM.MICROSOFT.IFS([.H12] =1; [.E12]; [.H12] =2; [.E12]-6; [.H12] =3; [.E12]-12; [.H12] =4; [.E12]-18)" office:value-type="float" office:value="6" calcext:value-type="float">
            <text:p>6</text:p>
          </table:table-cell>
          <table:table-cell table:formula="of:=COM.MICROSOFT.IFS([.I12] =1; [.F12]; [.I12] =2; [.F12]-15; [.I12] =3; [.F12]-30; [.I12] =4; [.F12]-45)" office:value-type="float" office:value="12" calcext:value-type="float">
            <text:p>12</text:p>
          </table:table-cell>
          <table:table-cell table:formula="of:=COM.MICROSOFT.IFS([.J12] =1; [.G12]; [.J12] =2; [.G12]-15; [.J12] =3; [.G12]-30; [.J12] =4; [.G12]-45)" office:value-type="float" office:value="11" calcext:value-type="float">
            <text:p>11</text:p>
          </table:table-cell>
          <table:table-cell table:formula="of:=DEC2BIN([.K12]; 4)" office:value-type="string" office:string-value="0110" calcext:value-type="string">
            <text:p>0110</text:p>
          </table:table-cell>
          <table:table-cell table:formula="of:=DEC2BIN([.L12]; 4)" office:value-type="string" office:string-value="1100" calcext:value-type="string">
            <text:p>1100</text:p>
          </table:table-cell>
          <table:table-cell table:formula="of:=DEC2BIN([.M12]; 4)" office:value-type="string" office:string-value="1011" calcext:value-type="string">
            <text:p>1011</text:p>
          </table:table-cell>
          <table:table-cell table:formula="of:=COM.MICROSOFT.IFS([.H12] =1; &quot;A&quot;; [.H12] =2; &quot;B&quot;; [.H12] =3; &quot;C&quot;; [.H12] =4; &quot;D&quot;)" office:value-type="string" office:string-value="A" calcext:value-type="string">
            <text:p>A</text:p>
          </table:table-cell>
          <table:table-cell table:formula="of:=COM.MICROSOFT.IFS([.I12] =1; &quot;A&quot;; [.I12] =2; &quot;B&quot;; [.I12] =3; &quot;C&quot;; [.I12] =4; &quot;D&quot;)" office:value-type="string" office:string-value="A" calcext:value-type="string">
            <text:p>A</text:p>
          </table:table-cell>
          <table:table-cell table:formula="of:=COM.MICROSOFT.IFS([.J12] =1; &quot;A&quot;; [.J12] =2; &quot;B&quot;; [.J12] =3; &quot;C&quot;; [.J12] =4; &quot;D&quot;)" office:value-type="string" office:string-value="D" calcext:value-type="string">
            <text:p>D</text:p>
          </table:table-cell>
          <table:table-cell table:formula="of:=COM.MICROSOFT.CONCAT([.Q12]; [.N12])" office:value-type="string" office:string-value="A0110" calcext:value-type="string">
            <text:p>A0110</text:p>
          </table:table-cell>
          <table:table-cell table:formula="of:=COM.MICROSOFT.CONCAT([.R12]; [.O12])" office:value-type="string" office:string-value="A1100" calcext:value-type="string">
            <text:p>A1100</text:p>
          </table:table-cell>
          <table:table-cell table:formula="of:=COM.MICROSOFT.CONCAT([.S12]; [.P12])" office:value-type="string" office:string-value="D1011" calcext:value-type="string">
            <text:p>D1011</text:p>
          </table:table-cell>
          <table:table-cell table:formula="of:=OCT2DEC([.D12])" office:value-type="float" office:value="574" calcext:value-type="float">
            <text:p>574</text:p>
          </table:table-cell>
          <table:table-cell table:formula="of:=COM.MICROSOFT.IFS([.W12]&lt;=250; 1; [.W12]&lt;=500; 2; [.W12]&lt;=750;3; [.W12]&lt;=1000;4)" office:value-type="float" office:value="3" calcext:value-type="float">
            <text:p>3</text:p>
          </table:table-cell>
          <table:table-cell table:formula="of:=COM.MICROSOFT.IFS([.X12]=1; [.W12]; [.X12]=2; [.W12]-250; [.X12]=3; [.W12]-500; [.X12]=3; [.W12]-750)" office:value-type="float" office:value="74" calcext:value-type="float">
            <text:p>74</text:p>
          </table:table-cell>
          <table:table-cell table:formula="of:=DEC2BIN([.Y12]; 8)" office:value-type="string" office:string-value="01001010" calcext:value-type="string">
            <text:p>01001010</text:p>
          </table:table-cell>
          <table:table-cell table:formula="of:=COM.MICROSOFT.IFS([.X12] =1; &quot;A&quot;; [.X12] =2; &quot;B&quot;; [.X12] =3; &quot;C&quot;; [.X12] =4; &quot;D&quot;)" office:value-type="string" office:string-value="C" calcext:value-type="string">
            <text:p>C</text:p>
          </table:table-cell>
          <table:table-cell table:formula="of:=COM.MICROSOFT.CONCAT([.AA12];[.Z12])" office:value-type="string" office:string-value="C01001010" calcext:value-type="string">
            <text:p>C01001010</text:p>
          </table:table-cell>
          <table:table-cell/>
          <table:table-cell office:value-type="string" calcext:value-type="string">
            <text:p>A0110</text:p>
          </table:table-cell>
          <table:table-cell office:value-type="string" calcext:value-type="string">
            <text:p>A1100</text:p>
          </table:table-cell>
          <table:table-cell office:value-type="string" calcext:value-type="string">
            <text:p>D1011</text:p>
          </table:table-cell>
          <table:table-cell table:formula="of:=COM.MICROSOFT.CONCAT([.AD12]; &quot;:&quot;; [.AE12]; &quot;:&quot;; [.AF12])" office:value-type="string" office:string-value="A0110:A1100:D1011" calcext:value-type="string">
            <text:p>A0110:A1100:D1011</text:p>
          </table:table-cell>
          <table:table-cell office:value-type="string" calcext:value-type="string">
            <text:p>C010010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1066" calcext:value-type="float">
            <text:p>1066</text:p>
          </table:table-cell>
          <table:table-cell table:formula="of:=OCT2DEC([.A13])" office:value-type="float" office:value="6" calcext:value-type="float">
            <text:p>6</text:p>
          </table:table-cell>
          <table:table-cell table:formula="of:=OCT2DEC([.B13])" office:value-type="float" office:value="59" calcext:value-type="float">
            <text:p>59</text:p>
          </table:table-cell>
          <table:table-cell table:formula="of:=OCT2DEC([.C13])" office:value-type="float" office:value="24" calcext:value-type="float">
            <text:p>24</text:p>
          </table:table-cell>
          <table:table-cell table:formula="of:=COM.MICROSOFT.IFS([.E13]&lt;=6; 1; [.E13]&lt;=12; 2; [.E13]&lt;=18; 3; [.E13]&lt;=24; 4)" office:value-type="float" office:value="1" calcext:value-type="float">
            <text:p>1</text:p>
          </table:table-cell>
          <table:table-cell table:formula="of:=COM.MICROSOFT.IFS([.F13]&lt;=15; 1; [.F13]&lt;=30; 2; [.F13]&lt;=45; 3; [.F13]&lt;=60; 4)" office:value-type="float" office:value="4" calcext:value-type="float">
            <text:p>4</text:p>
          </table:table-cell>
          <table:table-cell table:formula="of:=COM.MICROSOFT.IFS([.G13]&lt;=15; 1; [.G13]&lt;=30; 2; [.G13]&lt;=45; 3; [.G13]&lt;=60; 4)" office:value-type="float" office:value="2" calcext:value-type="float">
            <text:p>2</text:p>
          </table:table-cell>
          <table:table-cell table:formula="of:=COM.MICROSOFT.IFS([.H13] =1; [.E13]; [.H13] =2; [.E13]-6; [.H13] =3; [.E13]-12; [.H13] =4; [.E13]-18)" office:value-type="float" office:value="6" calcext:value-type="float">
            <text:p>6</text:p>
          </table:table-cell>
          <table:table-cell table:formula="of:=COM.MICROSOFT.IFS([.I13] =1; [.F13]; [.I13] =2; [.F13]-15; [.I13] =3; [.F13]-30; [.I13] =4; [.F13]-45)" office:value-type="float" office:value="14" calcext:value-type="float">
            <text:p>14</text:p>
          </table:table-cell>
          <table:table-cell table:formula="of:=COM.MICROSOFT.IFS([.J13] =1; [.G13]; [.J13] =2; [.G13]-15; [.J13] =3; [.G13]-30; [.J13] =4; [.G13]-45)" office:value-type="float" office:value="9" calcext:value-type="float">
            <text:p>9</text:p>
          </table:table-cell>
          <table:table-cell table:formula="of:=DEC2BIN([.K13]; 4)" office:value-type="string" office:string-value="0110" calcext:value-type="string">
            <text:p>0110</text:p>
          </table:table-cell>
          <table:table-cell table:formula="of:=DEC2BIN([.L13]; 4)" office:value-type="string" office:string-value="1110" calcext:value-type="string">
            <text:p>1110</text:p>
          </table:table-cell>
          <table:table-cell table:formula="of:=DEC2BIN([.M13]; 4)" office:value-type="string" office:string-value="1001" calcext:value-type="string">
            <text:p>1001</text:p>
          </table:table-cell>
          <table:table-cell table:formula="of:=COM.MICROSOFT.IFS([.H13] =1; &quot;A&quot;; [.H13] =2; &quot;B&quot;; [.H13] =3; &quot;C&quot;; [.H13] =4; &quot;D&quot;)" office:value-type="string" office:string-value="A" calcext:value-type="string">
            <text:p>A</text:p>
          </table:table-cell>
          <table:table-cell table:formula="of:=COM.MICROSOFT.IFS([.I13] =1; &quot;A&quot;; [.I13] =2; &quot;B&quot;; [.I13] =3; &quot;C&quot;; [.I13] =4; &quot;D&quot;)" office:value-type="string" office:string-value="D" calcext:value-type="string">
            <text:p>D</text:p>
          </table:table-cell>
          <table:table-cell table:formula="of:=COM.MICROSOFT.IFS([.J13] =1; &quot;A&quot;; [.J13] =2; &quot;B&quot;; [.J13] =3; &quot;C&quot;; [.J13] =4; &quot;D&quot;)" office:value-type="string" office:string-value="B" calcext:value-type="string">
            <text:p>B</text:p>
          </table:table-cell>
          <table:table-cell table:formula="of:=COM.MICROSOFT.CONCAT([.Q13]; [.N13])" office:value-type="string" office:string-value="A0110" calcext:value-type="string">
            <text:p>A0110</text:p>
          </table:table-cell>
          <table:table-cell table:formula="of:=COM.MICROSOFT.CONCAT([.R13]; [.O13])" office:value-type="string" office:string-value="D1110" calcext:value-type="string">
            <text:p>D1110</text:p>
          </table:table-cell>
          <table:table-cell table:formula="of:=COM.MICROSOFT.CONCAT([.S13]; [.P13])" office:value-type="string" office:string-value="B1001" calcext:value-type="string">
            <text:p>B1001</text:p>
          </table:table-cell>
          <table:table-cell table:formula="of:=OCT2DEC([.D13])" office:value-type="float" office:value="566" calcext:value-type="float">
            <text:p>566</text:p>
          </table:table-cell>
          <table:table-cell table:formula="of:=COM.MICROSOFT.IFS([.W13]&lt;=250; 1; [.W13]&lt;=500; 2; [.W13]&lt;=750;3; [.W13]&lt;=1000;4)" office:value-type="float" office:value="3" calcext:value-type="float">
            <text:p>3</text:p>
          </table:table-cell>
          <table:table-cell table:formula="of:=COM.MICROSOFT.IFS([.X13]=1; [.W13]; [.X13]=2; [.W13]-250; [.X13]=3; [.W13]-500; [.X13]=3; [.W13]-750)" office:value-type="float" office:value="66" calcext:value-type="float">
            <text:p>66</text:p>
          </table:table-cell>
          <table:table-cell table:formula="of:=DEC2BIN([.Y13]; 8)" office:value-type="string" office:string-value="01000010" calcext:value-type="string">
            <text:p>01000010</text:p>
          </table:table-cell>
          <table:table-cell table:formula="of:=COM.MICROSOFT.IFS([.X13] =1; &quot;A&quot;; [.X13] =2; &quot;B&quot;; [.X13] =3; &quot;C&quot;; [.X13] =4; &quot;D&quot;)" office:value-type="string" office:string-value="C" calcext:value-type="string">
            <text:p>C</text:p>
          </table:table-cell>
          <table:table-cell table:formula="of:=COM.MICROSOFT.CONCAT([.AA13];[.Z13])" office:value-type="string" office:string-value="C01000010" calcext:value-type="string">
            <text:p>C01000010</text:p>
          </table:table-cell>
          <table:table-cell/>
          <table:table-cell office:value-type="string" calcext:value-type="string">
            <text:p>A0110</text:p>
          </table:table-cell>
          <table:table-cell office:value-type="string" calcext:value-type="string">
            <text:p>D1110</text:p>
          </table:table-cell>
          <table:table-cell office:value-type="string" calcext:value-type="string">
            <text:p>B1001</text:p>
          </table:table-cell>
          <table:table-cell table:formula="of:=COM.MICROSOFT.CONCAT([.AD13]; &quot;:&quot;; [.AE13]; &quot;:&quot;; [.AF13])" office:value-type="string" office:string-value="A0110:D1110:B1001" calcext:value-type="string">
            <text:p>A0110:D1110:B1001</text:p>
          </table:table-cell>
          <table:table-cell office:value-type="string" calcext:value-type="string">
            <text:p>C010000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137" calcext:value-type="float">
            <text:p>1137</text:p>
          </table:table-cell>
          <table:table-cell table:formula="of:=OCT2DEC([.A14])" office:value-type="float" office:value="7" calcext:value-type="float">
            <text:p>7</text:p>
          </table:table-cell>
          <table:table-cell table:formula="of:=OCT2DEC([.B14])" office:value-type="float" office:value="26" calcext:value-type="float">
            <text:p>26</text:p>
          </table:table-cell>
          <table:table-cell table:formula="of:=OCT2DEC([.C14])" office:value-type="float" office:value="45" calcext:value-type="float">
            <text:p>45</text:p>
          </table:table-cell>
          <table:table-cell table:formula="of:=COM.MICROSOFT.IFS([.E14]&lt;=6; 1; [.E14]&lt;=12; 2; [.E14]&lt;=18; 3; [.E14]&lt;=24; 4)" office:value-type="float" office:value="2" calcext:value-type="float">
            <text:p>2</text:p>
          </table:table-cell>
          <table:table-cell table:formula="of:=COM.MICROSOFT.IFS([.F14]&lt;=15; 1; [.F14]&lt;=30; 2; [.F14]&lt;=45; 3; [.F14]&lt;=60; 4)" office:value-type="float" office:value="2" calcext:value-type="float">
            <text:p>2</text:p>
          </table:table-cell>
          <table:table-cell table:formula="of:=COM.MICROSOFT.IFS([.G14]&lt;=15; 1; [.G14]&lt;=30; 2; [.G14]&lt;=45; 3; [.G14]&lt;=60; 4)" office:value-type="float" office:value="3" calcext:value-type="float">
            <text:p>3</text:p>
          </table:table-cell>
          <table:table-cell table:formula="of:=COM.MICROSOFT.IFS([.H14] =1; [.E14]; [.H14] =2; [.E14]-6; [.H14] =3; [.E14]-12; [.H14] =4; [.E14]-18)" office:value-type="float" office:value="1" calcext:value-type="float">
            <text:p>1</text:p>
          </table:table-cell>
          <table:table-cell table:formula="of:=COM.MICROSOFT.IFS([.I14] =1; [.F14]; [.I14] =2; [.F14]-15; [.I14] =3; [.F14]-30; [.I14] =4; [.F14]-45)" office:value-type="float" office:value="11" calcext:value-type="float">
            <text:p>11</text:p>
          </table:table-cell>
          <table:table-cell table:formula="of:=COM.MICROSOFT.IFS([.J14] =1; [.G14]; [.J14] =2; [.G14]-15; [.J14] =3; [.G14]-30; [.J14] =4; [.G14]-45)" office:value-type="float" office:value="15" calcext:value-type="float">
            <text:p>15</text:p>
          </table:table-cell>
          <table:table-cell table:formula="of:=DEC2BIN([.K14]; 4)" office:value-type="string" office:string-value="0001" calcext:value-type="string">
            <text:p>0001</text:p>
          </table:table-cell>
          <table:table-cell table:formula="of:=DEC2BIN([.L14]; 4)" office:value-type="string" office:string-value="1011" calcext:value-type="string">
            <text:p>1011</text:p>
          </table:table-cell>
          <table:table-cell table:formula="of:=DEC2BIN([.M14]; 4)" office:value-type="string" office:string-value="1111" calcext:value-type="string">
            <text:p>1111</text:p>
          </table:table-cell>
          <table:table-cell table:formula="of:=COM.MICROSOFT.IFS([.H14] =1; &quot;A&quot;; [.H14] =2; &quot;B&quot;; [.H14] =3; &quot;C&quot;; [.H14] =4; &quot;D&quot;)" office:value-type="string" office:string-value="B" calcext:value-type="string">
            <text:p>B</text:p>
          </table:table-cell>
          <table:table-cell table:formula="of:=COM.MICROSOFT.IFS([.I14] =1; &quot;A&quot;; [.I14] =2; &quot;B&quot;; [.I14] =3; &quot;C&quot;; [.I14] =4; &quot;D&quot;)" office:value-type="string" office:string-value="B" calcext:value-type="string">
            <text:p>B</text:p>
          </table:table-cell>
          <table:table-cell table:formula="of:=COM.MICROSOFT.IFS([.J14] =1; &quot;A&quot;; [.J14] =2; &quot;B&quot;; [.J14] =3; &quot;C&quot;; [.J14] =4; &quot;D&quot;)" office:value-type="string" office:string-value="C" calcext:value-type="string">
            <text:p>C</text:p>
          </table:table-cell>
          <table:table-cell table:formula="of:=COM.MICROSOFT.CONCAT([.Q14]; [.N14])" office:value-type="string" office:string-value="B0001" calcext:value-type="string">
            <text:p>B0001</text:p>
          </table:table-cell>
          <table:table-cell table:formula="of:=COM.MICROSOFT.CONCAT([.R14]; [.O14])" office:value-type="string" office:string-value="B1011" calcext:value-type="string">
            <text:p>B1011</text:p>
          </table:table-cell>
          <table:table-cell table:formula="of:=COM.MICROSOFT.CONCAT([.S14]; [.P14])" office:value-type="string" office:string-value="C1111" calcext:value-type="string">
            <text:p>C1111</text:p>
          </table:table-cell>
          <table:table-cell table:formula="of:=OCT2DEC([.D14])" office:value-type="float" office:value="607" calcext:value-type="float">
            <text:p>607</text:p>
          </table:table-cell>
          <table:table-cell table:formula="of:=COM.MICROSOFT.IFS([.W14]&lt;=250; 1; [.W14]&lt;=500; 2; [.W14]&lt;=750;3; [.W14]&lt;=1000;4)" office:value-type="float" office:value="3" calcext:value-type="float">
            <text:p>3</text:p>
          </table:table-cell>
          <table:table-cell table:formula="of:=COM.MICROSOFT.IFS([.X14]=1; [.W14]; [.X14]=2; [.W14]-250; [.X14]=3; [.W14]-500; [.X14]=3; [.W14]-750)" office:value-type="float" office:value="107" calcext:value-type="float">
            <text:p>107</text:p>
          </table:table-cell>
          <table:table-cell table:formula="of:=DEC2BIN([.Y14]; 8)" office:value-type="string" office:string-value="01101011" calcext:value-type="string">
            <text:p>01101011</text:p>
          </table:table-cell>
          <table:table-cell table:formula="of:=COM.MICROSOFT.IFS([.X14] =1; &quot;A&quot;; [.X14] =2; &quot;B&quot;; [.X14] =3; &quot;C&quot;; [.X14] =4; &quot;D&quot;)" office:value-type="string" office:string-value="C" calcext:value-type="string">
            <text:p>C</text:p>
          </table:table-cell>
          <table:table-cell table:formula="of:=COM.MICROSOFT.CONCAT([.AA14];[.Z14])" office:value-type="string" office:string-value="C01101011" calcext:value-type="string">
            <text:p>C01101011</text:p>
          </table:table-cell>
          <table:table-cell/>
          <table:table-cell office:value-type="string" calcext:value-type="string">
            <text:p>B0001</text:p>
          </table:table-cell>
          <table:table-cell office:value-type="string" calcext:value-type="string">
            <text:p>B1011</text:p>
          </table:table-cell>
          <table:table-cell office:value-type="string" calcext:value-type="string">
            <text:p>C1111</text:p>
          </table:table-cell>
          <table:table-cell table:formula="of:=COM.MICROSOFT.CONCAT([.AD14]; &quot;:&quot;; [.AE14]; &quot;:&quot;; [.AF14])" office:value-type="string" office:string-value="B0001:B1011:C1111" calcext:value-type="string">
            <text:p>B0001:B1011:C1111</text:p>
          </table:table-cell>
          <table:table-cell office:value-type="string" calcext:value-type="string">
            <text:p>C011010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63" calcext:value-type="float">
            <text:p>1063</text:p>
          </table:table-cell>
          <table:table-cell table:formula="of:=OCT2DEC([.A15])" office:value-type="float" office:value="8" calcext:value-type="float">
            <text:p>8</text:p>
          </table:table-cell>
          <table:table-cell table:formula="of:=OCT2DEC([.B15])" office:value-type="float" office:value="1" calcext:value-type="float">
            <text:p>1</text:p>
          </table:table-cell>
          <table:table-cell table:formula="of:=OCT2DEC([.C15])" office:value-type="float" office:value="11" calcext:value-type="float">
            <text:p>11</text:p>
          </table:table-cell>
          <table:table-cell table:formula="of:=COM.MICROSOFT.IFS([.E15]&lt;=6; 1; [.E15]&lt;=12; 2; [.E15]&lt;=18; 3; [.E15]&lt;=24; 4)" office:value-type="float" office:value="2" calcext:value-type="float">
            <text:p>2</text:p>
          </table:table-cell>
          <table:table-cell table:formula="of:=COM.MICROSOFT.IFS([.F15]&lt;=15; 1; [.F15]&lt;=30; 2; [.F15]&lt;=45; 3; [.F15]&lt;=60; 4)" office:value-type="float" office:value="1" calcext:value-type="float">
            <text:p>1</text:p>
          </table:table-cell>
          <table:table-cell table:formula="of:=COM.MICROSOFT.IFS([.G15]&lt;=15; 1; [.G15]&lt;=30; 2; [.G15]&lt;=45; 3; [.G15]&lt;=60; 4)" office:value-type="float" office:value="1" calcext:value-type="float">
            <text:p>1</text:p>
          </table:table-cell>
          <table:table-cell table:formula="of:=COM.MICROSOFT.IFS([.H15] =1; [.E15]; [.H15] =2; [.E15]-6; [.H15] =3; [.E15]-12; [.H15] =4; [.E15]-18)" office:value-type="float" office:value="2" calcext:value-type="float">
            <text:p>2</text:p>
          </table:table-cell>
          <table:table-cell table:formula="of:=COM.MICROSOFT.IFS([.I15] =1; [.F15]; [.I15] =2; [.F15]-15; [.I15] =3; [.F15]-30; [.I15] =4; [.F15]-45)" office:value-type="float" office:value="1" calcext:value-type="float">
            <text:p>1</text:p>
          </table:table-cell>
          <table:table-cell table:formula="of:=COM.MICROSOFT.IFS([.J15] =1; [.G15]; [.J15] =2; [.G15]-15; [.J15] =3; [.G15]-30; [.J15] =4; [.G15]-45)" office:value-type="float" office:value="11" calcext:value-type="float">
            <text:p>11</text:p>
          </table:table-cell>
          <table:table-cell table:formula="of:=DEC2BIN([.K15]; 4)" office:value-type="string" office:string-value="0010" calcext:value-type="string">
            <text:p>0010</text:p>
          </table:table-cell>
          <table:table-cell table:formula="of:=DEC2BIN([.L15]; 4)" office:value-type="string" office:string-value="0001" calcext:value-type="string">
            <text:p>0001</text:p>
          </table:table-cell>
          <table:table-cell table:formula="of:=DEC2BIN([.M15]; 4)" office:value-type="string" office:string-value="1011" calcext:value-type="string">
            <text:p>1011</text:p>
          </table:table-cell>
          <table:table-cell table:formula="of:=COM.MICROSOFT.IFS([.H15] =1; &quot;A&quot;; [.H15] =2; &quot;B&quot;; [.H15] =3; &quot;C&quot;; [.H15] =4; &quot;D&quot;)" office:value-type="string" office:string-value="B" calcext:value-type="string">
            <text:p>B</text:p>
          </table:table-cell>
          <table:table-cell table:formula="of:=COM.MICROSOFT.IFS([.I15] =1; &quot;A&quot;; [.I15] =2; &quot;B&quot;; [.I15] =3; &quot;C&quot;; [.I15] =4; &quot;D&quot;)" office:value-type="string" office:string-value="A" calcext:value-type="string">
            <text:p>A</text:p>
          </table:table-cell>
          <table:table-cell table:formula="of:=COM.MICROSOFT.IFS([.J15] =1; &quot;A&quot;; [.J15] =2; &quot;B&quot;; [.J15] =3; &quot;C&quot;; [.J15] =4; &quot;D&quot;)" office:value-type="string" office:string-value="A" calcext:value-type="string">
            <text:p>A</text:p>
          </table:table-cell>
          <table:table-cell table:formula="of:=COM.MICROSOFT.CONCAT([.Q15]; [.N15])" office:value-type="string" office:string-value="B0010" calcext:value-type="string">
            <text:p>B0010</text:p>
          </table:table-cell>
          <table:table-cell table:formula="of:=COM.MICROSOFT.CONCAT([.R15]; [.O15])" office:value-type="string" office:string-value="A0001" calcext:value-type="string">
            <text:p>A0001</text:p>
          </table:table-cell>
          <table:table-cell table:formula="of:=COM.MICROSOFT.CONCAT([.S15]; [.P15])" office:value-type="string" office:string-value="A1011" calcext:value-type="string">
            <text:p>A1011</text:p>
          </table:table-cell>
          <table:table-cell table:formula="of:=OCT2DEC([.D15])" office:value-type="float" office:value="563" calcext:value-type="float">
            <text:p>563</text:p>
          </table:table-cell>
          <table:table-cell table:formula="of:=COM.MICROSOFT.IFS([.W15]&lt;=250; 1; [.W15]&lt;=500; 2; [.W15]&lt;=750;3; [.W15]&lt;=1000;4)" office:value-type="float" office:value="3" calcext:value-type="float">
            <text:p>3</text:p>
          </table:table-cell>
          <table:table-cell table:formula="of:=COM.MICROSOFT.IFS([.X15]=1; [.W15]; [.X15]=2; [.W15]-250; [.X15]=3; [.W15]-500; [.X15]=3; [.W15]-750)" office:value-type="float" office:value="63" calcext:value-type="float">
            <text:p>63</text:p>
          </table:table-cell>
          <table:table-cell table:formula="of:=DEC2BIN([.Y15]; 8)" office:value-type="string" office:string-value="00111111" calcext:value-type="string">
            <text:p>00111111</text:p>
          </table:table-cell>
          <table:table-cell table:formula="of:=COM.MICROSOFT.IFS([.X15] =1; &quot;A&quot;; [.X15] =2; &quot;B&quot;; [.X15] =3; &quot;C&quot;; [.X15] =4; &quot;D&quot;)" office:value-type="string" office:string-value="C" calcext:value-type="string">
            <text:p>C</text:p>
          </table:table-cell>
          <table:table-cell table:formula="of:=COM.MICROSOFT.CONCAT([.AA15];[.Z15])" office:value-type="string" office:string-value="C00111111" calcext:value-type="string">
            <text:p>C00111111</text:p>
          </table:table-cell>
          <table:table-cell/>
          <table:table-cell office:value-type="string" calcext:value-type="string">
            <text:p>B0010</text:p>
          </table:table-cell>
          <table:table-cell office:value-type="string" calcext:value-type="string">
            <text:p>A0001</text:p>
          </table:table-cell>
          <table:table-cell office:value-type="string" calcext:value-type="string">
            <text:p>A1011</text:p>
          </table:table-cell>
          <table:table-cell table:formula="of:=COM.MICROSOFT.CONCAT([.AD15]; &quot;:&quot;; [.AE15]; &quot;:&quot;; [.AF15])" office:value-type="string" office:string-value="B0010:A0001:A1011" calcext:value-type="string">
            <text:p>B0010:A0001:A1011</text:p>
          </table:table-cell>
          <table:table-cell office:value-type="string" calcext:value-type="string">
            <text:p>C00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102" calcext:value-type="float">
            <text:p>1102</text:p>
          </table:table-cell>
          <table:table-cell table:formula="of:=OCT2DEC([.A16])" office:value-type="float" office:value="8" calcext:value-type="float">
            <text:p>8</text:p>
          </table:table-cell>
          <table:table-cell table:formula="of:=OCT2DEC([.B16])" office:value-type="float" office:value="40" calcext:value-type="float">
            <text:p>40</text:p>
          </table:table-cell>
          <table:table-cell table:formula="of:=OCT2DEC([.C16])" office:value-type="float" office:value="24" calcext:value-type="float">
            <text:p>24</text:p>
          </table:table-cell>
          <table:table-cell table:formula="of:=COM.MICROSOFT.IFS([.E16]&lt;=6; 1; [.E16]&lt;=12; 2; [.E16]&lt;=18; 3; [.E16]&lt;=24; 4)" office:value-type="float" office:value="2" calcext:value-type="float">
            <text:p>2</text:p>
          </table:table-cell>
          <table:table-cell table:formula="of:=COM.MICROSOFT.IFS([.F16]&lt;=15; 1; [.F16]&lt;=30; 2; [.F16]&lt;=45; 3; [.F16]&lt;=60; 4)" office:value-type="float" office:value="3" calcext:value-type="float">
            <text:p>3</text:p>
          </table:table-cell>
          <table:table-cell table:formula="of:=COM.MICROSOFT.IFS([.G16]&lt;=15; 1; [.G16]&lt;=30; 2; [.G16]&lt;=45; 3; [.G16]&lt;=60; 4)" office:value-type="float" office:value="2" calcext:value-type="float">
            <text:p>2</text:p>
          </table:table-cell>
          <table:table-cell table:formula="of:=COM.MICROSOFT.IFS([.H16] =1; [.E16]; [.H16] =2; [.E16]-6; [.H16] =3; [.E16]-12; [.H16] =4; [.E16]-18)" office:value-type="float" office:value="2" calcext:value-type="float">
            <text:p>2</text:p>
          </table:table-cell>
          <table:table-cell table:formula="of:=COM.MICROSOFT.IFS([.I16] =1; [.F16]; [.I16] =2; [.F16]-15; [.I16] =3; [.F16]-30; [.I16] =4; [.F16]-45)" office:value-type="float" office:value="10" calcext:value-type="float">
            <text:p>10</text:p>
          </table:table-cell>
          <table:table-cell table:formula="of:=COM.MICROSOFT.IFS([.J16] =1; [.G16]; [.J16] =2; [.G16]-15; [.J16] =3; [.G16]-30; [.J16] =4; [.G16]-45)" office:value-type="float" office:value="9" calcext:value-type="float">
            <text:p>9</text:p>
          </table:table-cell>
          <table:table-cell table:formula="of:=DEC2BIN([.K16]; 4)" office:value-type="string" office:string-value="0010" calcext:value-type="string">
            <text:p>0010</text:p>
          </table:table-cell>
          <table:table-cell table:formula="of:=DEC2BIN([.L16]; 4)" office:value-type="string" office:string-value="1010" calcext:value-type="string">
            <text:p>1010</text:p>
          </table:table-cell>
          <table:table-cell table:formula="of:=DEC2BIN([.M16]; 4)" office:value-type="string" office:string-value="1001" calcext:value-type="string">
            <text:p>1001</text:p>
          </table:table-cell>
          <table:table-cell table:formula="of:=COM.MICROSOFT.IFS([.H16] =1; &quot;A&quot;; [.H16] =2; &quot;B&quot;; [.H16] =3; &quot;C&quot;; [.H16] =4; &quot;D&quot;)" office:value-type="string" office:string-value="B" calcext:value-type="string">
            <text:p>B</text:p>
          </table:table-cell>
          <table:table-cell table:formula="of:=COM.MICROSOFT.IFS([.I16] =1; &quot;A&quot;; [.I16] =2; &quot;B&quot;; [.I16] =3; &quot;C&quot;; [.I16] =4; &quot;D&quot;)" office:value-type="string" office:string-value="C" calcext:value-type="string">
            <text:p>C</text:p>
          </table:table-cell>
          <table:table-cell table:formula="of:=COM.MICROSOFT.IFS([.J16] =1; &quot;A&quot;; [.J16] =2; &quot;B&quot;; [.J16] =3; &quot;C&quot;; [.J16] =4; &quot;D&quot;)" office:value-type="string" office:string-value="B" calcext:value-type="string">
            <text:p>B</text:p>
          </table:table-cell>
          <table:table-cell table:formula="of:=COM.MICROSOFT.CONCAT([.Q16]; [.N16])" office:value-type="string" office:string-value="B0010" calcext:value-type="string">
            <text:p>B0010</text:p>
          </table:table-cell>
          <table:table-cell table:formula="of:=COM.MICROSOFT.CONCAT([.R16]; [.O16])" office:value-type="string" office:string-value="C1010" calcext:value-type="string">
            <text:p>C1010</text:p>
          </table:table-cell>
          <table:table-cell table:formula="of:=COM.MICROSOFT.CONCAT([.S16]; [.P16])" office:value-type="string" office:string-value="B1001" calcext:value-type="string">
            <text:p>B1001</text:p>
          </table:table-cell>
          <table:table-cell table:formula="of:=OCT2DEC([.D16])" office:value-type="float" office:value="578" calcext:value-type="float">
            <text:p>578</text:p>
          </table:table-cell>
          <table:table-cell table:formula="of:=COM.MICROSOFT.IFS([.W16]&lt;=250; 1; [.W16]&lt;=500; 2; [.W16]&lt;=750;3; [.W16]&lt;=1000;4)" office:value-type="float" office:value="3" calcext:value-type="float">
            <text:p>3</text:p>
          </table:table-cell>
          <table:table-cell table:formula="of:=COM.MICROSOFT.IFS([.X16]=1; [.W16]; [.X16]=2; [.W16]-250; [.X16]=3; [.W16]-500; [.X16]=3; [.W16]-750)" office:value-type="float" office:value="78" calcext:value-type="float">
            <text:p>78</text:p>
          </table:table-cell>
          <table:table-cell table:formula="of:=DEC2BIN([.Y16]; 8)" office:value-type="string" office:string-value="01001110" calcext:value-type="string">
            <text:p>01001110</text:p>
          </table:table-cell>
          <table:table-cell table:formula="of:=COM.MICROSOFT.IFS([.X16] =1; &quot;A&quot;; [.X16] =2; &quot;B&quot;; [.X16] =3; &quot;C&quot;; [.X16] =4; &quot;D&quot;)" office:value-type="string" office:string-value="C" calcext:value-type="string">
            <text:p>C</text:p>
          </table:table-cell>
          <table:table-cell table:formula="of:=COM.MICROSOFT.CONCAT([.AA16];[.Z16])" office:value-type="string" office:string-value="C01001110" calcext:value-type="string">
            <text:p>C01001110</text:p>
          </table:table-cell>
          <table:table-cell/>
          <table:table-cell office:value-type="string" calcext:value-type="string">
            <text:p>B0010</text:p>
          </table:table-cell>
          <table:table-cell office:value-type="string" calcext:value-type="string">
            <text:p>C1010</text:p>
          </table:table-cell>
          <table:table-cell office:value-type="string" calcext:value-type="string">
            <text:p>B1001</text:p>
          </table:table-cell>
          <table:table-cell table:formula="of:=COM.MICROSOFT.CONCAT([.AD16]; &quot;:&quot;; [.AE16]; &quot;:&quot;; [.AF16])" office:value-type="string" office:string-value="B0010:C1010:B1001" calcext:value-type="string">
            <text:p>B0010:C1010:B1001</text:p>
          </table:table-cell>
          <table:table-cell office:value-type="string" calcext:value-type="string">
            <text:p>C010011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015" calcext:value-type="float">
            <text:p>1015</text:p>
          </table:table-cell>
          <table:table-cell table:formula="of:=OCT2DEC([.A17])" office:value-type="float" office:value="9" calcext:value-type="float">
            <text:p>9</text:p>
          </table:table-cell>
          <table:table-cell table:formula="of:=OCT2DEC([.B17])" office:value-type="float" office:value="14" calcext:value-type="float">
            <text:p>14</text:p>
          </table:table-cell>
          <table:table-cell table:formula="of:=OCT2DEC([.C17])" office:value-type="float" office:value="56" calcext:value-type="float">
            <text:p>56</text:p>
          </table:table-cell>
          <table:table-cell table:formula="of:=COM.MICROSOFT.IFS([.E17]&lt;=6; 1; [.E17]&lt;=12; 2; [.E17]&lt;=18; 3; [.E17]&lt;=24; 4)" office:value-type="float" office:value="2" calcext:value-type="float">
            <text:p>2</text:p>
          </table:table-cell>
          <table:table-cell table:formula="of:=COM.MICROSOFT.IFS([.F17]&lt;=15; 1; [.F17]&lt;=30; 2; [.F17]&lt;=45; 3; [.F17]&lt;=60; 4)" office:value-type="float" office:value="1" calcext:value-type="float">
            <text:p>1</text:p>
          </table:table-cell>
          <table:table-cell table:formula="of:=COM.MICROSOFT.IFS([.G17]&lt;=15; 1; [.G17]&lt;=30; 2; [.G17]&lt;=45; 3; [.G17]&lt;=60; 4)" office:value-type="float" office:value="4" calcext:value-type="float">
            <text:p>4</text:p>
          </table:table-cell>
          <table:table-cell table:formula="of:=COM.MICROSOFT.IFS([.H17] =1; [.E17]; [.H17] =2; [.E17]-6; [.H17] =3; [.E17]-12; [.H17] =4; [.E17]-18)" office:value-type="float" office:value="3" calcext:value-type="float">
            <text:p>3</text:p>
          </table:table-cell>
          <table:table-cell table:formula="of:=COM.MICROSOFT.IFS([.I17] =1; [.F17]; [.I17] =2; [.F17]-15; [.I17] =3; [.F17]-30; [.I17] =4; [.F17]-45)" office:value-type="float" office:value="14" calcext:value-type="float">
            <text:p>14</text:p>
          </table:table-cell>
          <table:table-cell table:formula="of:=COM.MICROSOFT.IFS([.J17] =1; [.G17]; [.J17] =2; [.G17]-15; [.J17] =3; [.G17]-30; [.J17] =4; [.G17]-45)" office:value-type="float" office:value="11" calcext:value-type="float">
            <text:p>11</text:p>
          </table:table-cell>
          <table:table-cell table:formula="of:=DEC2BIN([.K17]; 4)" office:value-type="string" office:string-value="0011" calcext:value-type="string">
            <text:p>0011</text:p>
          </table:table-cell>
          <table:table-cell table:formula="of:=DEC2BIN([.L17]; 4)" office:value-type="string" office:string-value="1110" calcext:value-type="string">
            <text:p>1110</text:p>
          </table:table-cell>
          <table:table-cell table:formula="of:=DEC2BIN([.M17]; 4)" office:value-type="string" office:string-value="1011" calcext:value-type="string">
            <text:p>1011</text:p>
          </table:table-cell>
          <table:table-cell table:formula="of:=COM.MICROSOFT.IFS([.H17] =1; &quot;A&quot;; [.H17] =2; &quot;B&quot;; [.H17] =3; &quot;C&quot;; [.H17] =4; &quot;D&quot;)" office:value-type="string" office:string-value="B" calcext:value-type="string">
            <text:p>B</text:p>
          </table:table-cell>
          <table:table-cell table:formula="of:=COM.MICROSOFT.IFS([.I17] =1; &quot;A&quot;; [.I17] =2; &quot;B&quot;; [.I17] =3; &quot;C&quot;; [.I17] =4; &quot;D&quot;)" office:value-type="string" office:string-value="A" calcext:value-type="string">
            <text:p>A</text:p>
          </table:table-cell>
          <table:table-cell table:formula="of:=COM.MICROSOFT.IFS([.J17] =1; &quot;A&quot;; [.J17] =2; &quot;B&quot;; [.J17] =3; &quot;C&quot;; [.J17] =4; &quot;D&quot;)" office:value-type="string" office:string-value="D" calcext:value-type="string">
            <text:p>D</text:p>
          </table:table-cell>
          <table:table-cell table:formula="of:=COM.MICROSOFT.CONCAT([.Q17]; [.N17])" office:value-type="string" office:string-value="B0011" calcext:value-type="string">
            <text:p>B0011</text:p>
          </table:table-cell>
          <table:table-cell table:formula="of:=COM.MICROSOFT.CONCAT([.R17]; [.O17])" office:value-type="string" office:string-value="A1110" calcext:value-type="string">
            <text:p>A1110</text:p>
          </table:table-cell>
          <table:table-cell table:formula="of:=COM.MICROSOFT.CONCAT([.S17]; [.P17])" office:value-type="string" office:string-value="D1011" calcext:value-type="string">
            <text:p>D1011</text:p>
          </table:table-cell>
          <table:table-cell table:formula="of:=OCT2DEC([.D17])" office:value-type="float" office:value="525" calcext:value-type="float">
            <text:p>525</text:p>
          </table:table-cell>
          <table:table-cell table:formula="of:=COM.MICROSOFT.IFS([.W17]&lt;=250; 1; [.W17]&lt;=500; 2; [.W17]&lt;=750;3; [.W17]&lt;=1000;4)" office:value-type="float" office:value="3" calcext:value-type="float">
            <text:p>3</text:p>
          </table:table-cell>
          <table:table-cell table:formula="of:=COM.MICROSOFT.IFS([.X17]=1; [.W17]; [.X17]=2; [.W17]-250; [.X17]=3; [.W17]-500; [.X17]=3; [.W17]-750)" office:value-type="float" office:value="25" calcext:value-type="float">
            <text:p>25</text:p>
          </table:table-cell>
          <table:table-cell table:formula="of:=DEC2BIN([.Y17]; 8)" office:value-type="string" office:string-value="00011001" calcext:value-type="string">
            <text:p>00011001</text:p>
          </table:table-cell>
          <table:table-cell table:formula="of:=COM.MICROSOFT.IFS([.X17] =1; &quot;A&quot;; [.X17] =2; &quot;B&quot;; [.X17] =3; &quot;C&quot;; [.X17] =4; &quot;D&quot;)" office:value-type="string" office:string-value="C" calcext:value-type="string">
            <text:p>C</text:p>
          </table:table-cell>
          <table:table-cell table:formula="of:=COM.MICROSOFT.CONCAT([.AA17];[.Z17])" office:value-type="string" office:string-value="C00011001" calcext:value-type="string">
            <text:p>C00011001</text:p>
          </table:table-cell>
          <table:table-cell/>
          <table:table-cell office:value-type="string" calcext:value-type="string">
            <text:p>B0011</text:p>
          </table:table-cell>
          <table:table-cell office:value-type="string" calcext:value-type="string">
            <text:p>A1110</text:p>
          </table:table-cell>
          <table:table-cell office:value-type="string" calcext:value-type="string">
            <text:p>D1011</text:p>
          </table:table-cell>
          <table:table-cell table:formula="of:=COM.MICROSOFT.CONCAT([.AD17]; &quot;:&quot;; [.AE17]; &quot;:&quot;; [.AF17])" office:value-type="string" office:string-value="B0011:A1110:D1011" calcext:value-type="string">
            <text:p>B0011:A1110:D1011</text:p>
          </table:table-cell>
          <table:table-cell office:value-type="string" calcext:value-type="string">
            <text:p>C00011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104" calcext:value-type="float">
            <text:p>1104</text:p>
          </table:table-cell>
          <table:table-cell table:formula="of:=OCT2DEC([.A18])" office:value-type="float" office:value="9" calcext:value-type="float">
            <text:p>9</text:p>
          </table:table-cell>
          <table:table-cell table:formula="of:=OCT2DEC([.B18])" office:value-type="float" office:value="56" calcext:value-type="float">
            <text:p>56</text:p>
          </table:table-cell>
          <table:table-cell table:formula="of:=OCT2DEC([.C18])" office:value-type="float" office:value="19" calcext:value-type="float">
            <text:p>19</text:p>
          </table:table-cell>
          <table:table-cell table:formula="of:=COM.MICROSOFT.IFS([.E18]&lt;=6; 1; [.E18]&lt;=12; 2; [.E18]&lt;=18; 3; [.E18]&lt;=24; 4)" office:value-type="float" office:value="2" calcext:value-type="float">
            <text:p>2</text:p>
          </table:table-cell>
          <table:table-cell table:formula="of:=COM.MICROSOFT.IFS([.F18]&lt;=15; 1; [.F18]&lt;=30; 2; [.F18]&lt;=45; 3; [.F18]&lt;=60; 4)" office:value-type="float" office:value="4" calcext:value-type="float">
            <text:p>4</text:p>
          </table:table-cell>
          <table:table-cell table:formula="of:=COM.MICROSOFT.IFS([.G18]&lt;=15; 1; [.G18]&lt;=30; 2; [.G18]&lt;=45; 3; [.G18]&lt;=60; 4)" office:value-type="float" office:value="2" calcext:value-type="float">
            <text:p>2</text:p>
          </table:table-cell>
          <table:table-cell table:formula="of:=COM.MICROSOFT.IFS([.H18] =1; [.E18]; [.H18] =2; [.E18]-6; [.H18] =3; [.E18]-12; [.H18] =4; [.E18]-18)" office:value-type="float" office:value="3" calcext:value-type="float">
            <text:p>3</text:p>
          </table:table-cell>
          <table:table-cell table:formula="of:=COM.MICROSOFT.IFS([.I18] =1; [.F18]; [.I18] =2; [.F18]-15; [.I18] =3; [.F18]-30; [.I18] =4; [.F18]-45)" office:value-type="float" office:value="11" calcext:value-type="float">
            <text:p>11</text:p>
          </table:table-cell>
          <table:table-cell table:formula="of:=COM.MICROSOFT.IFS([.J18] =1; [.G18]; [.J18] =2; [.G18]-15; [.J18] =3; [.G18]-30; [.J18] =4; [.G18]-45)" office:value-type="float" office:value="4" calcext:value-type="float">
            <text:p>4</text:p>
          </table:table-cell>
          <table:table-cell table:formula="of:=DEC2BIN([.K18]; 4)" office:value-type="string" office:string-value="0011" calcext:value-type="string">
            <text:p>0011</text:p>
          </table:table-cell>
          <table:table-cell table:formula="of:=DEC2BIN([.L18]; 4)" office:value-type="string" office:string-value="1011" calcext:value-type="string">
            <text:p>1011</text:p>
          </table:table-cell>
          <table:table-cell table:formula="of:=DEC2BIN([.M18]; 4)" office:value-type="string" office:string-value="0100" calcext:value-type="string">
            <text:p>0100</text:p>
          </table:table-cell>
          <table:table-cell table:formula="of:=COM.MICROSOFT.IFS([.H18] =1; &quot;A&quot;; [.H18] =2; &quot;B&quot;; [.H18] =3; &quot;C&quot;; [.H18] =4; &quot;D&quot;)" office:value-type="string" office:string-value="B" calcext:value-type="string">
            <text:p>B</text:p>
          </table:table-cell>
          <table:table-cell table:formula="of:=COM.MICROSOFT.IFS([.I18] =1; &quot;A&quot;; [.I18] =2; &quot;B&quot;; [.I18] =3; &quot;C&quot;; [.I18] =4; &quot;D&quot;)" office:value-type="string" office:string-value="D" calcext:value-type="string">
            <text:p>D</text:p>
          </table:table-cell>
          <table:table-cell table:formula="of:=COM.MICROSOFT.IFS([.J18] =1; &quot;A&quot;; [.J18] =2; &quot;B&quot;; [.J18] =3; &quot;C&quot;; [.J18] =4; &quot;D&quot;)" office:value-type="string" office:string-value="B" calcext:value-type="string">
            <text:p>B</text:p>
          </table:table-cell>
          <table:table-cell table:formula="of:=COM.MICROSOFT.CONCAT([.Q18]; [.N18])" office:value-type="string" office:string-value="B0011" calcext:value-type="string">
            <text:p>B0011</text:p>
          </table:table-cell>
          <table:table-cell table:formula="of:=COM.MICROSOFT.CONCAT([.R18]; [.O18])" office:value-type="string" office:string-value="D1011" calcext:value-type="string">
            <text:p>D1011</text:p>
          </table:table-cell>
          <table:table-cell table:formula="of:=COM.MICROSOFT.CONCAT([.S18]; [.P18])" office:value-type="string" office:string-value="B0100" calcext:value-type="string">
            <text:p>B0100</text:p>
          </table:table-cell>
          <table:table-cell table:formula="of:=OCT2DEC([.D18])" office:value-type="float" office:value="580" calcext:value-type="float">
            <text:p>580</text:p>
          </table:table-cell>
          <table:table-cell table:formula="of:=COM.MICROSOFT.IFS([.W18]&lt;=250; 1; [.W18]&lt;=500; 2; [.W18]&lt;=750;3; [.W18]&lt;=1000;4)" office:value-type="float" office:value="3" calcext:value-type="float">
            <text:p>3</text:p>
          </table:table-cell>
          <table:table-cell table:formula="of:=COM.MICROSOFT.IFS([.X18]=1; [.W18]; [.X18]=2; [.W18]-250; [.X18]=3; [.W18]-500; [.X18]=3; [.W18]-750)" office:value-type="float" office:value="80" calcext:value-type="float">
            <text:p>80</text:p>
          </table:table-cell>
          <table:table-cell table:formula="of:=DEC2BIN([.Y18]; 8)" office:value-type="string" office:string-value="01010000" calcext:value-type="string">
            <text:p>01010000</text:p>
          </table:table-cell>
          <table:table-cell table:formula="of:=COM.MICROSOFT.IFS([.X18] =1; &quot;A&quot;; [.X18] =2; &quot;B&quot;; [.X18] =3; &quot;C&quot;; [.X18] =4; &quot;D&quot;)" office:value-type="string" office:string-value="C" calcext:value-type="string">
            <text:p>C</text:p>
          </table:table-cell>
          <table:table-cell table:formula="of:=COM.MICROSOFT.CONCAT([.AA18];[.Z18])" office:value-type="string" office:string-value="C01010000" calcext:value-type="string">
            <text:p>C01010000</text:p>
          </table:table-cell>
          <table:table-cell/>
          <table:table-cell office:value-type="string" calcext:value-type="string">
            <text:p>B0011</text:p>
          </table:table-cell>
          <table:table-cell office:value-type="string" calcext:value-type="string">
            <text:p>D1011</text:p>
          </table:table-cell>
          <table:table-cell office:value-type="string" calcext:value-type="string">
            <text:p>B0100</text:p>
          </table:table-cell>
          <table:table-cell table:formula="of:=COM.MICROSOFT.CONCAT([.AD18]; &quot;:&quot;; [.AE18]; &quot;:&quot;; [.AF18])" office:value-type="string" office:string-value="B0011:D1011:B0100" calcext:value-type="string">
            <text:p>B0011:D1011:B0100</text:p>
          </table:table-cell>
          <table:table-cell office:value-type="string" calcext:value-type="string">
            <text:p>C0101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134" calcext:value-type="float">
            <text:p>1134</text:p>
          </table:table-cell>
          <table:table-cell table:formula="of:=OCT2DEC([.A19])" office:value-type="float" office:value="10" calcext:value-type="float">
            <text:p>10</text:p>
          </table:table-cell>
          <table:table-cell table:formula="of:=OCT2DEC([.B19])" office:value-type="float" office:value="22" calcext:value-type="float">
            <text:p>22</text:p>
          </table:table-cell>
          <table:table-cell table:formula="of:=OCT2DEC([.C19])" office:value-type="float" office:value="24" calcext:value-type="float">
            <text:p>24</text:p>
          </table:table-cell>
          <table:table-cell table:formula="of:=COM.MICROSOFT.IFS([.E19]&lt;=6; 1; [.E19]&lt;=12; 2; [.E19]&lt;=18; 3; [.E19]&lt;=24; 4)" office:value-type="float" office:value="2" calcext:value-type="float">
            <text:p>2</text:p>
          </table:table-cell>
          <table:table-cell table:formula="of:=COM.MICROSOFT.IFS([.F19]&lt;=15; 1; [.F19]&lt;=30; 2; [.F19]&lt;=45; 3; [.F19]&lt;=60; 4)" office:value-type="float" office:value="2" calcext:value-type="float">
            <text:p>2</text:p>
          </table:table-cell>
          <table:table-cell table:formula="of:=COM.MICROSOFT.IFS([.G19]&lt;=15; 1; [.G19]&lt;=30; 2; [.G19]&lt;=45; 3; [.G19]&lt;=60; 4)" office:value-type="float" office:value="2" calcext:value-type="float">
            <text:p>2</text:p>
          </table:table-cell>
          <table:table-cell table:formula="of:=COM.MICROSOFT.IFS([.H19] =1; [.E19]; [.H19] =2; [.E19]-6; [.H19] =3; [.E19]-12; [.H19] =4; [.E19]-18)" office:value-type="float" office:value="4" calcext:value-type="float">
            <text:p>4</text:p>
          </table:table-cell>
          <table:table-cell table:formula="of:=COM.MICROSOFT.IFS([.I19] =1; [.F19]; [.I19] =2; [.F19]-15; [.I19] =3; [.F19]-30; [.I19] =4; [.F19]-45)" office:value-type="float" office:value="7" calcext:value-type="float">
            <text:p>7</text:p>
          </table:table-cell>
          <table:table-cell table:formula="of:=COM.MICROSOFT.IFS([.J19] =1; [.G19]; [.J19] =2; [.G19]-15; [.J19] =3; [.G19]-30; [.J19] =4; [.G19]-45)" office:value-type="float" office:value="9" calcext:value-type="float">
            <text:p>9</text:p>
          </table:table-cell>
          <table:table-cell table:formula="of:=DEC2BIN([.K19]; 4)" office:value-type="string" office:string-value="0100" calcext:value-type="string">
            <text:p>0100</text:p>
          </table:table-cell>
          <table:table-cell table:formula="of:=DEC2BIN([.L19]; 4)" office:value-type="string" office:string-value="0111" calcext:value-type="string">
            <text:p>0111</text:p>
          </table:table-cell>
          <table:table-cell table:formula="of:=DEC2BIN([.M19]; 4)" office:value-type="string" office:string-value="1001" calcext:value-type="string">
            <text:p>1001</text:p>
          </table:table-cell>
          <table:table-cell table:formula="of:=COM.MICROSOFT.IFS([.H19] =1; &quot;A&quot;; [.H19] =2; &quot;B&quot;; [.H19] =3; &quot;C&quot;; [.H19] =4; &quot;D&quot;)" office:value-type="string" office:string-value="B" calcext:value-type="string">
            <text:p>B</text:p>
          </table:table-cell>
          <table:table-cell table:formula="of:=COM.MICROSOFT.IFS([.I19] =1; &quot;A&quot;; [.I19] =2; &quot;B&quot;; [.I19] =3; &quot;C&quot;; [.I19] =4; &quot;D&quot;)" office:value-type="string" office:string-value="B" calcext:value-type="string">
            <text:p>B</text:p>
          </table:table-cell>
          <table:table-cell table:formula="of:=COM.MICROSOFT.IFS([.J19] =1; &quot;A&quot;; [.J19] =2; &quot;B&quot;; [.J19] =3; &quot;C&quot;; [.J19] =4; &quot;D&quot;)" office:value-type="string" office:string-value="B" calcext:value-type="string">
            <text:p>B</text:p>
          </table:table-cell>
          <table:table-cell table:formula="of:=COM.MICROSOFT.CONCAT([.Q19]; [.N19])" office:value-type="string" office:string-value="B0100" calcext:value-type="string">
            <text:p>B0100</text:p>
          </table:table-cell>
          <table:table-cell table:formula="of:=COM.MICROSOFT.CONCAT([.R19]; [.O19])" office:value-type="string" office:string-value="B0111" calcext:value-type="string">
            <text:p>B0111</text:p>
          </table:table-cell>
          <table:table-cell table:formula="of:=COM.MICROSOFT.CONCAT([.S19]; [.P19])" office:value-type="string" office:string-value="B1001" calcext:value-type="string">
            <text:p>B1001</text:p>
          </table:table-cell>
          <table:table-cell table:formula="of:=OCT2DEC([.D19])" office:value-type="float" office:value="604" calcext:value-type="float">
            <text:p>604</text:p>
          </table:table-cell>
          <table:table-cell table:formula="of:=COM.MICROSOFT.IFS([.W19]&lt;=250; 1; [.W19]&lt;=500; 2; [.W19]&lt;=750;3; [.W19]&lt;=1000;4)" office:value-type="float" office:value="3" calcext:value-type="float">
            <text:p>3</text:p>
          </table:table-cell>
          <table:table-cell table:formula="of:=COM.MICROSOFT.IFS([.X19]=1; [.W19]; [.X19]=2; [.W19]-250; [.X19]=3; [.W19]-500; [.X19]=3; [.W19]-750)" office:value-type="float" office:value="104" calcext:value-type="float">
            <text:p>104</text:p>
          </table:table-cell>
          <table:table-cell table:formula="of:=DEC2BIN([.Y19]; 8)" office:value-type="string" office:string-value="01101000" calcext:value-type="string">
            <text:p>01101000</text:p>
          </table:table-cell>
          <table:table-cell table:formula="of:=COM.MICROSOFT.IFS([.X19] =1; &quot;A&quot;; [.X19] =2; &quot;B&quot;; [.X19] =3; &quot;C&quot;; [.X19] =4; &quot;D&quot;)" office:value-type="string" office:string-value="C" calcext:value-type="string">
            <text:p>C</text:p>
          </table:table-cell>
          <table:table-cell table:formula="of:=COM.MICROSOFT.CONCAT([.AA19];[.Z19])" office:value-type="string" office:string-value="C01101000" calcext:value-type="string">
            <text:p>C01101000</text:p>
          </table:table-cell>
          <table:table-cell/>
          <table:table-cell office:value-type="string" calcext:value-type="string">
            <text:p>B0100</text:p>
          </table:table-cell>
          <table:table-cell office:value-type="string" calcext:value-type="string">
            <text:p>B0111</text:p>
          </table:table-cell>
          <table:table-cell office:value-type="string" calcext:value-type="string">
            <text:p>B1001</text:p>
          </table:table-cell>
          <table:table-cell table:formula="of:=COM.MICROSOFT.CONCAT([.AD19]; &quot;:&quot;; [.AE19]; &quot;:&quot;; [.AF19])" office:value-type="string" office:string-value="B0100:B0111:B1001" calcext:value-type="string">
            <text:p>B0100:B0111:B1001</text:p>
          </table:table-cell>
          <table:table-cell office:value-type="string" calcext:value-type="string">
            <text:p>C01101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formula="of:=OCT2DEC([.A20])" office:value-type="float" office:value="10" calcext:value-type="float">
            <text:p>10</text:p>
          </table:table-cell>
          <table:table-cell table:formula="of:=OCT2DEC([.B20])" office:value-type="float" office:value="57" calcext:value-type="float">
            <text:p>57</text:p>
          </table:table-cell>
          <table:table-cell table:formula="of:=OCT2DEC([.C20])" office:value-type="float" office:value="24" calcext:value-type="float">
            <text:p>24</text:p>
          </table:table-cell>
          <table:table-cell table:formula="of:=COM.MICROSOFT.IFS([.E20]&lt;=6; 1; [.E20]&lt;=12; 2; [.E20]&lt;=18; 3; [.E20]&lt;=24; 4)" office:value-type="float" office:value="2" calcext:value-type="float">
            <text:p>2</text:p>
          </table:table-cell>
          <table:table-cell table:formula="of:=COM.MICROSOFT.IFS([.F20]&lt;=15; 1; [.F20]&lt;=30; 2; [.F20]&lt;=45; 3; [.F20]&lt;=60; 4)" office:value-type="float" office:value="4" calcext:value-type="float">
            <text:p>4</text:p>
          </table:table-cell>
          <table:table-cell table:formula="of:=COM.MICROSOFT.IFS([.G20]&lt;=15; 1; [.G20]&lt;=30; 2; [.G20]&lt;=45; 3; [.G20]&lt;=60; 4)" office:value-type="float" office:value="2" calcext:value-type="float">
            <text:p>2</text:p>
          </table:table-cell>
          <table:table-cell table:formula="of:=COM.MICROSOFT.IFS([.H20] =1; [.E20]; [.H20] =2; [.E20]-6; [.H20] =3; [.E20]-12; [.H20] =4; [.E20]-18)" office:value-type="float" office:value="4" calcext:value-type="float">
            <text:p>4</text:p>
          </table:table-cell>
          <table:table-cell table:formula="of:=COM.MICROSOFT.IFS([.I20] =1; [.F20]; [.I20] =2; [.F20]-15; [.I20] =3; [.F20]-30; [.I20] =4; [.F20]-45)" office:value-type="float" office:value="12" calcext:value-type="float">
            <text:p>12</text:p>
          </table:table-cell>
          <table:table-cell table:formula="of:=COM.MICROSOFT.IFS([.J20] =1; [.G20]; [.J20] =2; [.G20]-15; [.J20] =3; [.G20]-30; [.J20] =4; [.G20]-45)" office:value-type="float" office:value="9" calcext:value-type="float">
            <text:p>9</text:p>
          </table:table-cell>
          <table:table-cell table:formula="of:=DEC2BIN([.K20]; 4)" office:value-type="string" office:string-value="0100" calcext:value-type="string">
            <text:p>0100</text:p>
          </table:table-cell>
          <table:table-cell table:formula="of:=DEC2BIN([.L20]; 4)" office:value-type="string" office:string-value="1100" calcext:value-type="string">
            <text:p>1100</text:p>
          </table:table-cell>
          <table:table-cell table:formula="of:=DEC2BIN([.M20]; 4)" office:value-type="string" office:string-value="1001" calcext:value-type="string">
            <text:p>1001</text:p>
          </table:table-cell>
          <table:table-cell table:formula="of:=COM.MICROSOFT.IFS([.H20] =1; &quot;A&quot;; [.H20] =2; &quot;B&quot;; [.H20] =3; &quot;C&quot;; [.H20] =4; &quot;D&quot;)" office:value-type="string" office:string-value="B" calcext:value-type="string">
            <text:p>B</text:p>
          </table:table-cell>
          <table:table-cell table:formula="of:=COM.MICROSOFT.IFS([.I20] =1; &quot;A&quot;; [.I20] =2; &quot;B&quot;; [.I20] =3; &quot;C&quot;; [.I20] =4; &quot;D&quot;)" office:value-type="string" office:string-value="D" calcext:value-type="string">
            <text:p>D</text:p>
          </table:table-cell>
          <table:table-cell table:formula="of:=COM.MICROSOFT.IFS([.J20] =1; &quot;A&quot;; [.J20] =2; &quot;B&quot;; [.J20] =3; &quot;C&quot;; [.J20] =4; &quot;D&quot;)" office:value-type="string" office:string-value="B" calcext:value-type="string">
            <text:p>B</text:p>
          </table:table-cell>
          <table:table-cell table:formula="of:=COM.MICROSOFT.CONCAT([.Q20]; [.N20])" office:value-type="string" office:string-value="B0100" calcext:value-type="string">
            <text:p>B0100</text:p>
          </table:table-cell>
          <table:table-cell table:formula="of:=COM.MICROSOFT.CONCAT([.R20]; [.O20])" office:value-type="string" office:string-value="D1100" calcext:value-type="string">
            <text:p>D1100</text:p>
          </table:table-cell>
          <table:table-cell table:formula="of:=COM.MICROSOFT.CONCAT([.S20]; [.P20])" office:value-type="string" office:string-value="B1001" calcext:value-type="string">
            <text:p>B1001</text:p>
          </table:table-cell>
          <table:table-cell table:formula="of:=OCT2DEC([.D20])" office:value-type="float" office:value="598" calcext:value-type="float">
            <text:p>598</text:p>
          </table:table-cell>
          <table:table-cell table:formula="of:=COM.MICROSOFT.IFS([.W20]&lt;=250; 1; [.W20]&lt;=500; 2; [.W20]&lt;=750;3; [.W20]&lt;=1000;4)" office:value-type="float" office:value="3" calcext:value-type="float">
            <text:p>3</text:p>
          </table:table-cell>
          <table:table-cell table:formula="of:=COM.MICROSOFT.IFS([.X20]=1; [.W20]; [.X20]=2; [.W20]-250; [.X20]=3; [.W20]-500; [.X20]=3; [.W20]-750)" office:value-type="float" office:value="98" calcext:value-type="float">
            <text:p>98</text:p>
          </table:table-cell>
          <table:table-cell table:formula="of:=DEC2BIN([.Y20]; 8)" office:value-type="string" office:string-value="01100010" calcext:value-type="string">
            <text:p>01100010</text:p>
          </table:table-cell>
          <table:table-cell table:formula="of:=COM.MICROSOFT.IFS([.X20] =1; &quot;A&quot;; [.X20] =2; &quot;B&quot;; [.X20] =3; &quot;C&quot;; [.X20] =4; &quot;D&quot;)" office:value-type="string" office:string-value="C" calcext:value-type="string">
            <text:p>C</text:p>
          </table:table-cell>
          <table:table-cell table:formula="of:=COM.MICROSOFT.CONCAT([.AA20];[.Z20])" office:value-type="string" office:string-value="C01100010" calcext:value-type="string">
            <text:p>C01100010</text:p>
          </table:table-cell>
          <table:table-cell/>
          <table:table-cell office:value-type="string" calcext:value-type="string">
            <text:p>B0100</text:p>
          </table:table-cell>
          <table:table-cell office:value-type="string" calcext:value-type="string">
            <text:p>D1100</text:p>
          </table:table-cell>
          <table:table-cell office:value-type="string" calcext:value-type="string">
            <text:p>B1001</text:p>
          </table:table-cell>
          <table:table-cell table:formula="of:=COM.MICROSOFT.CONCAT([.AD20]; &quot;:&quot;; [.AE20]; &quot;:&quot;; [.AF20])" office:value-type="string" office:string-value="B0100:D1100:B1001" calcext:value-type="string">
            <text:p>B0100:D1100:B1001</text:p>
          </table:table-cell>
          <table:table-cell office:value-type="string" calcext:value-type="string">
            <text:p>C011000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1156" calcext:value-type="float">
            <text:p>1156</text:p>
          </table:table-cell>
          <table:table-cell table:formula="of:=OCT2DEC([.A21])" office:value-type="float" office:value="11" calcext:value-type="float">
            <text:p>11</text:p>
          </table:table-cell>
          <table:table-cell table:formula="of:=OCT2DEC([.B21])" office:value-type="float" office:value="33" calcext:value-type="float">
            <text:p>33</text:p>
          </table:table-cell>
          <table:table-cell table:formula="of:=OCT2DEC([.C21])" office:value-type="float" office:value="46" calcext:value-type="float">
            <text:p>46</text:p>
          </table:table-cell>
          <table:table-cell table:formula="of:=COM.MICROSOFT.IFS([.E21]&lt;=6; 1; [.E21]&lt;=12; 2; [.E21]&lt;=18; 3; [.E21]&lt;=24; 4)" office:value-type="float" office:value="2" calcext:value-type="float">
            <text:p>2</text:p>
          </table:table-cell>
          <table:table-cell table:formula="of:=COM.MICROSOFT.IFS([.F21]&lt;=15; 1; [.F21]&lt;=30; 2; [.F21]&lt;=45; 3; [.F21]&lt;=60; 4)" office:value-type="float" office:value="3" calcext:value-type="float">
            <text:p>3</text:p>
          </table:table-cell>
          <table:table-cell table:formula="of:=COM.MICROSOFT.IFS([.G21]&lt;=15; 1; [.G21]&lt;=30; 2; [.G21]&lt;=45; 3; [.G21]&lt;=60; 4)" office:value-type="float" office:value="4" calcext:value-type="float">
            <text:p>4</text:p>
          </table:table-cell>
          <table:table-cell table:formula="of:=COM.MICROSOFT.IFS([.H21] =1; [.E21]; [.H21] =2; [.E21]-6; [.H21] =3; [.E21]-12; [.H21] =4; [.E21]-18)" office:value-type="float" office:value="5" calcext:value-type="float">
            <text:p>5</text:p>
          </table:table-cell>
          <table:table-cell table:formula="of:=COM.MICROSOFT.IFS([.I21] =1; [.F21]; [.I21] =2; [.F21]-15; [.I21] =3; [.F21]-30; [.I21] =4; [.F21]-45)" office:value-type="float" office:value="3" calcext:value-type="float">
            <text:p>3</text:p>
          </table:table-cell>
          <table:table-cell table:formula="of:=COM.MICROSOFT.IFS([.J21] =1; [.G21]; [.J21] =2; [.G21]-15; [.J21] =3; [.G21]-30; [.J21] =4; [.G21]-45)" office:value-type="float" office:value="1" calcext:value-type="float">
            <text:p>1</text:p>
          </table:table-cell>
          <table:table-cell table:formula="of:=DEC2BIN([.K21]; 4)" office:value-type="string" office:string-value="0101" calcext:value-type="string">
            <text:p>0101</text:p>
          </table:table-cell>
          <table:table-cell table:formula="of:=DEC2BIN([.L21]; 4)" office:value-type="string" office:string-value="0011" calcext:value-type="string">
            <text:p>0011</text:p>
          </table:table-cell>
          <table:table-cell table:formula="of:=DEC2BIN([.M21]; 4)" office:value-type="string" office:string-value="0001" calcext:value-type="string">
            <text:p>0001</text:p>
          </table:table-cell>
          <table:table-cell table:formula="of:=COM.MICROSOFT.IFS([.H21] =1; &quot;A&quot;; [.H21] =2; &quot;B&quot;; [.H21] =3; &quot;C&quot;; [.H21] =4; &quot;D&quot;)" office:value-type="string" office:string-value="B" calcext:value-type="string">
            <text:p>B</text:p>
          </table:table-cell>
          <table:table-cell table:formula="of:=COM.MICROSOFT.IFS([.I21] =1; &quot;A&quot;; [.I21] =2; &quot;B&quot;; [.I21] =3; &quot;C&quot;; [.I21] =4; &quot;D&quot;)" office:value-type="string" office:string-value="C" calcext:value-type="string">
            <text:p>C</text:p>
          </table:table-cell>
          <table:table-cell table:formula="of:=COM.MICROSOFT.IFS([.J21] =1; &quot;A&quot;; [.J21] =2; &quot;B&quot;; [.J21] =3; &quot;C&quot;; [.J21] =4; &quot;D&quot;)" office:value-type="string" office:string-value="D" calcext:value-type="string">
            <text:p>D</text:p>
          </table:table-cell>
          <table:table-cell table:formula="of:=COM.MICROSOFT.CONCAT([.Q21]; [.N21])" office:value-type="string" office:string-value="B0101" calcext:value-type="string">
            <text:p>B0101</text:p>
          </table:table-cell>
          <table:table-cell table:formula="of:=COM.MICROSOFT.CONCAT([.R21]; [.O21])" office:value-type="string" office:string-value="C0011" calcext:value-type="string">
            <text:p>C0011</text:p>
          </table:table-cell>
          <table:table-cell table:formula="of:=COM.MICROSOFT.CONCAT([.S21]; [.P21])" office:value-type="string" office:string-value="D0001" calcext:value-type="string">
            <text:p>D0001</text:p>
          </table:table-cell>
          <table:table-cell table:formula="of:=OCT2DEC([.D21])" office:value-type="float" office:value="622" calcext:value-type="float">
            <text:p>622</text:p>
          </table:table-cell>
          <table:table-cell table:formula="of:=COM.MICROSOFT.IFS([.W21]&lt;=250; 1; [.W21]&lt;=500; 2; [.W21]&lt;=750;3; [.W21]&lt;=1000;4)" office:value-type="float" office:value="3" calcext:value-type="float">
            <text:p>3</text:p>
          </table:table-cell>
          <table:table-cell table:formula="of:=COM.MICROSOFT.IFS([.X21]=1; [.W21]; [.X21]=2; [.W21]-250; [.X21]=3; [.W21]-500; [.X21]=3; [.W21]-750)" office:value-type="float" office:value="122" calcext:value-type="float">
            <text:p>122</text:p>
          </table:table-cell>
          <table:table-cell table:formula="of:=DEC2BIN([.Y21]; 8)" office:value-type="string" office:string-value="01111010" calcext:value-type="string">
            <text:p>01111010</text:p>
          </table:table-cell>
          <table:table-cell table:formula="of:=COM.MICROSOFT.IFS([.X21] =1; &quot;A&quot;; [.X21] =2; &quot;B&quot;; [.X21] =3; &quot;C&quot;; [.X21] =4; &quot;D&quot;)" office:value-type="string" office:string-value="C" calcext:value-type="string">
            <text:p>C</text:p>
          </table:table-cell>
          <table:table-cell table:formula="of:=COM.MICROSOFT.CONCAT([.AA21];[.Z21])" office:value-type="string" office:string-value="C01111010" calcext:value-type="string">
            <text:p>C01111010</text:p>
          </table:table-cell>
          <table:table-cell/>
          <table:table-cell office:value-type="string" calcext:value-type="string">
            <text:p>B0101</text:p>
          </table:table-cell>
          <table:table-cell office:value-type="string" calcext:value-type="string">
            <text:p>C0011</text:p>
          </table:table-cell>
          <table:table-cell office:value-type="string" calcext:value-type="string">
            <text:p>D0001</text:p>
          </table:table-cell>
          <table:table-cell table:formula="of:=COM.MICROSOFT.CONCAT([.AD21]; &quot;:&quot;; [.AE21]; &quot;:&quot;; [.AF21])" office:value-type="string" office:string-value="B0101:C0011:D0001" calcext:value-type="string">
            <text:p>B0101:C0011:D0001</text:p>
          </table:table-cell>
          <table:table-cell office:value-type="string" calcext:value-type="string">
            <text:p>C011110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156" calcext:value-type="float">
            <text:p>1156</text:p>
          </table:table-cell>
          <table:table-cell table:formula="of:=OCT2DEC([.A22])" office:value-type="float" office:value="12" calcext:value-type="float">
            <text:p>12</text:p>
          </table:table-cell>
          <table:table-cell table:formula="of:=OCT2DEC([.B22])" office:value-type="float" office:value="38" calcext:value-type="float">
            <text:p>38</text:p>
          </table:table-cell>
          <table:table-cell table:formula="of:=OCT2DEC([.C22])" office:value-type="float" office:value="12" calcext:value-type="float">
            <text:p>12</text:p>
          </table:table-cell>
          <table:table-cell table:formula="of:=COM.MICROSOFT.IFS([.E22]&lt;=6; 1; [.E22]&lt;=12; 2; [.E22]&lt;=18; 3; [.E22]&lt;=24; 4)" office:value-type="float" office:value="2" calcext:value-type="float">
            <text:p>2</text:p>
          </table:table-cell>
          <table:table-cell table:formula="of:=COM.MICROSOFT.IFS([.F22]&lt;=15; 1; [.F22]&lt;=30; 2; [.F22]&lt;=45; 3; [.F22]&lt;=60; 4)" office:value-type="float" office:value="3" calcext:value-type="float">
            <text:p>3</text:p>
          </table:table-cell>
          <table:table-cell table:formula="of:=COM.MICROSOFT.IFS([.G22]&lt;=15; 1; [.G22]&lt;=30; 2; [.G22]&lt;=45; 3; [.G22]&lt;=60; 4)" office:value-type="float" office:value="1" calcext:value-type="float">
            <text:p>1</text:p>
          </table:table-cell>
          <table:table-cell table:formula="of:=COM.MICROSOFT.IFS([.H22] =1; [.E22]; [.H22] =2; [.E22]-6; [.H22] =3; [.E22]-12; [.H22] =4; [.E22]-18)" office:value-type="float" office:value="6" calcext:value-type="float">
            <text:p>6</text:p>
          </table:table-cell>
          <table:table-cell table:formula="of:=COM.MICROSOFT.IFS([.I22] =1; [.F22]; [.I22] =2; [.F22]-15; [.I22] =3; [.F22]-30; [.I22] =4; [.F22]-45)" office:value-type="float" office:value="8" calcext:value-type="float">
            <text:p>8</text:p>
          </table:table-cell>
          <table:table-cell table:formula="of:=COM.MICROSOFT.IFS([.J22] =1; [.G22]; [.J22] =2; [.G22]-15; [.J22] =3; [.G22]-30; [.J22] =4; [.G22]-45)" office:value-type="float" office:value="12" calcext:value-type="float">
            <text:p>12</text:p>
          </table:table-cell>
          <table:table-cell table:formula="of:=DEC2BIN([.K22]; 4)" office:value-type="string" office:string-value="0110" calcext:value-type="string">
            <text:p>0110</text:p>
          </table:table-cell>
          <table:table-cell table:formula="of:=DEC2BIN([.L22]; 4)" office:value-type="string" office:string-value="1000" calcext:value-type="string">
            <text:p>1000</text:p>
          </table:table-cell>
          <table:table-cell table:formula="of:=DEC2BIN([.M22]; 4)" office:value-type="string" office:string-value="1100" calcext:value-type="string">
            <text:p>1100</text:p>
          </table:table-cell>
          <table:table-cell table:formula="of:=COM.MICROSOFT.IFS([.H22] =1; &quot;A&quot;; [.H22] =2; &quot;B&quot;; [.H22] =3; &quot;C&quot;; [.H22] =4; &quot;D&quot;)" office:value-type="string" office:string-value="B" calcext:value-type="string">
            <text:p>B</text:p>
          </table:table-cell>
          <table:table-cell table:formula="of:=COM.MICROSOFT.IFS([.I22] =1; &quot;A&quot;; [.I22] =2; &quot;B&quot;; [.I22] =3; &quot;C&quot;; [.I22] =4; &quot;D&quot;)" office:value-type="string" office:string-value="C" calcext:value-type="string">
            <text:p>C</text:p>
          </table:table-cell>
          <table:table-cell table:formula="of:=COM.MICROSOFT.IFS([.J22] =1; &quot;A&quot;; [.J22] =2; &quot;B&quot;; [.J22] =3; &quot;C&quot;; [.J22] =4; &quot;D&quot;)" office:value-type="string" office:string-value="A" calcext:value-type="string">
            <text:p>A</text:p>
          </table:table-cell>
          <table:table-cell table:formula="of:=COM.MICROSOFT.CONCAT([.Q22]; [.N22])" office:value-type="string" office:string-value="B0110" calcext:value-type="string">
            <text:p>B0110</text:p>
          </table:table-cell>
          <table:table-cell table:formula="of:=COM.MICROSOFT.CONCAT([.R22]; [.O22])" office:value-type="string" office:string-value="C1000" calcext:value-type="string">
            <text:p>C1000</text:p>
          </table:table-cell>
          <table:table-cell table:formula="of:=COM.MICROSOFT.CONCAT([.S22]; [.P22])" office:value-type="string" office:string-value="A1100" calcext:value-type="string">
            <text:p>A1100</text:p>
          </table:table-cell>
          <table:table-cell table:formula="of:=OCT2DEC([.D22])" office:value-type="float" office:value="622" calcext:value-type="float">
            <text:p>622</text:p>
          </table:table-cell>
          <table:table-cell table:formula="of:=COM.MICROSOFT.IFS([.W22]&lt;=250; 1; [.W22]&lt;=500; 2; [.W22]&lt;=750;3; [.W22]&lt;=1000;4)" office:value-type="float" office:value="3" calcext:value-type="float">
            <text:p>3</text:p>
          </table:table-cell>
          <table:table-cell table:formula="of:=COM.MICROSOFT.IFS([.X22]=1; [.W22]; [.X22]=2; [.W22]-250; [.X22]=3; [.W22]-500; [.X22]=3; [.W22]-750)" office:value-type="float" office:value="122" calcext:value-type="float">
            <text:p>122</text:p>
          </table:table-cell>
          <table:table-cell table:formula="of:=DEC2BIN([.Y22]; 8)" office:value-type="string" office:string-value="01111010" calcext:value-type="string">
            <text:p>01111010</text:p>
          </table:table-cell>
          <table:table-cell table:formula="of:=COM.MICROSOFT.IFS([.X22] =1; &quot;A&quot;; [.X22] =2; &quot;B&quot;; [.X22] =3; &quot;C&quot;; [.X22] =4; &quot;D&quot;)" office:value-type="string" office:string-value="C" calcext:value-type="string">
            <text:p>C</text:p>
          </table:table-cell>
          <table:table-cell table:formula="of:=COM.MICROSOFT.CONCAT([.AA22];[.Z22])" office:value-type="string" office:string-value="C01111010" calcext:value-type="string">
            <text:p>C01111010</text:p>
          </table:table-cell>
          <table:table-cell/>
          <table:table-cell office:value-type="string" calcext:value-type="string">
            <text:p>B0110</text:p>
          </table:table-cell>
          <table:table-cell office:value-type="string" calcext:value-type="string">
            <text:p>C1000</text:p>
          </table:table-cell>
          <table:table-cell office:value-type="string" calcext:value-type="string">
            <text:p>A1100</text:p>
          </table:table-cell>
          <table:table-cell table:formula="of:=COM.MICROSOFT.CONCAT([.AD22]; &quot;:&quot;; [.AE22]; &quot;:&quot;; [.AF22])" office:value-type="string" office:string-value="B0110:C1000:A1100" calcext:value-type="string">
            <text:p>B0110:C1000:A1100</text:p>
          </table:table-cell>
          <table:table-cell office:value-type="string" calcext:value-type="string">
            <text:p>C011110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172" calcext:value-type="float">
            <text:p>1172</text:p>
          </table:table-cell>
          <table:table-cell table:formula="of:=OCT2DEC([.A23])" office:value-type="float" office:value="13" calcext:value-type="float">
            <text:p>13</text:p>
          </table:table-cell>
          <table:table-cell table:formula="of:=OCT2DEC([.B23])" office:value-type="float" office:value="12" calcext:value-type="float">
            <text:p>12</text:p>
          </table:table-cell>
          <table:table-cell table:formula="of:=OCT2DEC([.C23])" office:value-type="float" office:value="22" calcext:value-type="float">
            <text:p>22</text:p>
          </table:table-cell>
          <table:table-cell table:formula="of:=COM.MICROSOFT.IFS([.E23]&lt;=6; 1; [.E23]&lt;=12; 2; [.E23]&lt;=18; 3; [.E23]&lt;=24; 4)" office:value-type="float" office:value="3" calcext:value-type="float">
            <text:p>3</text:p>
          </table:table-cell>
          <table:table-cell table:formula="of:=COM.MICROSOFT.IFS([.F23]&lt;=15; 1; [.F23]&lt;=30; 2; [.F23]&lt;=45; 3; [.F23]&lt;=60; 4)" office:value-type="float" office:value="1" calcext:value-type="float">
            <text:p>1</text:p>
          </table:table-cell>
          <table:table-cell table:formula="of:=COM.MICROSOFT.IFS([.G23]&lt;=15; 1; [.G23]&lt;=30; 2; [.G23]&lt;=45; 3; [.G23]&lt;=60; 4)" office:value-type="float" office:value="2" calcext:value-type="float">
            <text:p>2</text:p>
          </table:table-cell>
          <table:table-cell table:formula="of:=COM.MICROSOFT.IFS([.H23] =1; [.E23]; [.H23] =2; [.E23]-6; [.H23] =3; [.E23]-12; [.H23] =4; [.E23]-18)" office:value-type="float" office:value="1" calcext:value-type="float">
            <text:p>1</text:p>
          </table:table-cell>
          <table:table-cell table:formula="of:=COM.MICROSOFT.IFS([.I23] =1; [.F23]; [.I23] =2; [.F23]-15; [.I23] =3; [.F23]-30; [.I23] =4; [.F23]-45)" office:value-type="float" office:value="12" calcext:value-type="float">
            <text:p>12</text:p>
          </table:table-cell>
          <table:table-cell table:formula="of:=COM.MICROSOFT.IFS([.J23] =1; [.G23]; [.J23] =2; [.G23]-15; [.J23] =3; [.G23]-30; [.J23] =4; [.G23]-45)" office:value-type="float" office:value="7" calcext:value-type="float">
            <text:p>7</text:p>
          </table:table-cell>
          <table:table-cell table:formula="of:=DEC2BIN([.K23]; 4)" office:value-type="string" office:string-value="0001" calcext:value-type="string">
            <text:p>0001</text:p>
          </table:table-cell>
          <table:table-cell table:formula="of:=DEC2BIN([.L23]; 4)" office:value-type="string" office:string-value="1100" calcext:value-type="string">
            <text:p>1100</text:p>
          </table:table-cell>
          <table:table-cell table:formula="of:=DEC2BIN([.M23]; 4)" office:value-type="string" office:string-value="0111" calcext:value-type="string">
            <text:p>0111</text:p>
          </table:table-cell>
          <table:table-cell table:formula="of:=COM.MICROSOFT.IFS([.H23] =1; &quot;A&quot;; [.H23] =2; &quot;B&quot;; [.H23] =3; &quot;C&quot;; [.H23] =4; &quot;D&quot;)" office:value-type="string" office:string-value="C" calcext:value-type="string">
            <text:p>C</text:p>
          </table:table-cell>
          <table:table-cell table:formula="of:=COM.MICROSOFT.IFS([.I23] =1; &quot;A&quot;; [.I23] =2; &quot;B&quot;; [.I23] =3; &quot;C&quot;; [.I23] =4; &quot;D&quot;)" office:value-type="string" office:string-value="A" calcext:value-type="string">
            <text:p>A</text:p>
          </table:table-cell>
          <table:table-cell table:formula="of:=COM.MICROSOFT.IFS([.J23] =1; &quot;A&quot;; [.J23] =2; &quot;B&quot;; [.J23] =3; &quot;C&quot;; [.J23] =4; &quot;D&quot;)" office:value-type="string" office:string-value="B" calcext:value-type="string">
            <text:p>B</text:p>
          </table:table-cell>
          <table:table-cell table:formula="of:=COM.MICROSOFT.CONCAT([.Q23]; [.N23])" office:value-type="string" office:string-value="C0001" calcext:value-type="string">
            <text:p>C0001</text:p>
          </table:table-cell>
          <table:table-cell table:formula="of:=COM.MICROSOFT.CONCAT([.R23]; [.O23])" office:value-type="string" office:string-value="A1100" calcext:value-type="string">
            <text:p>A1100</text:p>
          </table:table-cell>
          <table:table-cell table:formula="of:=COM.MICROSOFT.CONCAT([.S23]; [.P23])" office:value-type="string" office:string-value="B0111" calcext:value-type="string">
            <text:p>B0111</text:p>
          </table:table-cell>
          <table:table-cell table:formula="of:=OCT2DEC([.D23])" office:value-type="float" office:value="634" calcext:value-type="float">
            <text:p>634</text:p>
          </table:table-cell>
          <table:table-cell table:formula="of:=COM.MICROSOFT.IFS([.W23]&lt;=250; 1; [.W23]&lt;=500; 2; [.W23]&lt;=750;3; [.W23]&lt;=1000;4)" office:value-type="float" office:value="3" calcext:value-type="float">
            <text:p>3</text:p>
          </table:table-cell>
          <table:table-cell table:formula="of:=COM.MICROSOFT.IFS([.X23]=1; [.W23]; [.X23]=2; [.W23]-250; [.X23]=3; [.W23]-500; [.X23]=3; [.W23]-750)" office:value-type="float" office:value="134" calcext:value-type="float">
            <text:p>134</text:p>
          </table:table-cell>
          <table:table-cell table:formula="of:=DEC2BIN([.Y23]; 8)" office:value-type="string" office:string-value="10000110" calcext:value-type="string">
            <text:p>10000110</text:p>
          </table:table-cell>
          <table:table-cell table:formula="of:=COM.MICROSOFT.IFS([.X23] =1; &quot;A&quot;; [.X23] =2; &quot;B&quot;; [.X23] =3; &quot;C&quot;; [.X23] =4; &quot;D&quot;)" office:value-type="string" office:string-value="C" calcext:value-type="string">
            <text:p>C</text:p>
          </table:table-cell>
          <table:table-cell table:formula="of:=COM.MICROSOFT.CONCAT([.AA23];[.Z23])" office:value-type="string" office:string-value="C10000110" calcext:value-type="string">
            <text:p>C10000110</text:p>
          </table:table-cell>
          <table:table-cell/>
          <table:table-cell office:value-type="string" calcext:value-type="string">
            <text:p>C0001</text:p>
          </table:table-cell>
          <table:table-cell office:value-type="string" calcext:value-type="string">
            <text:p>A1100</text:p>
          </table:table-cell>
          <table:table-cell office:value-type="string" calcext:value-type="string">
            <text:p>B0111</text:p>
          </table:table-cell>
          <table:table-cell table:formula="of:=COM.MICROSOFT.CONCAT([.AD23]; &quot;:&quot;; [.AE23]; &quot;:&quot;; [.AF23])" office:value-type="string" office:string-value="C0001:A1100:B0111" calcext:value-type="string">
            <text:p>C0001:A1100:B0111</text:p>
          </table:table-cell>
          <table:table-cell office:value-type="string" calcext:value-type="string">
            <text:p>C10000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201" calcext:value-type="float">
            <text:p>1201</text:p>
          </table:table-cell>
          <table:table-cell table:formula="of:=OCT2DEC([.A24])" office:value-type="float" office:value="13" calcext:value-type="float">
            <text:p>13</text:p>
          </table:table-cell>
          <table:table-cell table:formula="of:=OCT2DEC([.B24])" office:value-type="float" office:value="51" calcext:value-type="float">
            <text:p>51</text:p>
          </table:table-cell>
          <table:table-cell table:formula="of:=OCT2DEC([.C24])" office:value-type="float" office:value="47" calcext:value-type="float">
            <text:p>47</text:p>
          </table:table-cell>
          <table:table-cell table:formula="of:=COM.MICROSOFT.IFS([.E24]&lt;=6; 1; [.E24]&lt;=12; 2; [.E24]&lt;=18; 3; [.E24]&lt;=24; 4)" office:value-type="float" office:value="3" calcext:value-type="float">
            <text:p>3</text:p>
          </table:table-cell>
          <table:table-cell table:formula="of:=COM.MICROSOFT.IFS([.F24]&lt;=15; 1; [.F24]&lt;=30; 2; [.F24]&lt;=45; 3; [.F24]&lt;=60; 4)" office:value-type="float" office:value="4" calcext:value-type="float">
            <text:p>4</text:p>
          </table:table-cell>
          <table:table-cell table:formula="of:=COM.MICROSOFT.IFS([.G24]&lt;=15; 1; [.G24]&lt;=30; 2; [.G24]&lt;=45; 3; [.G24]&lt;=60; 4)" office:value-type="float" office:value="4" calcext:value-type="float">
            <text:p>4</text:p>
          </table:table-cell>
          <table:table-cell table:formula="of:=COM.MICROSOFT.IFS([.H24] =1; [.E24]; [.H24] =2; [.E24]-6; [.H24] =3; [.E24]-12; [.H24] =4; [.E24]-18)" office:value-type="float" office:value="1" calcext:value-type="float">
            <text:p>1</text:p>
          </table:table-cell>
          <table:table-cell table:formula="of:=COM.MICROSOFT.IFS([.I24] =1; [.F24]; [.I24] =2; [.F24]-15; [.I24] =3; [.F24]-30; [.I24] =4; [.F24]-45)" office:value-type="float" office:value="6" calcext:value-type="float">
            <text:p>6</text:p>
          </table:table-cell>
          <table:table-cell table:formula="of:=COM.MICROSOFT.IFS([.J24] =1; [.G24]; [.J24] =2; [.G24]-15; [.J24] =3; [.G24]-30; [.J24] =4; [.G24]-45)" office:value-type="float" office:value="2" calcext:value-type="float">
            <text:p>2</text:p>
          </table:table-cell>
          <table:table-cell table:formula="of:=DEC2BIN([.K24]; 4)" office:value-type="string" office:string-value="0001" calcext:value-type="string">
            <text:p>0001</text:p>
          </table:table-cell>
          <table:table-cell table:formula="of:=DEC2BIN([.L24]; 4)" office:value-type="string" office:string-value="0110" calcext:value-type="string">
            <text:p>0110</text:p>
          </table:table-cell>
          <table:table-cell table:formula="of:=DEC2BIN([.M24]; 4)" office:value-type="string" office:string-value="0010" calcext:value-type="string">
            <text:p>0010</text:p>
          </table:table-cell>
          <table:table-cell table:formula="of:=COM.MICROSOFT.IFS([.H24] =1; &quot;A&quot;; [.H24] =2; &quot;B&quot;; [.H24] =3; &quot;C&quot;; [.H24] =4; &quot;D&quot;)" office:value-type="string" office:string-value="C" calcext:value-type="string">
            <text:p>C</text:p>
          </table:table-cell>
          <table:table-cell table:formula="of:=COM.MICROSOFT.IFS([.I24] =1; &quot;A&quot;; [.I24] =2; &quot;B&quot;; [.I24] =3; &quot;C&quot;; [.I24] =4; &quot;D&quot;)" office:value-type="string" office:string-value="D" calcext:value-type="string">
            <text:p>D</text:p>
          </table:table-cell>
          <table:table-cell table:formula="of:=COM.MICROSOFT.IFS([.J24] =1; &quot;A&quot;; [.J24] =2; &quot;B&quot;; [.J24] =3; &quot;C&quot;; [.J24] =4; &quot;D&quot;)" office:value-type="string" office:string-value="D" calcext:value-type="string">
            <text:p>D</text:p>
          </table:table-cell>
          <table:table-cell table:formula="of:=COM.MICROSOFT.CONCAT([.Q24]; [.N24])" office:value-type="string" office:string-value="C0001" calcext:value-type="string">
            <text:p>C0001</text:p>
          </table:table-cell>
          <table:table-cell table:formula="of:=COM.MICROSOFT.CONCAT([.R24]; [.O24])" office:value-type="string" office:string-value="D0110" calcext:value-type="string">
            <text:p>D0110</text:p>
          </table:table-cell>
          <table:table-cell table:formula="of:=COM.MICROSOFT.CONCAT([.S24]; [.P24])" office:value-type="string" office:string-value="D0010" calcext:value-type="string">
            <text:p>D0010</text:p>
          </table:table-cell>
          <table:table-cell table:formula="of:=OCT2DEC([.D24])" office:value-type="float" office:value="641" calcext:value-type="float">
            <text:p>641</text:p>
          </table:table-cell>
          <table:table-cell table:formula="of:=COM.MICROSOFT.IFS([.W24]&lt;=250; 1; [.W24]&lt;=500; 2; [.W24]&lt;=750;3; [.W24]&lt;=1000;4)" office:value-type="float" office:value="3" calcext:value-type="float">
            <text:p>3</text:p>
          </table:table-cell>
          <table:table-cell table:formula="of:=COM.MICROSOFT.IFS([.X24]=1; [.W24]; [.X24]=2; [.W24]-250; [.X24]=3; [.W24]-500; [.X24]=3; [.W24]-750)" office:value-type="float" office:value="141" calcext:value-type="float">
            <text:p>141</text:p>
          </table:table-cell>
          <table:table-cell table:formula="of:=DEC2BIN([.Y24]; 8)" office:value-type="string" office:string-value="10001101" calcext:value-type="string">
            <text:p>10001101</text:p>
          </table:table-cell>
          <table:table-cell table:formula="of:=COM.MICROSOFT.IFS([.X24] =1; &quot;A&quot;; [.X24] =2; &quot;B&quot;; [.X24] =3; &quot;C&quot;; [.X24] =4; &quot;D&quot;)" office:value-type="string" office:string-value="C" calcext:value-type="string">
            <text:p>C</text:p>
          </table:table-cell>
          <table:table-cell table:formula="of:=COM.MICROSOFT.CONCAT([.AA24];[.Z24])" office:value-type="string" office:string-value="C10001101" calcext:value-type="string">
            <text:p>C10001101</text:p>
          </table:table-cell>
          <table:table-cell/>
          <table:table-cell office:value-type="string" calcext:value-type="string">
            <text:p>C0001</text:p>
          </table:table-cell>
          <table:table-cell office:value-type="string" calcext:value-type="string">
            <text:p>D0110</text:p>
          </table:table-cell>
          <table:table-cell office:value-type="string" calcext:value-type="string">
            <text:p>D0010</text:p>
          </table:table-cell>
          <table:table-cell table:formula="of:=COM.MICROSOFT.CONCAT([.AD24]; &quot;:&quot;; [.AE24]; &quot;:&quot;; [.AF24])" office:value-type="string" office:string-value="C0001:D0110:D0010" calcext:value-type="string">
            <text:p>C0001:D0110:D0010</text:p>
          </table:table-cell>
          <table:table-cell office:value-type="string" calcext:value-type="string">
            <text:p>C100011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207" calcext:value-type="float">
            <text:p>1207</text:p>
          </table:table-cell>
          <table:table-cell table:formula="of:=OCT2DEC([.A25])" office:value-type="float" office:value="14" calcext:value-type="float">
            <text:p>14</text:p>
          </table:table-cell>
          <table:table-cell table:formula="of:=OCT2DEC([.B25])" office:value-type="float" office:value="24" calcext:value-type="float">
            <text:p>24</text:p>
          </table:table-cell>
          <table:table-cell table:formula="of:=OCT2DEC([.C25])" office:value-type="float" office:value="26" calcext:value-type="float">
            <text:p>26</text:p>
          </table:table-cell>
          <table:table-cell table:formula="of:=COM.MICROSOFT.IFS([.E25]&lt;=6; 1; [.E25]&lt;=12; 2; [.E25]&lt;=18; 3; [.E25]&lt;=24; 4)" office:value-type="float" office:value="3" calcext:value-type="float">
            <text:p>3</text:p>
          </table:table-cell>
          <table:table-cell table:formula="of:=COM.MICROSOFT.IFS([.F25]&lt;=15; 1; [.F25]&lt;=30; 2; [.F25]&lt;=45; 3; [.F25]&lt;=60; 4)" office:value-type="float" office:value="2" calcext:value-type="float">
            <text:p>2</text:p>
          </table:table-cell>
          <table:table-cell table:formula="of:=COM.MICROSOFT.IFS([.G25]&lt;=15; 1; [.G25]&lt;=30; 2; [.G25]&lt;=45; 3; [.G25]&lt;=60; 4)" office:value-type="float" office:value="2" calcext:value-type="float">
            <text:p>2</text:p>
          </table:table-cell>
          <table:table-cell table:formula="of:=COM.MICROSOFT.IFS([.H25] =1; [.E25]; [.H25] =2; [.E25]-6; [.H25] =3; [.E25]-12; [.H25] =4; [.E25]-18)" office:value-type="float" office:value="2" calcext:value-type="float">
            <text:p>2</text:p>
          </table:table-cell>
          <table:table-cell table:formula="of:=COM.MICROSOFT.IFS([.I25] =1; [.F25]; [.I25] =2; [.F25]-15; [.I25] =3; [.F25]-30; [.I25] =4; [.F25]-45)" office:value-type="float" office:value="9" calcext:value-type="float">
            <text:p>9</text:p>
          </table:table-cell>
          <table:table-cell table:formula="of:=COM.MICROSOFT.IFS([.J25] =1; [.G25]; [.J25] =2; [.G25]-15; [.J25] =3; [.G25]-30; [.J25] =4; [.G25]-45)" office:value-type="float" office:value="11" calcext:value-type="float">
            <text:p>11</text:p>
          </table:table-cell>
          <table:table-cell table:formula="of:=DEC2BIN([.K25]; 4)" office:value-type="string" office:string-value="0010" calcext:value-type="string">
            <text:p>0010</text:p>
          </table:table-cell>
          <table:table-cell table:formula="of:=DEC2BIN([.L25]; 4)" office:value-type="string" office:string-value="1001" calcext:value-type="string">
            <text:p>1001</text:p>
          </table:table-cell>
          <table:table-cell table:formula="of:=DEC2BIN([.M25]; 4)" office:value-type="string" office:string-value="1011" calcext:value-type="string">
            <text:p>1011</text:p>
          </table:table-cell>
          <table:table-cell table:formula="of:=COM.MICROSOFT.IFS([.H25] =1; &quot;A&quot;; [.H25] =2; &quot;B&quot;; [.H25] =3; &quot;C&quot;; [.H25] =4; &quot;D&quot;)" office:value-type="string" office:string-value="C" calcext:value-type="string">
            <text:p>C</text:p>
          </table:table-cell>
          <table:table-cell table:formula="of:=COM.MICROSOFT.IFS([.I25] =1; &quot;A&quot;; [.I25] =2; &quot;B&quot;; [.I25] =3; &quot;C&quot;; [.I25] =4; &quot;D&quot;)" office:value-type="string" office:string-value="B" calcext:value-type="string">
            <text:p>B</text:p>
          </table:table-cell>
          <table:table-cell table:formula="of:=COM.MICROSOFT.IFS([.J25] =1; &quot;A&quot;; [.J25] =2; &quot;B&quot;; [.J25] =3; &quot;C&quot;; [.J25] =4; &quot;D&quot;)" office:value-type="string" office:string-value="B" calcext:value-type="string">
            <text:p>B</text:p>
          </table:table-cell>
          <table:table-cell table:formula="of:=COM.MICROSOFT.CONCAT([.Q25]; [.N25])" office:value-type="string" office:string-value="C0010" calcext:value-type="string">
            <text:p>C0010</text:p>
          </table:table-cell>
          <table:table-cell table:formula="of:=COM.MICROSOFT.CONCAT([.R25]; [.O25])" office:value-type="string" office:string-value="B1001" calcext:value-type="string">
            <text:p>B1001</text:p>
          </table:table-cell>
          <table:table-cell table:formula="of:=COM.MICROSOFT.CONCAT([.S25]; [.P25])" office:value-type="string" office:string-value="B1011" calcext:value-type="string">
            <text:p>B1011</text:p>
          </table:table-cell>
          <table:table-cell table:formula="of:=OCT2DEC([.D25])" office:value-type="float" office:value="647" calcext:value-type="float">
            <text:p>647</text:p>
          </table:table-cell>
          <table:table-cell table:formula="of:=COM.MICROSOFT.IFS([.W25]&lt;=250; 1; [.W25]&lt;=500; 2; [.W25]&lt;=750;3; [.W25]&lt;=1000;4)" office:value-type="float" office:value="3" calcext:value-type="float">
            <text:p>3</text:p>
          </table:table-cell>
          <table:table-cell table:formula="of:=COM.MICROSOFT.IFS([.X25]=1; [.W25]; [.X25]=2; [.W25]-250; [.X25]=3; [.W25]-500; [.X25]=3; [.W25]-750)" office:value-type="float" office:value="147" calcext:value-type="float">
            <text:p>147</text:p>
          </table:table-cell>
          <table:table-cell table:formula="of:=DEC2BIN([.Y25]; 8)" office:value-type="string" office:string-value="10010011" calcext:value-type="string">
            <text:p>10010011</text:p>
          </table:table-cell>
          <table:table-cell table:formula="of:=COM.MICROSOFT.IFS([.X25] =1; &quot;A&quot;; [.X25] =2; &quot;B&quot;; [.X25] =3; &quot;C&quot;; [.X25] =4; &quot;D&quot;)" office:value-type="string" office:string-value="C" calcext:value-type="string">
            <text:p>C</text:p>
          </table:table-cell>
          <table:table-cell table:formula="of:=COM.MICROSOFT.CONCAT([.AA25];[.Z25])" office:value-type="string" office:string-value="C10010011" calcext:value-type="string">
            <text:p>C10010011</text:p>
          </table:table-cell>
          <table:table-cell/>
          <table:table-cell office:value-type="string" calcext:value-type="string">
            <text:p>C0010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B1011</text:p>
          </table:table-cell>
          <table:table-cell table:formula="of:=COM.MICROSOFT.CONCAT([.AD25]; &quot;:&quot;; [.AE25]; &quot;:&quot;; [.AF25])" office:value-type="string" office:string-value="C0010:B1001:B1011" calcext:value-type="string">
            <text:p>C0010:B1001:B1011</text:p>
          </table:table-cell>
          <table:table-cell office:value-type="string" calcext:value-type="string">
            <text:p>C100100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160" calcext:value-type="float">
            <text:p>1160</text:p>
          </table:table-cell>
          <table:table-cell table:formula="of:=OCT2DEC([.A26])" office:value-type="float" office:value="15" calcext:value-type="float">
            <text:p>15</text:p>
          </table:table-cell>
          <table:table-cell table:formula="of:=OCT2DEC([.B26])" office:value-type="float" office:value="6" calcext:value-type="float">
            <text:p>6</text:p>
          </table:table-cell>
          <table:table-cell table:formula="of:=OCT2DEC([.C26])" office:value-type="float" office:value="26" calcext:value-type="float">
            <text:p>26</text:p>
          </table:table-cell>
          <table:table-cell table:formula="of:=COM.MICROSOFT.IFS([.E26]&lt;=6; 1; [.E26]&lt;=12; 2; [.E26]&lt;=18; 3; [.E26]&lt;=24; 4)" office:value-type="float" office:value="3" calcext:value-type="float">
            <text:p>3</text:p>
          </table:table-cell>
          <table:table-cell table:formula="of:=COM.MICROSOFT.IFS([.F26]&lt;=15; 1; [.F26]&lt;=30; 2; [.F26]&lt;=45; 3; [.F26]&lt;=60; 4)" office:value-type="float" office:value="1" calcext:value-type="float">
            <text:p>1</text:p>
          </table:table-cell>
          <table:table-cell table:formula="of:=COM.MICROSOFT.IFS([.G26]&lt;=15; 1; [.G26]&lt;=30; 2; [.G26]&lt;=45; 3; [.G26]&lt;=60; 4)" office:value-type="float" office:value="2" calcext:value-type="float">
            <text:p>2</text:p>
          </table:table-cell>
          <table:table-cell table:formula="of:=COM.MICROSOFT.IFS([.H26] =1; [.E26]; [.H26] =2; [.E26]-6; [.H26] =3; [.E26]-12; [.H26] =4; [.E26]-18)" office:value-type="float" office:value="3" calcext:value-type="float">
            <text:p>3</text:p>
          </table:table-cell>
          <table:table-cell table:formula="of:=COM.MICROSOFT.IFS([.I26] =1; [.F26]; [.I26] =2; [.F26]-15; [.I26] =3; [.F26]-30; [.I26] =4; [.F26]-45)" office:value-type="float" office:value="6" calcext:value-type="float">
            <text:p>6</text:p>
          </table:table-cell>
          <table:table-cell table:formula="of:=COM.MICROSOFT.IFS([.J26] =1; [.G26]; [.J26] =2; [.G26]-15; [.J26] =3; [.G26]-30; [.J26] =4; [.G26]-45)" office:value-type="float" office:value="11" calcext:value-type="float">
            <text:p>11</text:p>
          </table:table-cell>
          <table:table-cell table:formula="of:=DEC2BIN([.K26]; 4)" office:value-type="string" office:string-value="0011" calcext:value-type="string">
            <text:p>0011</text:p>
          </table:table-cell>
          <table:table-cell table:formula="of:=DEC2BIN([.L26]; 4)" office:value-type="string" office:string-value="0110" calcext:value-type="string">
            <text:p>0110</text:p>
          </table:table-cell>
          <table:table-cell table:formula="of:=DEC2BIN([.M26]; 4)" office:value-type="string" office:string-value="1011" calcext:value-type="string">
            <text:p>1011</text:p>
          </table:table-cell>
          <table:table-cell table:formula="of:=COM.MICROSOFT.IFS([.H26] =1; &quot;A&quot;; [.H26] =2; &quot;B&quot;; [.H26] =3; &quot;C&quot;; [.H26] =4; &quot;D&quot;)" office:value-type="string" office:string-value="C" calcext:value-type="string">
            <text:p>C</text:p>
          </table:table-cell>
          <table:table-cell table:formula="of:=COM.MICROSOFT.IFS([.I26] =1; &quot;A&quot;; [.I26] =2; &quot;B&quot;; [.I26] =3; &quot;C&quot;; [.I26] =4; &quot;D&quot;)" office:value-type="string" office:string-value="A" calcext:value-type="string">
            <text:p>A</text:p>
          </table:table-cell>
          <table:table-cell table:formula="of:=COM.MICROSOFT.IFS([.J26] =1; &quot;A&quot;; [.J26] =2; &quot;B&quot;; [.J26] =3; &quot;C&quot;; [.J26] =4; &quot;D&quot;)" office:value-type="string" office:string-value="B" calcext:value-type="string">
            <text:p>B</text:p>
          </table:table-cell>
          <table:table-cell table:formula="of:=COM.MICROSOFT.CONCAT([.Q26]; [.N26])" office:value-type="string" office:string-value="C0011" calcext:value-type="string">
            <text:p>C0011</text:p>
          </table:table-cell>
          <table:table-cell table:formula="of:=COM.MICROSOFT.CONCAT([.R26]; [.O26])" office:value-type="string" office:string-value="A0110" calcext:value-type="string">
            <text:p>A0110</text:p>
          </table:table-cell>
          <table:table-cell table:formula="of:=COM.MICROSOFT.CONCAT([.S26]; [.P26])" office:value-type="string" office:string-value="B1011" calcext:value-type="string">
            <text:p>B1011</text:p>
          </table:table-cell>
          <table:table-cell table:formula="of:=OCT2DEC([.D26])" office:value-type="float" office:value="624" calcext:value-type="float">
            <text:p>624</text:p>
          </table:table-cell>
          <table:table-cell table:formula="of:=COM.MICROSOFT.IFS([.W26]&lt;=250; 1; [.W26]&lt;=500; 2; [.W26]&lt;=750;3; [.W26]&lt;=1000;4)" office:value-type="float" office:value="3" calcext:value-type="float">
            <text:p>3</text:p>
          </table:table-cell>
          <table:table-cell table:formula="of:=COM.MICROSOFT.IFS([.X26]=1; [.W26]; [.X26]=2; [.W26]-250; [.X26]=3; [.W26]-500; [.X26]=3; [.W26]-750)" office:value-type="float" office:value="124" calcext:value-type="float">
            <text:p>124</text:p>
          </table:table-cell>
          <table:table-cell table:formula="of:=DEC2BIN([.Y26]; 8)" office:value-type="string" office:string-value="01111100" calcext:value-type="string">
            <text:p>01111100</text:p>
          </table:table-cell>
          <table:table-cell table:formula="of:=COM.MICROSOFT.IFS([.X26] =1; &quot;A&quot;; [.X26] =2; &quot;B&quot;; [.X26] =3; &quot;C&quot;; [.X26] =4; &quot;D&quot;)" office:value-type="string" office:string-value="C" calcext:value-type="string">
            <text:p>C</text:p>
          </table:table-cell>
          <table:table-cell table:formula="of:=COM.MICROSOFT.CONCAT([.AA26];[.Z26])" office:value-type="string" office:string-value="C01111100" calcext:value-type="string">
            <text:p>C01111100</text:p>
          </table:table-cell>
          <table:table-cell/>
          <table:table-cell office:value-type="string" calcext:value-type="string">
            <text:p>C0011</text:p>
          </table:table-cell>
          <table:table-cell office:value-type="string" calcext:value-type="string">
            <text:p>A0110</text:p>
          </table:table-cell>
          <table:table-cell office:value-type="string" calcext:value-type="string">
            <text:p>B1011</text:p>
          </table:table-cell>
          <table:table-cell table:formula="of:=COM.MICROSOFT.CONCAT([.AD26]; &quot;:&quot;; [.AE26]; &quot;:&quot;; [.AF26])" office:value-type="string" office:string-value="C0011:A0110:B1011" calcext:value-type="string">
            <text:p>C0011:A0110:B1011</text:p>
          </table:table-cell>
          <table:table-cell office:value-type="string" calcext:value-type="string">
            <text:p>C01111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1221" calcext:value-type="float">
            <text:p>1221</text:p>
          </table:table-cell>
          <table:table-cell table:formula="of:=OCT2DEC([.A27])" office:value-type="float" office:value="15" calcext:value-type="float">
            <text:p>15</text:p>
          </table:table-cell>
          <table:table-cell table:formula="of:=OCT2DEC([.B27])" office:value-type="float" office:value="39" calcext:value-type="float">
            <text:p>39</text:p>
          </table:table-cell>
          <table:table-cell table:formula="of:=OCT2DEC([.C27])" office:value-type="float" office:value="55" calcext:value-type="float">
            <text:p>55</text:p>
          </table:table-cell>
          <table:table-cell table:formula="of:=COM.MICROSOFT.IFS([.E27]&lt;=6; 1; [.E27]&lt;=12; 2; [.E27]&lt;=18; 3; [.E27]&lt;=24; 4)" office:value-type="float" office:value="3" calcext:value-type="float">
            <text:p>3</text:p>
          </table:table-cell>
          <table:table-cell table:formula="of:=COM.MICROSOFT.IFS([.F27]&lt;=15; 1; [.F27]&lt;=30; 2; [.F27]&lt;=45; 3; [.F27]&lt;=60; 4)" office:value-type="float" office:value="3" calcext:value-type="float">
            <text:p>3</text:p>
          </table:table-cell>
          <table:table-cell table:formula="of:=COM.MICROSOFT.IFS([.G27]&lt;=15; 1; [.G27]&lt;=30; 2; [.G27]&lt;=45; 3; [.G27]&lt;=60; 4)" office:value-type="float" office:value="4" calcext:value-type="float">
            <text:p>4</text:p>
          </table:table-cell>
          <table:table-cell table:formula="of:=COM.MICROSOFT.IFS([.H27] =1; [.E27]; [.H27] =2; [.E27]-6; [.H27] =3; [.E27]-12; [.H27] =4; [.E27]-18)" office:value-type="float" office:value="3" calcext:value-type="float">
            <text:p>3</text:p>
          </table:table-cell>
          <table:table-cell table:formula="of:=COM.MICROSOFT.IFS([.I27] =1; [.F27]; [.I27] =2; [.F27]-15; [.I27] =3; [.F27]-30; [.I27] =4; [.F27]-45)" office:value-type="float" office:value="9" calcext:value-type="float">
            <text:p>9</text:p>
          </table:table-cell>
          <table:table-cell table:formula="of:=COM.MICROSOFT.IFS([.J27] =1; [.G27]; [.J27] =2; [.G27]-15; [.J27] =3; [.G27]-30; [.J27] =4; [.G27]-45)" office:value-type="float" office:value="10" calcext:value-type="float">
            <text:p>10</text:p>
          </table:table-cell>
          <table:table-cell table:formula="of:=DEC2BIN([.K27]; 4)" office:value-type="string" office:string-value="0011" calcext:value-type="string">
            <text:p>0011</text:p>
          </table:table-cell>
          <table:table-cell table:formula="of:=DEC2BIN([.L27]; 4)" office:value-type="string" office:string-value="1001" calcext:value-type="string">
            <text:p>1001</text:p>
          </table:table-cell>
          <table:table-cell table:formula="of:=DEC2BIN([.M27]; 4)" office:value-type="string" office:string-value="1010" calcext:value-type="string">
            <text:p>1010</text:p>
          </table:table-cell>
          <table:table-cell table:formula="of:=COM.MICROSOFT.IFS([.H27] =1; &quot;A&quot;; [.H27] =2; &quot;B&quot;; [.H27] =3; &quot;C&quot;; [.H27] =4; &quot;D&quot;)" office:value-type="string" office:string-value="C" calcext:value-type="string">
            <text:p>C</text:p>
          </table:table-cell>
          <table:table-cell table:formula="of:=COM.MICROSOFT.IFS([.I27] =1; &quot;A&quot;; [.I27] =2; &quot;B&quot;; [.I27] =3; &quot;C&quot;; [.I27] =4; &quot;D&quot;)" office:value-type="string" office:string-value="C" calcext:value-type="string">
            <text:p>C</text:p>
          </table:table-cell>
          <table:table-cell table:formula="of:=COM.MICROSOFT.IFS([.J27] =1; &quot;A&quot;; [.J27] =2; &quot;B&quot;; [.J27] =3; &quot;C&quot;; [.J27] =4; &quot;D&quot;)" office:value-type="string" office:string-value="D" calcext:value-type="string">
            <text:p>D</text:p>
          </table:table-cell>
          <table:table-cell table:formula="of:=COM.MICROSOFT.CONCAT([.Q27]; [.N27])" office:value-type="string" office:string-value="C0011" calcext:value-type="string">
            <text:p>C0011</text:p>
          </table:table-cell>
          <table:table-cell table:formula="of:=COM.MICROSOFT.CONCAT([.R27]; [.O27])" office:value-type="string" office:string-value="C1001" calcext:value-type="string">
            <text:p>C1001</text:p>
          </table:table-cell>
          <table:table-cell table:formula="of:=COM.MICROSOFT.CONCAT([.S27]; [.P27])" office:value-type="string" office:string-value="D1010" calcext:value-type="string">
            <text:p>D1010</text:p>
          </table:table-cell>
          <table:table-cell table:formula="of:=OCT2DEC([.D27])" office:value-type="float" office:value="657" calcext:value-type="float">
            <text:p>657</text:p>
          </table:table-cell>
          <table:table-cell table:formula="of:=COM.MICROSOFT.IFS([.W27]&lt;=250; 1; [.W27]&lt;=500; 2; [.W27]&lt;=750;3; [.W27]&lt;=1000;4)" office:value-type="float" office:value="3" calcext:value-type="float">
            <text:p>3</text:p>
          </table:table-cell>
          <table:table-cell table:formula="of:=COM.MICROSOFT.IFS([.X27]=1; [.W27]; [.X27]=2; [.W27]-250; [.X27]=3; [.W27]-500; [.X27]=3; [.W27]-750)" office:value-type="float" office:value="157" calcext:value-type="float">
            <text:p>157</text:p>
          </table:table-cell>
          <table:table-cell table:formula="of:=DEC2BIN([.Y27]; 8)" office:value-type="string" office:string-value="10011101" calcext:value-type="string">
            <text:p>10011101</text:p>
          </table:table-cell>
          <table:table-cell table:formula="of:=COM.MICROSOFT.IFS([.X27] =1; &quot;A&quot;; [.X27] =2; &quot;B&quot;; [.X27] =3; &quot;C&quot;; [.X27] =4; &quot;D&quot;)" office:value-type="string" office:string-value="C" calcext:value-type="string">
            <text:p>C</text:p>
          </table:table-cell>
          <table:table-cell table:formula="of:=COM.MICROSOFT.CONCAT([.AA27];[.Z27])" office:value-type="string" office:string-value="C10011101" calcext:value-type="string">
            <text:p>C10011101</text:p>
          </table:table-cell>
          <table:table-cell/>
          <table:table-cell office:value-type="string" calcext:value-type="string">
            <text:p>C0011</text:p>
          </table:table-cell>
          <table:table-cell office:value-type="string" calcext:value-type="string">
            <text:p>C1001</text:p>
          </table:table-cell>
          <table:table-cell office:value-type="string" calcext:value-type="string">
            <text:p>D1010</text:p>
          </table:table-cell>
          <table:table-cell table:formula="of:=COM.MICROSOFT.CONCAT([.AD27]; &quot;:&quot;; [.AE27]; &quot;:&quot;; [.AF27])" office:value-type="string" office:string-value="C0011:C1001:D1010" calcext:value-type="string">
            <text:p>C0011:C1001:D1010</text:p>
          </table:table-cell>
          <table:table-cell office:value-type="string" calcext:value-type="string">
            <text:p>C100111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200" calcext:value-type="float">
            <text:p>1200</text:p>
          </table:table-cell>
          <table:table-cell table:formula="of:=OCT2DEC([.A28])" office:value-type="float" office:value="16" calcext:value-type="float">
            <text:p>16</text:p>
          </table:table-cell>
          <table:table-cell table:formula="of:=OCT2DEC([.B28])" office:value-type="float" office:value="8" calcext:value-type="float">
            <text:p>8</text:p>
          </table:table-cell>
          <table:table-cell table:formula="of:=OCT2DEC([.C28])" office:value-type="float" office:value="22" calcext:value-type="float">
            <text:p>22</text:p>
          </table:table-cell>
          <table:table-cell table:formula="of:=COM.MICROSOFT.IFS([.E28]&lt;=6; 1; [.E28]&lt;=12; 2; [.E28]&lt;=18; 3; [.E28]&lt;=24; 4)" office:value-type="float" office:value="3" calcext:value-type="float">
            <text:p>3</text:p>
          </table:table-cell>
          <table:table-cell table:formula="of:=COM.MICROSOFT.IFS([.F28]&lt;=15; 1; [.F28]&lt;=30; 2; [.F28]&lt;=45; 3; [.F28]&lt;=60; 4)" office:value-type="float" office:value="1" calcext:value-type="float">
            <text:p>1</text:p>
          </table:table-cell>
          <table:table-cell table:formula="of:=COM.MICROSOFT.IFS([.G28]&lt;=15; 1; [.G28]&lt;=30; 2; [.G28]&lt;=45; 3; [.G28]&lt;=60; 4)" office:value-type="float" office:value="2" calcext:value-type="float">
            <text:p>2</text:p>
          </table:table-cell>
          <table:table-cell table:formula="of:=COM.MICROSOFT.IFS([.H28] =1; [.E28]; [.H28] =2; [.E28]-6; [.H28] =3; [.E28]-12; [.H28] =4; [.E28]-18)" office:value-type="float" office:value="4" calcext:value-type="float">
            <text:p>4</text:p>
          </table:table-cell>
          <table:table-cell table:formula="of:=COM.MICROSOFT.IFS([.I28] =1; [.F28]; [.I28] =2; [.F28]-15; [.I28] =3; [.F28]-30; [.I28] =4; [.F28]-45)" office:value-type="float" office:value="8" calcext:value-type="float">
            <text:p>8</text:p>
          </table:table-cell>
          <table:table-cell table:formula="of:=COM.MICROSOFT.IFS([.J28] =1; [.G28]; [.J28] =2; [.G28]-15; [.J28] =3; [.G28]-30; [.J28] =4; [.G28]-45)" office:value-type="float" office:value="7" calcext:value-type="float">
            <text:p>7</text:p>
          </table:table-cell>
          <table:table-cell table:formula="of:=DEC2BIN([.K28]; 4)" office:value-type="string" office:string-value="0100" calcext:value-type="string">
            <text:p>0100</text:p>
          </table:table-cell>
          <table:table-cell table:formula="of:=DEC2BIN([.L28]; 4)" office:value-type="string" office:string-value="1000" calcext:value-type="string">
            <text:p>1000</text:p>
          </table:table-cell>
          <table:table-cell table:formula="of:=DEC2BIN([.M28]; 4)" office:value-type="string" office:string-value="0111" calcext:value-type="string">
            <text:p>0111</text:p>
          </table:table-cell>
          <table:table-cell table:formula="of:=COM.MICROSOFT.IFS([.H28] =1; &quot;A&quot;; [.H28] =2; &quot;B&quot;; [.H28] =3; &quot;C&quot;; [.H28] =4; &quot;D&quot;)" office:value-type="string" office:string-value="C" calcext:value-type="string">
            <text:p>C</text:p>
          </table:table-cell>
          <table:table-cell table:formula="of:=COM.MICROSOFT.IFS([.I28] =1; &quot;A&quot;; [.I28] =2; &quot;B&quot;; [.I28] =3; &quot;C&quot;; [.I28] =4; &quot;D&quot;)" office:value-type="string" office:string-value="A" calcext:value-type="string">
            <text:p>A</text:p>
          </table:table-cell>
          <table:table-cell table:formula="of:=COM.MICROSOFT.IFS([.J28] =1; &quot;A&quot;; [.J28] =2; &quot;B&quot;; [.J28] =3; &quot;C&quot;; [.J28] =4; &quot;D&quot;)" office:value-type="string" office:string-value="B" calcext:value-type="string">
            <text:p>B</text:p>
          </table:table-cell>
          <table:table-cell table:formula="of:=COM.MICROSOFT.CONCAT([.Q28]; [.N28])" office:value-type="string" office:string-value="C0100" calcext:value-type="string">
            <text:p>C0100</text:p>
          </table:table-cell>
          <table:table-cell table:formula="of:=COM.MICROSOFT.CONCAT([.R28]; [.O28])" office:value-type="string" office:string-value="A1000" calcext:value-type="string">
            <text:p>A1000</text:p>
          </table:table-cell>
          <table:table-cell table:formula="of:=COM.MICROSOFT.CONCAT([.S28]; [.P28])" office:value-type="string" office:string-value="B0111" calcext:value-type="string">
            <text:p>B0111</text:p>
          </table:table-cell>
          <table:table-cell table:formula="of:=OCT2DEC([.D28])" office:value-type="float" office:value="640" calcext:value-type="float">
            <text:p>640</text:p>
          </table:table-cell>
          <table:table-cell table:formula="of:=COM.MICROSOFT.IFS([.W28]&lt;=250; 1; [.W28]&lt;=500; 2; [.W28]&lt;=750;3; [.W28]&lt;=1000;4)" office:value-type="float" office:value="3" calcext:value-type="float">
            <text:p>3</text:p>
          </table:table-cell>
          <table:table-cell table:formula="of:=COM.MICROSOFT.IFS([.X28]=1; [.W28]; [.X28]=2; [.W28]-250; [.X28]=3; [.W28]-500; [.X28]=3; [.W28]-750)" office:value-type="float" office:value="140" calcext:value-type="float">
            <text:p>140</text:p>
          </table:table-cell>
          <table:table-cell table:formula="of:=DEC2BIN([.Y28]; 8)" office:value-type="string" office:string-value="10001100" calcext:value-type="string">
            <text:p>10001100</text:p>
          </table:table-cell>
          <table:table-cell table:formula="of:=COM.MICROSOFT.IFS([.X28] =1; &quot;A&quot;; [.X28] =2; &quot;B&quot;; [.X28] =3; &quot;C&quot;; [.X28] =4; &quot;D&quot;)" office:value-type="string" office:string-value="C" calcext:value-type="string">
            <text:p>C</text:p>
          </table:table-cell>
          <table:table-cell table:formula="of:=COM.MICROSOFT.CONCAT([.AA28];[.Z28])" office:value-type="string" office:string-value="C10001100" calcext:value-type="string">
            <text:p>C10001100</text:p>
          </table:table-cell>
          <table:table-cell/>
          <table:table-cell office:value-type="string" calcext:value-type="string">
            <text:p>C0100</text:p>
          </table:table-cell>
          <table:table-cell office:value-type="string" calcext:value-type="string">
            <text:p>A1000</text:p>
          </table:table-cell>
          <table:table-cell office:value-type="string" calcext:value-type="string">
            <text:p>B0111</text:p>
          </table:table-cell>
          <table:table-cell table:formula="of:=COM.MICROSOFT.CONCAT([.AD28]; &quot;:&quot;; [.AE28]; &quot;:&quot;; [.AF28])" office:value-type="string" office:string-value="C0100:A1000:B0111" calcext:value-type="string">
            <text:p>C0100:A1000:B0111</text:p>
          </table:table-cell>
          <table:table-cell office:value-type="string" calcext:value-type="string">
            <text:p>C10001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214" calcext:value-type="float">
            <text:p>1214</text:p>
          </table:table-cell>
          <table:table-cell table:formula="of:=OCT2DEC([.A29])" office:value-type="float" office:value="16" calcext:value-type="float">
            <text:p>16</text:p>
          </table:table-cell>
          <table:table-cell table:formula="of:=OCT2DEC([.B29])" office:value-type="float" office:value="42" calcext:value-type="float">
            <text:p>42</text:p>
          </table:table-cell>
          <table:table-cell table:formula="of:=OCT2DEC([.C29])" office:value-type="float" office:value="21" calcext:value-type="float">
            <text:p>21</text:p>
          </table:table-cell>
          <table:table-cell table:formula="of:=COM.MICROSOFT.IFS([.E29]&lt;=6; 1; [.E29]&lt;=12; 2; [.E29]&lt;=18; 3; [.E29]&lt;=24; 4)" office:value-type="float" office:value="3" calcext:value-type="float">
            <text:p>3</text:p>
          </table:table-cell>
          <table:table-cell table:formula="of:=COM.MICROSOFT.IFS([.F29]&lt;=15; 1; [.F29]&lt;=30; 2; [.F29]&lt;=45; 3; [.F29]&lt;=60; 4)" office:value-type="float" office:value="3" calcext:value-type="float">
            <text:p>3</text:p>
          </table:table-cell>
          <table:table-cell table:formula="of:=COM.MICROSOFT.IFS([.G29]&lt;=15; 1; [.G29]&lt;=30; 2; [.G29]&lt;=45; 3; [.G29]&lt;=60; 4)" office:value-type="float" office:value="2" calcext:value-type="float">
            <text:p>2</text:p>
          </table:table-cell>
          <table:table-cell table:formula="of:=COM.MICROSOFT.IFS([.H29] =1; [.E29]; [.H29] =2; [.E29]-6; [.H29] =3; [.E29]-12; [.H29] =4; [.E29]-18)" office:value-type="float" office:value="4" calcext:value-type="float">
            <text:p>4</text:p>
          </table:table-cell>
          <table:table-cell table:formula="of:=COM.MICROSOFT.IFS([.I29] =1; [.F29]; [.I29] =2; [.F29]-15; [.I29] =3; [.F29]-30; [.I29] =4; [.F29]-45)" office:value-type="float" office:value="12" calcext:value-type="float">
            <text:p>12</text:p>
          </table:table-cell>
          <table:table-cell table:formula="of:=COM.MICROSOFT.IFS([.J29] =1; [.G29]; [.J29] =2; [.G29]-15; [.J29] =3; [.G29]-30; [.J29] =4; [.G29]-45)" office:value-type="float" office:value="6" calcext:value-type="float">
            <text:p>6</text:p>
          </table:table-cell>
          <table:table-cell table:formula="of:=DEC2BIN([.K29]; 4)" office:value-type="string" office:string-value="0100" calcext:value-type="string">
            <text:p>0100</text:p>
          </table:table-cell>
          <table:table-cell table:formula="of:=DEC2BIN([.L29]; 4)" office:value-type="string" office:string-value="1100" calcext:value-type="string">
            <text:p>1100</text:p>
          </table:table-cell>
          <table:table-cell table:formula="of:=DEC2BIN([.M29]; 4)" office:value-type="string" office:string-value="0110" calcext:value-type="string">
            <text:p>0110</text:p>
          </table:table-cell>
          <table:table-cell table:formula="of:=COM.MICROSOFT.IFS([.H29] =1; &quot;A&quot;; [.H29] =2; &quot;B&quot;; [.H29] =3; &quot;C&quot;; [.H29] =4; &quot;D&quot;)" office:value-type="string" office:string-value="C" calcext:value-type="string">
            <text:p>C</text:p>
          </table:table-cell>
          <table:table-cell table:formula="of:=COM.MICROSOFT.IFS([.I29] =1; &quot;A&quot;; [.I29] =2; &quot;B&quot;; [.I29] =3; &quot;C&quot;; [.I29] =4; &quot;D&quot;)" office:value-type="string" office:string-value="C" calcext:value-type="string">
            <text:p>C</text:p>
          </table:table-cell>
          <table:table-cell table:formula="of:=COM.MICROSOFT.IFS([.J29] =1; &quot;A&quot;; [.J29] =2; &quot;B&quot;; [.J29] =3; &quot;C&quot;; [.J29] =4; &quot;D&quot;)" office:value-type="string" office:string-value="B" calcext:value-type="string">
            <text:p>B</text:p>
          </table:table-cell>
          <table:table-cell table:formula="of:=COM.MICROSOFT.CONCAT([.Q29]; [.N29])" office:value-type="string" office:string-value="C0100" calcext:value-type="string">
            <text:p>C0100</text:p>
          </table:table-cell>
          <table:table-cell table:formula="of:=COM.MICROSOFT.CONCAT([.R29]; [.O29])" office:value-type="string" office:string-value="C1100" calcext:value-type="string">
            <text:p>C1100</text:p>
          </table:table-cell>
          <table:table-cell table:formula="of:=COM.MICROSOFT.CONCAT([.S29]; [.P29])" office:value-type="string" office:string-value="B0110" calcext:value-type="string">
            <text:p>B0110</text:p>
          </table:table-cell>
          <table:table-cell table:formula="of:=OCT2DEC([.D29])" office:value-type="float" office:value="652" calcext:value-type="float">
            <text:p>652</text:p>
          </table:table-cell>
          <table:table-cell table:formula="of:=COM.MICROSOFT.IFS([.W29]&lt;=250; 1; [.W29]&lt;=500; 2; [.W29]&lt;=750;3; [.W29]&lt;=1000;4)" office:value-type="float" office:value="3" calcext:value-type="float">
            <text:p>3</text:p>
          </table:table-cell>
          <table:table-cell table:formula="of:=COM.MICROSOFT.IFS([.X29]=1; [.W29]; [.X29]=2; [.W29]-250; [.X29]=3; [.W29]-500; [.X29]=3; [.W29]-750)" office:value-type="float" office:value="152" calcext:value-type="float">
            <text:p>152</text:p>
          </table:table-cell>
          <table:table-cell table:formula="of:=DEC2BIN([.Y29]; 8)" office:value-type="string" office:string-value="10011000" calcext:value-type="string">
            <text:p>10011000</text:p>
          </table:table-cell>
          <table:table-cell table:formula="of:=COM.MICROSOFT.IFS([.X29] =1; &quot;A&quot;; [.X29] =2; &quot;B&quot;; [.X29] =3; &quot;C&quot;; [.X29] =4; &quot;D&quot;)" office:value-type="string" office:string-value="C" calcext:value-type="string">
            <text:p>C</text:p>
          </table:table-cell>
          <table:table-cell table:formula="of:=COM.MICROSOFT.CONCAT([.AA29];[.Z29])" office:value-type="string" office:string-value="C10011000" calcext:value-type="string">
            <text:p>C10011000</text:p>
          </table:table-cell>
          <table:table-cell/>
          <table:table-cell office:value-type="string" calcext:value-type="string">
            <text:p>C0100</text:p>
          </table:table-cell>
          <table:table-cell office:value-type="string" calcext:value-type="string">
            <text:p>C1100</text:p>
          </table:table-cell>
          <table:table-cell office:value-type="string" calcext:value-type="string">
            <text:p>B0110</text:p>
          </table:table-cell>
          <table:table-cell table:formula="of:=COM.MICROSOFT.CONCAT([.AD29]; &quot;:&quot;; [.AE29]; &quot;:&quot;; [.AF29])" office:value-type="string" office:string-value="C0100:C1100:B0110" calcext:value-type="string">
            <text:p>C0100:C1100:B0110</text:p>
          </table:table-cell>
          <table:table-cell office:value-type="string" calcext:value-type="string">
            <text:p>C10011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321" calcext:value-type="float">
            <text:p>1321</text:p>
          </table:table-cell>
          <table:table-cell table:formula="of:=OCT2DEC([.A30])" office:value-type="float" office:value="17" calcext:value-type="float">
            <text:p>17</text:p>
          </table:table-cell>
          <table:table-cell table:formula="of:=OCT2DEC([.B30])" office:value-type="float" office:value="24" calcext:value-type="float">
            <text:p>24</text:p>
          </table:table-cell>
          <table:table-cell table:formula="of:=OCT2DEC([.C30])" office:value-type="float" office:value="31" calcext:value-type="float">
            <text:p>31</text:p>
          </table:table-cell>
          <table:table-cell table:formula="of:=COM.MICROSOFT.IFS([.E30]&lt;=6; 1; [.E30]&lt;=12; 2; [.E30]&lt;=18; 3; [.E30]&lt;=24; 4)" office:value-type="float" office:value="3" calcext:value-type="float">
            <text:p>3</text:p>
          </table:table-cell>
          <table:table-cell table:formula="of:=COM.MICROSOFT.IFS([.F30]&lt;=15; 1; [.F30]&lt;=30; 2; [.F30]&lt;=45; 3; [.F30]&lt;=60; 4)" office:value-type="float" office:value="2" calcext:value-type="float">
            <text:p>2</text:p>
          </table:table-cell>
          <table:table-cell table:formula="of:=COM.MICROSOFT.IFS([.G30]&lt;=15; 1; [.G30]&lt;=30; 2; [.G30]&lt;=45; 3; [.G30]&lt;=60; 4)" office:value-type="float" office:value="3" calcext:value-type="float">
            <text:p>3</text:p>
          </table:table-cell>
          <table:table-cell table:formula="of:=COM.MICROSOFT.IFS([.H30] =1; [.E30]; [.H30] =2; [.E30]-6; [.H30] =3; [.E30]-12; [.H30] =4; [.E30]-18)" office:value-type="float" office:value="5" calcext:value-type="float">
            <text:p>5</text:p>
          </table:table-cell>
          <table:table-cell table:formula="of:=COM.MICROSOFT.IFS([.I30] =1; [.F30]; [.I30] =2; [.F30]-15; [.I30] =3; [.F30]-30; [.I30] =4; [.F30]-45)" office:value-type="float" office:value="9" calcext:value-type="float">
            <text:p>9</text:p>
          </table:table-cell>
          <table:table-cell table:formula="of:=COM.MICROSOFT.IFS([.J30] =1; [.G30]; [.J30] =2; [.G30]-15; [.J30] =3; [.G30]-30; [.J30] =4; [.G30]-45)" office:value-type="float" office:value="1" calcext:value-type="float">
            <text:p>1</text:p>
          </table:table-cell>
          <table:table-cell table:formula="of:=DEC2BIN([.K30]; 4)" office:value-type="string" office:string-value="0101" calcext:value-type="string">
            <text:p>0101</text:p>
          </table:table-cell>
          <table:table-cell table:formula="of:=DEC2BIN([.L30]; 4)" office:value-type="string" office:string-value="1001" calcext:value-type="string">
            <text:p>1001</text:p>
          </table:table-cell>
          <table:table-cell table:formula="of:=DEC2BIN([.M30]; 4)" office:value-type="string" office:string-value="0001" calcext:value-type="string">
            <text:p>0001</text:p>
          </table:table-cell>
          <table:table-cell table:formula="of:=COM.MICROSOFT.IFS([.H30] =1; &quot;A&quot;; [.H30] =2; &quot;B&quot;; [.H30] =3; &quot;C&quot;; [.H30] =4; &quot;D&quot;)" office:value-type="string" office:string-value="C" calcext:value-type="string">
            <text:p>C</text:p>
          </table:table-cell>
          <table:table-cell table:formula="of:=COM.MICROSOFT.IFS([.I30] =1; &quot;A&quot;; [.I30] =2; &quot;B&quot;; [.I30] =3; &quot;C&quot;; [.I30] =4; &quot;D&quot;)" office:value-type="string" office:string-value="B" calcext:value-type="string">
            <text:p>B</text:p>
          </table:table-cell>
          <table:table-cell table:formula="of:=COM.MICROSOFT.IFS([.J30] =1; &quot;A&quot;; [.J30] =2; &quot;B&quot;; [.J30] =3; &quot;C&quot;; [.J30] =4; &quot;D&quot;)" office:value-type="string" office:string-value="C" calcext:value-type="string">
            <text:p>C</text:p>
          </table:table-cell>
          <table:table-cell table:formula="of:=COM.MICROSOFT.CONCAT([.Q30]; [.N30])" office:value-type="string" office:string-value="C0101" calcext:value-type="string">
            <text:p>C0101</text:p>
          </table:table-cell>
          <table:table-cell table:formula="of:=COM.MICROSOFT.CONCAT([.R30]; [.O30])" office:value-type="string" office:string-value="B1001" calcext:value-type="string">
            <text:p>B1001</text:p>
          </table:table-cell>
          <table:table-cell table:formula="of:=COM.MICROSOFT.CONCAT([.S30]; [.P30])" office:value-type="string" office:string-value="C0001" calcext:value-type="string">
            <text:p>C0001</text:p>
          </table:table-cell>
          <table:table-cell table:formula="of:=OCT2DEC([.D30])" office:value-type="float" office:value="721" calcext:value-type="float">
            <text:p>721</text:p>
          </table:table-cell>
          <table:table-cell table:formula="of:=COM.MICROSOFT.IFS([.W30]&lt;=250; 1; [.W30]&lt;=500; 2; [.W30]&lt;=750;3; [.W30]&lt;=1000;4)" office:value-type="float" office:value="3" calcext:value-type="float">
            <text:p>3</text:p>
          </table:table-cell>
          <table:table-cell table:formula="of:=COM.MICROSOFT.IFS([.X30]=1; [.W30]; [.X30]=2; [.W30]-250; [.X30]=3; [.W30]-500; [.X30]=3; [.W30]-750)" office:value-type="float" office:value="221" calcext:value-type="float">
            <text:p>221</text:p>
          </table:table-cell>
          <table:table-cell table:formula="of:=DEC2BIN([.Y30]; 8)" office:value-type="string" office:string-value="11011101" calcext:value-type="string">
            <text:p>11011101</text:p>
          </table:table-cell>
          <table:table-cell table:formula="of:=COM.MICROSOFT.IFS([.X30] =1; &quot;A&quot;; [.X30] =2; &quot;B&quot;; [.X30] =3; &quot;C&quot;; [.X30] =4; &quot;D&quot;)" office:value-type="string" office:string-value="C" calcext:value-type="string">
            <text:p>C</text:p>
          </table:table-cell>
          <table:table-cell table:formula="of:=COM.MICROSOFT.CONCAT([.AA30];[.Z30])" office:value-type="string" office:string-value="C11011101" calcext:value-type="string">
            <text:p>C11011101</text:p>
          </table:table-cell>
          <table:table-cell/>
          <table:table-cell office:value-type="string" calcext:value-type="string">
            <text:p>C0101</text:p>
          </table:table-cell>
          <table:table-cell office:value-type="string" calcext:value-type="string">
            <text:p>B1001</text:p>
          </table:table-cell>
          <table:table-cell office:value-type="string" calcext:value-type="string">
            <text:p>C0001</text:p>
          </table:table-cell>
          <table:table-cell table:formula="of:=COM.MICROSOFT.CONCAT([.AD30]; &quot;:&quot;; [.AE30]; &quot;:&quot;; [.AF30])" office:value-type="string" office:string-value="C0101:B1001:C0001" calcext:value-type="string">
            <text:p>C0101:B1001:C0001</text:p>
          </table:table-cell>
          <table:table-cell office:value-type="string" calcext:value-type="string">
            <text:p>C110111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3" calcext:value-type="float">
            <text:p>1203</text:p>
          </table:table-cell>
          <table:table-cell table:formula="of:=OCT2DEC([.A31])" office:value-type="float" office:value="18" calcext:value-type="float">
            <text:p>18</text:p>
          </table:table-cell>
          <table:table-cell table:formula="of:=OCT2DEC([.B31])" office:value-type="float" office:value="8" calcext:value-type="float">
            <text:p>8</text:p>
          </table:table-cell>
          <table:table-cell table:formula="of:=OCT2DEC([.C31])" office:value-type="float" office:value="8" calcext:value-type="float">
            <text:p>8</text:p>
          </table:table-cell>
          <table:table-cell table:formula="of:=COM.MICROSOFT.IFS([.E31]&lt;=6; 1; [.E31]&lt;=12; 2; [.E31]&lt;=18; 3; [.E31]&lt;=24; 4)" office:value-type="float" office:value="3" calcext:value-type="float">
            <text:p>3</text:p>
          </table:table-cell>
          <table:table-cell table:formula="of:=COM.MICROSOFT.IFS([.F31]&lt;=15; 1; [.F31]&lt;=30; 2; [.F31]&lt;=45; 3; [.F31]&lt;=60; 4)" office:value-type="float" office:value="1" calcext:value-type="float">
            <text:p>1</text:p>
          </table:table-cell>
          <table:table-cell table:formula="of:=COM.MICROSOFT.IFS([.G31]&lt;=15; 1; [.G31]&lt;=30; 2; [.G31]&lt;=45; 3; [.G31]&lt;=60; 4)" office:value-type="float" office:value="1" calcext:value-type="float">
            <text:p>1</text:p>
          </table:table-cell>
          <table:table-cell table:formula="of:=COM.MICROSOFT.IFS([.H31] =1; [.E31]; [.H31] =2; [.E31]-6; [.H31] =3; [.E31]-12; [.H31] =4; [.E31]-18)" office:value-type="float" office:value="6" calcext:value-type="float">
            <text:p>6</text:p>
          </table:table-cell>
          <table:table-cell table:formula="of:=COM.MICROSOFT.IFS([.I31] =1; [.F31]; [.I31] =2; [.F31]-15; [.I31] =3; [.F31]-30; [.I31] =4; [.F31]-45)" office:value-type="float" office:value="8" calcext:value-type="float">
            <text:p>8</text:p>
          </table:table-cell>
          <table:table-cell table:formula="of:=COM.MICROSOFT.IFS([.J31] =1; [.G31]; [.J31] =2; [.G31]-15; [.J31] =3; [.G31]-30; [.J31] =4; [.G31]-45)" office:value-type="float" office:value="8" calcext:value-type="float">
            <text:p>8</text:p>
          </table:table-cell>
          <table:table-cell table:formula="of:=DEC2BIN([.K31]; 4)" office:value-type="string" office:string-value="0110" calcext:value-type="string">
            <text:p>0110</text:p>
          </table:table-cell>
          <table:table-cell table:formula="of:=DEC2BIN([.L31]; 4)" office:value-type="string" office:string-value="1000" calcext:value-type="string">
            <text:p>1000</text:p>
          </table:table-cell>
          <table:table-cell table:formula="of:=DEC2BIN([.M31]; 4)" office:value-type="string" office:string-value="1000" calcext:value-type="string">
            <text:p>1000</text:p>
          </table:table-cell>
          <table:table-cell table:formula="of:=COM.MICROSOFT.IFS([.H31] =1; &quot;A&quot;; [.H31] =2; &quot;B&quot;; [.H31] =3; &quot;C&quot;; [.H31] =4; &quot;D&quot;)" office:value-type="string" office:string-value="C" calcext:value-type="string">
            <text:p>C</text:p>
          </table:table-cell>
          <table:table-cell table:formula="of:=COM.MICROSOFT.IFS([.I31] =1; &quot;A&quot;; [.I31] =2; &quot;B&quot;; [.I31] =3; &quot;C&quot;; [.I31] =4; &quot;D&quot;)" office:value-type="string" office:string-value="A" calcext:value-type="string">
            <text:p>A</text:p>
          </table:table-cell>
          <table:table-cell table:formula="of:=COM.MICROSOFT.IFS([.J31] =1; &quot;A&quot;; [.J31] =2; &quot;B&quot;; [.J31] =3; &quot;C&quot;; [.J31] =4; &quot;D&quot;)" office:value-type="string" office:string-value="A" calcext:value-type="string">
            <text:p>A</text:p>
          </table:table-cell>
          <table:table-cell table:formula="of:=COM.MICROSOFT.CONCAT([.Q31]; [.N31])" office:value-type="string" office:string-value="C0110" calcext:value-type="string">
            <text:p>C0110</text:p>
          </table:table-cell>
          <table:table-cell table:formula="of:=COM.MICROSOFT.CONCAT([.R31]; [.O31])" office:value-type="string" office:string-value="A1000" calcext:value-type="string">
            <text:p>A1000</text:p>
          </table:table-cell>
          <table:table-cell table:formula="of:=COM.MICROSOFT.CONCAT([.S31]; [.P31])" office:value-type="string" office:string-value="A1000" calcext:value-type="string">
            <text:p>A1000</text:p>
          </table:table-cell>
          <table:table-cell table:formula="of:=OCT2DEC([.D31])" office:value-type="float" office:value="643" calcext:value-type="float">
            <text:p>643</text:p>
          </table:table-cell>
          <table:table-cell table:formula="of:=COM.MICROSOFT.IFS([.W31]&lt;=250; 1; [.W31]&lt;=500; 2; [.W31]&lt;=750;3; [.W31]&lt;=1000;4)" office:value-type="float" office:value="3" calcext:value-type="float">
            <text:p>3</text:p>
          </table:table-cell>
          <table:table-cell table:formula="of:=COM.MICROSOFT.IFS([.X31]=1; [.W31]; [.X31]=2; [.W31]-250; [.X31]=3; [.W31]-500; [.X31]=3; [.W31]-750)" office:value-type="float" office:value="143" calcext:value-type="float">
            <text:p>143</text:p>
          </table:table-cell>
          <table:table-cell table:formula="of:=DEC2BIN([.Y31]; 8)" office:value-type="string" office:string-value="10001111" calcext:value-type="string">
            <text:p>10001111</text:p>
          </table:table-cell>
          <table:table-cell table:formula="of:=COM.MICROSOFT.IFS([.X31] =1; &quot;A&quot;; [.X31] =2; &quot;B&quot;; [.X31] =3; &quot;C&quot;; [.X31] =4; &quot;D&quot;)" office:value-type="string" office:string-value="C" calcext:value-type="string">
            <text:p>C</text:p>
          </table:table-cell>
          <table:table-cell table:formula="of:=COM.MICROSOFT.CONCAT([.AA31];[.Z31])" office:value-type="string" office:string-value="C10001111" calcext:value-type="string">
            <text:p>C10001111</text:p>
          </table:table-cell>
          <table:table-cell/>
          <table:table-cell office:value-type="string" calcext:value-type="string">
            <text:p>C0110</text:p>
          </table:table-cell>
          <table:table-cell table:number-columns-repeated="2" office:value-type="string" calcext:value-type="string">
            <text:p>A1000</text:p>
          </table:table-cell>
          <table:table-cell table:formula="of:=COM.MICROSOFT.CONCAT([.AD31]; &quot;:&quot;; [.AE31]; &quot;:&quot;; [.AF31])" office:value-type="string" office:string-value="C0110:A1000:A1000" calcext:value-type="string">
            <text:p>C0110:A1000:A1000</text:p>
          </table:table-cell>
          <table:table-cell office:value-type="string" calcext:value-type="string">
            <text:p>C100011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273" calcext:value-type="float">
            <text:p>1273</text:p>
          </table:table-cell>
          <table:table-cell table:formula="of:=OCT2DEC([.A32])" office:value-type="float" office:value="18" calcext:value-type="float">
            <text:p>18</text:p>
          </table:table-cell>
          <table:table-cell table:formula="of:=OCT2DEC([.B32])" office:value-type="float" office:value="33" calcext:value-type="float">
            <text:p>33</text:p>
          </table:table-cell>
          <table:table-cell table:formula="of:=OCT2DEC([.C32])" office:value-type="float" office:value="44" calcext:value-type="float">
            <text:p>44</text:p>
          </table:table-cell>
          <table:table-cell table:formula="of:=COM.MICROSOFT.IFS([.E32]&lt;=6; 1; [.E32]&lt;=12; 2; [.E32]&lt;=18; 3; [.E32]&lt;=24; 4)" office:value-type="float" office:value="3" calcext:value-type="float">
            <text:p>3</text:p>
          </table:table-cell>
          <table:table-cell table:formula="of:=COM.MICROSOFT.IFS([.F32]&lt;=15; 1; [.F32]&lt;=30; 2; [.F32]&lt;=45; 3; [.F32]&lt;=60; 4)" office:value-type="float" office:value="3" calcext:value-type="float">
            <text:p>3</text:p>
          </table:table-cell>
          <table:table-cell table:formula="of:=COM.MICROSOFT.IFS([.G32]&lt;=15; 1; [.G32]&lt;=30; 2; [.G32]&lt;=45; 3; [.G32]&lt;=60; 4)" office:value-type="float" office:value="3" calcext:value-type="float">
            <text:p>3</text:p>
          </table:table-cell>
          <table:table-cell table:formula="of:=COM.MICROSOFT.IFS([.H32] =1; [.E32]; [.H32] =2; [.E32]-6; [.H32] =3; [.E32]-12; [.H32] =4; [.E32]-18)" office:value-type="float" office:value="6" calcext:value-type="float">
            <text:p>6</text:p>
          </table:table-cell>
          <table:table-cell table:formula="of:=COM.MICROSOFT.IFS([.I32] =1; [.F32]; [.I32] =2; [.F32]-15; [.I32] =3; [.F32]-30; [.I32] =4; [.F32]-45)" office:value-type="float" office:value="3" calcext:value-type="float">
            <text:p>3</text:p>
          </table:table-cell>
          <table:table-cell table:formula="of:=COM.MICROSOFT.IFS([.J32] =1; [.G32]; [.J32] =2; [.G32]-15; [.J32] =3; [.G32]-30; [.J32] =4; [.G32]-45)" office:value-type="float" office:value="14" calcext:value-type="float">
            <text:p>14</text:p>
          </table:table-cell>
          <table:table-cell table:formula="of:=DEC2BIN([.K32]; 4)" office:value-type="string" office:string-value="0110" calcext:value-type="string">
            <text:p>0110</text:p>
          </table:table-cell>
          <table:table-cell table:formula="of:=DEC2BIN([.L32]; 4)" office:value-type="string" office:string-value="0011" calcext:value-type="string">
            <text:p>0011</text:p>
          </table:table-cell>
          <table:table-cell table:formula="of:=DEC2BIN([.M32]; 4)" office:value-type="string" office:string-value="1110" calcext:value-type="string">
            <text:p>1110</text:p>
          </table:table-cell>
          <table:table-cell table:formula="of:=COM.MICROSOFT.IFS([.H32] =1; &quot;A&quot;; [.H32] =2; &quot;B&quot;; [.H32] =3; &quot;C&quot;; [.H32] =4; &quot;D&quot;)" office:value-type="string" office:string-value="C" calcext:value-type="string">
            <text:p>C</text:p>
          </table:table-cell>
          <table:table-cell table:formula="of:=COM.MICROSOFT.IFS([.I32] =1; &quot;A&quot;; [.I32] =2; &quot;B&quot;; [.I32] =3; &quot;C&quot;; [.I32] =4; &quot;D&quot;)" office:value-type="string" office:string-value="C" calcext:value-type="string">
            <text:p>C</text:p>
          </table:table-cell>
          <table:table-cell table:formula="of:=COM.MICROSOFT.IFS([.J32] =1; &quot;A&quot;; [.J32] =2; &quot;B&quot;; [.J32] =3; &quot;C&quot;; [.J32] =4; &quot;D&quot;)" office:value-type="string" office:string-value="C" calcext:value-type="string">
            <text:p>C</text:p>
          </table:table-cell>
          <table:table-cell table:formula="of:=COM.MICROSOFT.CONCAT([.Q32]; [.N32])" office:value-type="string" office:string-value="C0110" calcext:value-type="string">
            <text:p>C0110</text:p>
          </table:table-cell>
          <table:table-cell table:formula="of:=COM.MICROSOFT.CONCAT([.R32]; [.O32])" office:value-type="string" office:string-value="C0011" calcext:value-type="string">
            <text:p>C0011</text:p>
          </table:table-cell>
          <table:table-cell table:formula="of:=COM.MICROSOFT.CONCAT([.S32]; [.P32])" office:value-type="string" office:string-value="C1110" calcext:value-type="string">
            <text:p>C1110</text:p>
          </table:table-cell>
          <table:table-cell table:formula="of:=OCT2DEC([.D32])" office:value-type="float" office:value="699" calcext:value-type="float">
            <text:p>699</text:p>
          </table:table-cell>
          <table:table-cell table:formula="of:=COM.MICROSOFT.IFS([.W32]&lt;=250; 1; [.W32]&lt;=500; 2; [.W32]&lt;=750;3; [.W32]&lt;=1000;4)" office:value-type="float" office:value="3" calcext:value-type="float">
            <text:p>3</text:p>
          </table:table-cell>
          <table:table-cell table:formula="of:=COM.MICROSOFT.IFS([.X32]=1; [.W32]; [.X32]=2; [.W32]-250; [.X32]=3; [.W32]-500; [.X32]=3; [.W32]-750)" office:value-type="float" office:value="199" calcext:value-type="float">
            <text:p>199</text:p>
          </table:table-cell>
          <table:table-cell table:formula="of:=DEC2BIN([.Y32]; 8)" office:value-type="string" office:string-value="11000111" calcext:value-type="string">
            <text:p>11000111</text:p>
          </table:table-cell>
          <table:table-cell table:formula="of:=COM.MICROSOFT.IFS([.X32] =1; &quot;A&quot;; [.X32] =2; &quot;B&quot;; [.X32] =3; &quot;C&quot;; [.X32] =4; &quot;D&quot;)" office:value-type="string" office:string-value="C" calcext:value-type="string">
            <text:p>C</text:p>
          </table:table-cell>
          <table:table-cell table:formula="of:=COM.MICROSOFT.CONCAT([.AA32];[.Z32])" office:value-type="string" office:string-value="C11000111" calcext:value-type="string">
            <text:p>C11000111</text:p>
          </table:table-cell>
          <table:table-cell/>
          <table:table-cell office:value-type="string" calcext:value-type="string">
            <text:p>C0110</text:p>
          </table:table-cell>
          <table:table-cell office:value-type="string" calcext:value-type="string">
            <text:p>C0011</text:p>
          </table:table-cell>
          <table:table-cell office:value-type="string" calcext:value-type="string">
            <text:p>C1110</text:p>
          </table:table-cell>
          <table:table-cell table:formula="of:=COM.MICROSOFT.CONCAT([.AD32]; &quot;:&quot;; [.AE32]; &quot;:&quot;; [.AF32])" office:value-type="string" office:string-value="C0110:C0011:C1110" calcext:value-type="string">
            <text:p>C0110:C0011:C1110</text:p>
          </table:table-cell>
          <table:table-cell office:value-type="string" calcext:value-type="string">
            <text:p>C110001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150" calcext:value-type="float">
            <text:p>1150</text:p>
          </table:table-cell>
          <table:table-cell table:formula="of:=OCT2DEC([.A33])" office:value-type="float" office:value="19" calcext:value-type="float">
            <text:p>19</text:p>
          </table:table-cell>
          <table:table-cell table:formula="of:=OCT2DEC([.B33])" office:value-type="float" office:value="6" calcext:value-type="float">
            <text:p>6</text:p>
          </table:table-cell>
          <table:table-cell table:formula="of:=OCT2DEC([.C33])" office:value-type="float" office:value="22" calcext:value-type="float">
            <text:p>22</text:p>
          </table:table-cell>
          <table:table-cell table:formula="of:=COM.MICROSOFT.IFS([.E33]&lt;=6; 1; [.E33]&lt;=12; 2; [.E33]&lt;=18; 3; [.E33]&lt;=24; 4)" office:value-type="float" office:value="4" calcext:value-type="float">
            <text:p>4</text:p>
          </table:table-cell>
          <table:table-cell table:formula="of:=COM.MICROSOFT.IFS([.F33]&lt;=15; 1; [.F33]&lt;=30; 2; [.F33]&lt;=45; 3; [.F33]&lt;=60; 4)" office:value-type="float" office:value="1" calcext:value-type="float">
            <text:p>1</text:p>
          </table:table-cell>
          <table:table-cell table:formula="of:=COM.MICROSOFT.IFS([.G33]&lt;=15; 1; [.G33]&lt;=30; 2; [.G33]&lt;=45; 3; [.G33]&lt;=60; 4)" office:value-type="float" office:value="2" calcext:value-type="float">
            <text:p>2</text:p>
          </table:table-cell>
          <table:table-cell table:formula="of:=COM.MICROSOFT.IFS([.H33] =1; [.E33]; [.H33] =2; [.E33]-6; [.H33] =3; [.E33]-12; [.H33] =4; [.E33]-18)" office:value-type="float" office:value="1" calcext:value-type="float">
            <text:p>1</text:p>
          </table:table-cell>
          <table:table-cell table:formula="of:=COM.MICROSOFT.IFS([.I33] =1; [.F33]; [.I33] =2; [.F33]-15; [.I33] =3; [.F33]-30; [.I33] =4; [.F33]-45)" office:value-type="float" office:value="6" calcext:value-type="float">
            <text:p>6</text:p>
          </table:table-cell>
          <table:table-cell table:formula="of:=COM.MICROSOFT.IFS([.J33] =1; [.G33]; [.J33] =2; [.G33]-15; [.J33] =3; [.G33]-30; [.J33] =4; [.G33]-45)" office:value-type="float" office:value="7" calcext:value-type="float">
            <text:p>7</text:p>
          </table:table-cell>
          <table:table-cell table:formula="of:=DEC2BIN([.K33]; 4)" office:value-type="string" office:string-value="0001" calcext:value-type="string">
            <text:p>0001</text:p>
          </table:table-cell>
          <table:table-cell table:formula="of:=DEC2BIN([.L33]; 4)" office:value-type="string" office:string-value="0110" calcext:value-type="string">
            <text:p>0110</text:p>
          </table:table-cell>
          <table:table-cell table:formula="of:=DEC2BIN([.M33]; 4)" office:value-type="string" office:string-value="0111" calcext:value-type="string">
            <text:p>0111</text:p>
          </table:table-cell>
          <table:table-cell table:formula="of:=COM.MICROSOFT.IFS([.H33] =1; &quot;A&quot;; [.H33] =2; &quot;B&quot;; [.H33] =3; &quot;C&quot;; [.H33] =4; &quot;D&quot;)" office:value-type="string" office:string-value="D" calcext:value-type="string">
            <text:p>D</text:p>
          </table:table-cell>
          <table:table-cell table:formula="of:=COM.MICROSOFT.IFS([.I33] =1; &quot;A&quot;; [.I33] =2; &quot;B&quot;; [.I33] =3; &quot;C&quot;; [.I33] =4; &quot;D&quot;)" office:value-type="string" office:string-value="A" calcext:value-type="string">
            <text:p>A</text:p>
          </table:table-cell>
          <table:table-cell table:formula="of:=COM.MICROSOFT.IFS([.J33] =1; &quot;A&quot;; [.J33] =2; &quot;B&quot;; [.J33] =3; &quot;C&quot;; [.J33] =4; &quot;D&quot;)" office:value-type="string" office:string-value="B" calcext:value-type="string">
            <text:p>B</text:p>
          </table:table-cell>
          <table:table-cell table:formula="of:=COM.MICROSOFT.CONCAT([.Q33]; [.N33])" office:value-type="string" office:string-value="D0001" calcext:value-type="string">
            <text:p>D0001</text:p>
          </table:table-cell>
          <table:table-cell table:formula="of:=COM.MICROSOFT.CONCAT([.R33]; [.O33])" office:value-type="string" office:string-value="A0110" calcext:value-type="string">
            <text:p>A0110</text:p>
          </table:table-cell>
          <table:table-cell table:formula="of:=COM.MICROSOFT.CONCAT([.S33]; [.P33])" office:value-type="string" office:string-value="B0111" calcext:value-type="string">
            <text:p>B0111</text:p>
          </table:table-cell>
          <table:table-cell table:formula="of:=OCT2DEC([.D33])" office:value-type="float" office:value="616" calcext:value-type="float">
            <text:p>616</text:p>
          </table:table-cell>
          <table:table-cell table:formula="of:=COM.MICROSOFT.IFS([.W33]&lt;=250; 1; [.W33]&lt;=500; 2; [.W33]&lt;=750;3; [.W33]&lt;=1000;4)" office:value-type="float" office:value="3" calcext:value-type="float">
            <text:p>3</text:p>
          </table:table-cell>
          <table:table-cell table:formula="of:=COM.MICROSOFT.IFS([.X33]=1; [.W33]; [.X33]=2; [.W33]-250; [.X33]=3; [.W33]-500; [.X33]=3; [.W33]-750)" office:value-type="float" office:value="116" calcext:value-type="float">
            <text:p>116</text:p>
          </table:table-cell>
          <table:table-cell table:formula="of:=DEC2BIN([.Y33]; 8)" office:value-type="string" office:string-value="01110100" calcext:value-type="string">
            <text:p>01110100</text:p>
          </table:table-cell>
          <table:table-cell table:formula="of:=COM.MICROSOFT.IFS([.X33] =1; &quot;A&quot;; [.X33] =2; &quot;B&quot;; [.X33] =3; &quot;C&quot;; [.X33] =4; &quot;D&quot;)" office:value-type="string" office:string-value="C" calcext:value-type="string">
            <text:p>C</text:p>
          </table:table-cell>
          <table:table-cell table:formula="of:=COM.MICROSOFT.CONCAT([.AA33];[.Z33])" office:value-type="string" office:string-value="C01110100" calcext:value-type="string">
            <text:p>C01110100</text:p>
          </table:table-cell>
          <table:table-cell/>
          <table:table-cell office:value-type="string" calcext:value-type="string">
            <text:p>D0001</text:p>
          </table:table-cell>
          <table:table-cell office:value-type="string" calcext:value-type="string">
            <text:p>A0110</text:p>
          </table:table-cell>
          <table:table-cell office:value-type="string" calcext:value-type="string">
            <text:p>B0111</text:p>
          </table:table-cell>
          <table:table-cell table:formula="of:=COM.MICROSOFT.CONCAT([.AD33]; &quot;:&quot;; [.AE33]; &quot;:&quot;; [.AF33])" office:value-type="string" office:string-value="D0001:A0110:B0111" calcext:value-type="string">
            <text:p>D0001:A0110:B0111</text:p>
          </table:table-cell>
          <table:table-cell office:value-type="string" calcext:value-type="string">
            <text:p>C01110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204" calcext:value-type="float">
            <text:p>1204</text:p>
          </table:table-cell>
          <table:table-cell table:formula="of:=OCT2DEC([.A34])" office:value-type="float" office:value="19" calcext:value-type="float">
            <text:p>19</text:p>
          </table:table-cell>
          <table:table-cell table:formula="of:=OCT2DEC([.B34])" office:value-type="float" office:value="52" calcext:value-type="float">
            <text:p>52</text:p>
          </table:table-cell>
          <table:table-cell table:formula="of:=OCT2DEC([.C34])" office:value-type="float" office:value="11" calcext:value-type="float">
            <text:p>11</text:p>
          </table:table-cell>
          <table:table-cell table:formula="of:=COM.MICROSOFT.IFS([.E34]&lt;=6; 1; [.E34]&lt;=12; 2; [.E34]&lt;=18; 3; [.E34]&lt;=24; 4)" office:value-type="float" office:value="4" calcext:value-type="float">
            <text:p>4</text:p>
          </table:table-cell>
          <table:table-cell table:formula="of:=COM.MICROSOFT.IFS([.F34]&lt;=15; 1; [.F34]&lt;=30; 2; [.F34]&lt;=45; 3; [.F34]&lt;=60; 4)" office:value-type="float" office:value="4" calcext:value-type="float">
            <text:p>4</text:p>
          </table:table-cell>
          <table:table-cell table:formula="of:=COM.MICROSOFT.IFS([.G34]&lt;=15; 1; [.G34]&lt;=30; 2; [.G34]&lt;=45; 3; [.G34]&lt;=60; 4)" office:value-type="float" office:value="1" calcext:value-type="float">
            <text:p>1</text:p>
          </table:table-cell>
          <table:table-cell table:formula="of:=COM.MICROSOFT.IFS([.H34] =1; [.E34]; [.H34] =2; [.E34]-6; [.H34] =3; [.E34]-12; [.H34] =4; [.E34]-18)" office:value-type="float" office:value="1" calcext:value-type="float">
            <text:p>1</text:p>
          </table:table-cell>
          <table:table-cell table:formula="of:=COM.MICROSOFT.IFS([.I34] =1; [.F34]; [.I34] =2; [.F34]-15; [.I34] =3; [.F34]-30; [.I34] =4; [.F34]-45)" office:value-type="float" office:value="7" calcext:value-type="float">
            <text:p>7</text:p>
          </table:table-cell>
          <table:table-cell table:formula="of:=COM.MICROSOFT.IFS([.J34] =1; [.G34]; [.J34] =2; [.G34]-15; [.J34] =3; [.G34]-30; [.J34] =4; [.G34]-45)" office:value-type="float" office:value="11" calcext:value-type="float">
            <text:p>11</text:p>
          </table:table-cell>
          <table:table-cell table:formula="of:=DEC2BIN([.K34]; 4)" office:value-type="string" office:string-value="0001" calcext:value-type="string">
            <text:p>0001</text:p>
          </table:table-cell>
          <table:table-cell table:formula="of:=DEC2BIN([.L34]; 4)" office:value-type="string" office:string-value="0111" calcext:value-type="string">
            <text:p>0111</text:p>
          </table:table-cell>
          <table:table-cell table:formula="of:=DEC2BIN([.M34]; 4)" office:value-type="string" office:string-value="1011" calcext:value-type="string">
            <text:p>1011</text:p>
          </table:table-cell>
          <table:table-cell table:formula="of:=COM.MICROSOFT.IFS([.H34] =1; &quot;A&quot;; [.H34] =2; &quot;B&quot;; [.H34] =3; &quot;C&quot;; [.H34] =4; &quot;D&quot;)" office:value-type="string" office:string-value="D" calcext:value-type="string">
            <text:p>D</text:p>
          </table:table-cell>
          <table:table-cell table:formula="of:=COM.MICROSOFT.IFS([.I34] =1; &quot;A&quot;; [.I34] =2; &quot;B&quot;; [.I34] =3; &quot;C&quot;; [.I34] =4; &quot;D&quot;)" office:value-type="string" office:string-value="D" calcext:value-type="string">
            <text:p>D</text:p>
          </table:table-cell>
          <table:table-cell table:formula="of:=COM.MICROSOFT.IFS([.J34] =1; &quot;A&quot;; [.J34] =2; &quot;B&quot;; [.J34] =3; &quot;C&quot;; [.J34] =4; &quot;D&quot;)" office:value-type="string" office:string-value="A" calcext:value-type="string">
            <text:p>A</text:p>
          </table:table-cell>
          <table:table-cell table:formula="of:=COM.MICROSOFT.CONCAT([.Q34]; [.N34])" office:value-type="string" office:string-value="D0001" calcext:value-type="string">
            <text:p>D0001</text:p>
          </table:table-cell>
          <table:table-cell table:formula="of:=COM.MICROSOFT.CONCAT([.R34]; [.O34])" office:value-type="string" office:string-value="D0111" calcext:value-type="string">
            <text:p>D0111</text:p>
          </table:table-cell>
          <table:table-cell table:formula="of:=COM.MICROSOFT.CONCAT([.S34]; [.P34])" office:value-type="string" office:string-value="A1011" calcext:value-type="string">
            <text:p>A1011</text:p>
          </table:table-cell>
          <table:table-cell table:formula="of:=OCT2DEC([.D34])" office:value-type="float" office:value="644" calcext:value-type="float">
            <text:p>644</text:p>
          </table:table-cell>
          <table:table-cell table:formula="of:=COM.MICROSOFT.IFS([.W34]&lt;=250; 1; [.W34]&lt;=500; 2; [.W34]&lt;=750;3; [.W34]&lt;=1000;4)" office:value-type="float" office:value="3" calcext:value-type="float">
            <text:p>3</text:p>
          </table:table-cell>
          <table:table-cell table:formula="of:=COM.MICROSOFT.IFS([.X34]=1; [.W34]; [.X34]=2; [.W34]-250; [.X34]=3; [.W34]-500; [.X34]=3; [.W34]-750)" office:value-type="float" office:value="144" calcext:value-type="float">
            <text:p>144</text:p>
          </table:table-cell>
          <table:table-cell table:formula="of:=DEC2BIN([.Y34]; 8)" office:value-type="string" office:string-value="10010000" calcext:value-type="string">
            <text:p>10010000</text:p>
          </table:table-cell>
          <table:table-cell table:formula="of:=COM.MICROSOFT.IFS([.X34] =1; &quot;A&quot;; [.X34] =2; &quot;B&quot;; [.X34] =3; &quot;C&quot;; [.X34] =4; &quot;D&quot;)" office:value-type="string" office:string-value="C" calcext:value-type="string">
            <text:p>C</text:p>
          </table:table-cell>
          <table:table-cell table:formula="of:=COM.MICROSOFT.CONCAT([.AA34];[.Z34])" office:value-type="string" office:string-value="C10010000" calcext:value-type="string">
            <text:p>C10010000</text:p>
          </table:table-cell>
          <table:table-cell/>
          <table:table-cell office:value-type="string" calcext:value-type="string">
            <text:p>D0001</text:p>
          </table:table-cell>
          <table:table-cell office:value-type="string" calcext:value-type="string">
            <text:p>D0111</text:p>
          </table:table-cell>
          <table:table-cell office:value-type="string" calcext:value-type="string">
            <text:p>A1011</text:p>
          </table:table-cell>
          <table:table-cell table:formula="of:=COM.MICROSOFT.CONCAT([.AD34]; &quot;:&quot;; [.AE34]; &quot;:&quot;; [.AF34])" office:value-type="string" office:string-value="D0001:D0111:A1011" calcext:value-type="string">
            <text:p>D0001:D0111:A1011</text:p>
          </table:table-cell>
          <table:table-cell office:value-type="string" calcext:value-type="string">
            <text:p>C1001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167" calcext:value-type="float">
            <text:p>1167</text:p>
          </table:table-cell>
          <table:table-cell table:formula="of:=OCT2DEC([.A35])" office:value-type="float" office:value="20" calcext:value-type="float">
            <text:p>20</text:p>
          </table:table-cell>
          <table:table-cell table:formula="of:=OCT2DEC([.B35])" office:value-type="float" office:value="18" calcext:value-type="float">
            <text:p>18</text:p>
          </table:table-cell>
          <table:table-cell table:formula="of:=OCT2DEC([.C35])" office:value-type="float" office:value="4" calcext:value-type="float">
            <text:p>4</text:p>
          </table:table-cell>
          <table:table-cell table:formula="of:=COM.MICROSOFT.IFS([.E35]&lt;=6; 1; [.E35]&lt;=12; 2; [.E35]&lt;=18; 3; [.E35]&lt;=24; 4)" office:value-type="float" office:value="4" calcext:value-type="float">
            <text:p>4</text:p>
          </table:table-cell>
          <table:table-cell table:formula="of:=COM.MICROSOFT.IFS([.F35]&lt;=15; 1; [.F35]&lt;=30; 2; [.F35]&lt;=45; 3; [.F35]&lt;=60; 4)" office:value-type="float" office:value="2" calcext:value-type="float">
            <text:p>2</text:p>
          </table:table-cell>
          <table:table-cell table:formula="of:=COM.MICROSOFT.IFS([.G35]&lt;=15; 1; [.G35]&lt;=30; 2; [.G35]&lt;=45; 3; [.G35]&lt;=60; 4)" office:value-type="float" office:value="1" calcext:value-type="float">
            <text:p>1</text:p>
          </table:table-cell>
          <table:table-cell table:formula="of:=COM.MICROSOFT.IFS([.H35] =1; [.E35]; [.H35] =2; [.E35]-6; [.H35] =3; [.E35]-12; [.H35] =4; [.E35]-18)" office:value-type="float" office:value="2" calcext:value-type="float">
            <text:p>2</text:p>
          </table:table-cell>
          <table:table-cell table:formula="of:=COM.MICROSOFT.IFS([.I35] =1; [.F35]; [.I35] =2; [.F35]-15; [.I35] =3; [.F35]-30; [.I35] =4; [.F35]-45)" office:value-type="float" office:value="3" calcext:value-type="float">
            <text:p>3</text:p>
          </table:table-cell>
          <table:table-cell table:formula="of:=COM.MICROSOFT.IFS([.J35] =1; [.G35]; [.J35] =2; [.G35]-15; [.J35] =3; [.G35]-30; [.J35] =4; [.G35]-45)" office:value-type="float" office:value="4" calcext:value-type="float">
            <text:p>4</text:p>
          </table:table-cell>
          <table:table-cell table:formula="of:=DEC2BIN([.K35]; 4)" office:value-type="string" office:string-value="0010" calcext:value-type="string">
            <text:p>0010</text:p>
          </table:table-cell>
          <table:table-cell table:formula="of:=DEC2BIN([.L35]; 4)" office:value-type="string" office:string-value="0011" calcext:value-type="string">
            <text:p>0011</text:p>
          </table:table-cell>
          <table:table-cell table:formula="of:=DEC2BIN([.M35]; 4)" office:value-type="string" office:string-value="0100" calcext:value-type="string">
            <text:p>0100</text:p>
          </table:table-cell>
          <table:table-cell table:formula="of:=COM.MICROSOFT.IFS([.H35] =1; &quot;A&quot;; [.H35] =2; &quot;B&quot;; [.H35] =3; &quot;C&quot;; [.H35] =4; &quot;D&quot;)" office:value-type="string" office:string-value="D" calcext:value-type="string">
            <text:p>D</text:p>
          </table:table-cell>
          <table:table-cell table:formula="of:=COM.MICROSOFT.IFS([.I35] =1; &quot;A&quot;; [.I35] =2; &quot;B&quot;; [.I35] =3; &quot;C&quot;; [.I35] =4; &quot;D&quot;)" office:value-type="string" office:string-value="B" calcext:value-type="string">
            <text:p>B</text:p>
          </table:table-cell>
          <table:table-cell table:formula="of:=COM.MICROSOFT.IFS([.J35] =1; &quot;A&quot;; [.J35] =2; &quot;B&quot;; [.J35] =3; &quot;C&quot;; [.J35] =4; &quot;D&quot;)" office:value-type="string" office:string-value="A" calcext:value-type="string">
            <text:p>A</text:p>
          </table:table-cell>
          <table:table-cell table:formula="of:=COM.MICROSOFT.CONCAT([.Q35]; [.N35])" office:value-type="string" office:string-value="D0010" calcext:value-type="string">
            <text:p>D0010</text:p>
          </table:table-cell>
          <table:table-cell table:formula="of:=COM.MICROSOFT.CONCAT([.R35]; [.O35])" office:value-type="string" office:string-value="B0011" calcext:value-type="string">
            <text:p>B0011</text:p>
          </table:table-cell>
          <table:table-cell table:formula="of:=COM.MICROSOFT.CONCAT([.S35]; [.P35])" office:value-type="string" office:string-value="A0100" calcext:value-type="string">
            <text:p>A0100</text:p>
          </table:table-cell>
          <table:table-cell table:formula="of:=OCT2DEC([.D35])" office:value-type="float" office:value="631" calcext:value-type="float">
            <text:p>631</text:p>
          </table:table-cell>
          <table:table-cell table:formula="of:=COM.MICROSOFT.IFS([.W35]&lt;=250; 1; [.W35]&lt;=500; 2; [.W35]&lt;=750;3; [.W35]&lt;=1000;4)" office:value-type="float" office:value="3" calcext:value-type="float">
            <text:p>3</text:p>
          </table:table-cell>
          <table:table-cell table:formula="of:=COM.MICROSOFT.IFS([.X35]=1; [.W35]; [.X35]=2; [.W35]-250; [.X35]=3; [.W35]-500; [.X35]=3; [.W35]-750)" office:value-type="float" office:value="131" calcext:value-type="float">
            <text:p>131</text:p>
          </table:table-cell>
          <table:table-cell table:formula="of:=DEC2BIN([.Y35]; 8)" office:value-type="string" office:string-value="10000011" calcext:value-type="string">
            <text:p>10000011</text:p>
          </table:table-cell>
          <table:table-cell table:formula="of:=COM.MICROSOFT.IFS([.X35] =1; &quot;A&quot;; [.X35] =2; &quot;B&quot;; [.X35] =3; &quot;C&quot;; [.X35] =4; &quot;D&quot;)" office:value-type="string" office:string-value="C" calcext:value-type="string">
            <text:p>C</text:p>
          </table:table-cell>
          <table:table-cell table:formula="of:=COM.MICROSOFT.CONCAT([.AA35];[.Z35])" office:value-type="string" office:string-value="C10000011" calcext:value-type="string">
            <text:p>C10000011</text:p>
          </table:table-cell>
          <table:table-cell/>
          <table:table-cell office:value-type="string" calcext:value-type="string">
            <text:p>D0010</text:p>
          </table:table-cell>
          <table:table-cell office:value-type="string" calcext:value-type="string">
            <text:p>B0011</text:p>
          </table:table-cell>
          <table:table-cell office:value-type="string" calcext:value-type="string">
            <text:p>A0100</text:p>
          </table:table-cell>
          <table:table-cell table:formula="of:=COM.MICROSOFT.CONCAT([.AD35]; &quot;:&quot;; [.AE35]; &quot;:&quot;; [.AF35])" office:value-type="string" office:string-value="D0010:B0011:A0100" calcext:value-type="string">
            <text:p>D0010:B0011:A0100</text:p>
          </table:table-cell>
          <table:table-cell office:value-type="string" calcext:value-type="string">
            <text:p>C100000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1220" calcext:value-type="float">
            <text:p>1220</text:p>
          </table:table-cell>
          <table:table-cell table:formula="of:=OCT2DEC([.A36])" office:value-type="float" office:value="20" calcext:value-type="float">
            <text:p>20</text:p>
          </table:table-cell>
          <table:table-cell table:formula="of:=OCT2DEC([.B36])" office:value-type="float" office:value="51" calcext:value-type="float">
            <text:p>51</text:p>
          </table:table-cell>
          <table:table-cell table:formula="of:=OCT2DEC([.C36])" office:value-type="float" office:value="27" calcext:value-type="float">
            <text:p>27</text:p>
          </table:table-cell>
          <table:table-cell table:formula="of:=COM.MICROSOFT.IFS([.E36]&lt;=6; 1; [.E36]&lt;=12; 2; [.E36]&lt;=18; 3; [.E36]&lt;=24; 4)" office:value-type="float" office:value="4" calcext:value-type="float">
            <text:p>4</text:p>
          </table:table-cell>
          <table:table-cell table:formula="of:=COM.MICROSOFT.IFS([.F36]&lt;=15; 1; [.F36]&lt;=30; 2; [.F36]&lt;=45; 3; [.F36]&lt;=60; 4)" office:value-type="float" office:value="4" calcext:value-type="float">
            <text:p>4</text:p>
          </table:table-cell>
          <table:table-cell table:formula="of:=COM.MICROSOFT.IFS([.G36]&lt;=15; 1; [.G36]&lt;=30; 2; [.G36]&lt;=45; 3; [.G36]&lt;=60; 4)" office:value-type="float" office:value="2" calcext:value-type="float">
            <text:p>2</text:p>
          </table:table-cell>
          <table:table-cell table:formula="of:=COM.MICROSOFT.IFS([.H36] =1; [.E36]; [.H36] =2; [.E36]-6; [.H36] =3; [.E36]-12; [.H36] =4; [.E36]-18)" office:value-type="float" office:value="2" calcext:value-type="float">
            <text:p>2</text:p>
          </table:table-cell>
          <table:table-cell table:formula="of:=COM.MICROSOFT.IFS([.I36] =1; [.F36]; [.I36] =2; [.F36]-15; [.I36] =3; [.F36]-30; [.I36] =4; [.F36]-45)" office:value-type="float" office:value="6" calcext:value-type="float">
            <text:p>6</text:p>
          </table:table-cell>
          <table:table-cell table:formula="of:=COM.MICROSOFT.IFS([.J36] =1; [.G36]; [.J36] =2; [.G36]-15; [.J36] =3; [.G36]-30; [.J36] =4; [.G36]-45)" office:value-type="float" office:value="12" calcext:value-type="float">
            <text:p>12</text:p>
          </table:table-cell>
          <table:table-cell table:formula="of:=DEC2BIN([.K36]; 4)" office:value-type="string" office:string-value="0010" calcext:value-type="string">
            <text:p>0010</text:p>
          </table:table-cell>
          <table:table-cell table:formula="of:=DEC2BIN([.L36]; 4)" office:value-type="string" office:string-value="0110" calcext:value-type="string">
            <text:p>0110</text:p>
          </table:table-cell>
          <table:table-cell table:formula="of:=DEC2BIN([.M36]; 4)" office:value-type="string" office:string-value="1100" calcext:value-type="string">
            <text:p>1100</text:p>
          </table:table-cell>
          <table:table-cell table:formula="of:=COM.MICROSOFT.IFS([.H36] =1; &quot;A&quot;; [.H36] =2; &quot;B&quot;; [.H36] =3; &quot;C&quot;; [.H36] =4; &quot;D&quot;)" office:value-type="string" office:string-value="D" calcext:value-type="string">
            <text:p>D</text:p>
          </table:table-cell>
          <table:table-cell table:formula="of:=COM.MICROSOFT.IFS([.I36] =1; &quot;A&quot;; [.I36] =2; &quot;B&quot;; [.I36] =3; &quot;C&quot;; [.I36] =4; &quot;D&quot;)" office:value-type="string" office:string-value="D" calcext:value-type="string">
            <text:p>D</text:p>
          </table:table-cell>
          <table:table-cell table:formula="of:=COM.MICROSOFT.IFS([.J36] =1; &quot;A&quot;; [.J36] =2; &quot;B&quot;; [.J36] =3; &quot;C&quot;; [.J36] =4; &quot;D&quot;)" office:value-type="string" office:string-value="B" calcext:value-type="string">
            <text:p>B</text:p>
          </table:table-cell>
          <table:table-cell table:formula="of:=COM.MICROSOFT.CONCAT([.Q36]; [.N36])" office:value-type="string" office:string-value="D0010" calcext:value-type="string">
            <text:p>D0010</text:p>
          </table:table-cell>
          <table:table-cell table:formula="of:=COM.MICROSOFT.CONCAT([.R36]; [.O36])" office:value-type="string" office:string-value="D0110" calcext:value-type="string">
            <text:p>D0110</text:p>
          </table:table-cell>
          <table:table-cell table:formula="of:=COM.MICROSOFT.CONCAT([.S36]; [.P36])" office:value-type="string" office:string-value="B1100" calcext:value-type="string">
            <text:p>B1100</text:p>
          </table:table-cell>
          <table:table-cell table:formula="of:=OCT2DEC([.D36])" office:value-type="float" office:value="656" calcext:value-type="float">
            <text:p>656</text:p>
          </table:table-cell>
          <table:table-cell table:formula="of:=COM.MICROSOFT.IFS([.W36]&lt;=250; 1; [.W36]&lt;=500; 2; [.W36]&lt;=750;3; [.W36]&lt;=1000;4)" office:value-type="float" office:value="3" calcext:value-type="float">
            <text:p>3</text:p>
          </table:table-cell>
          <table:table-cell table:formula="of:=COM.MICROSOFT.IFS([.X36]=1; [.W36]; [.X36]=2; [.W36]-250; [.X36]=3; [.W36]-500; [.X36]=3; [.W36]-750)" office:value-type="float" office:value="156" calcext:value-type="float">
            <text:p>156</text:p>
          </table:table-cell>
          <table:table-cell table:formula="of:=DEC2BIN([.Y36]; 8)" office:value-type="string" office:string-value="10011100" calcext:value-type="string">
            <text:p>10011100</text:p>
          </table:table-cell>
          <table:table-cell table:formula="of:=COM.MICROSOFT.IFS([.X36] =1; &quot;A&quot;; [.X36] =2; &quot;B&quot;; [.X36] =3; &quot;C&quot;; [.X36] =4; &quot;D&quot;)" office:value-type="string" office:string-value="C" calcext:value-type="string">
            <text:p>C</text:p>
          </table:table-cell>
          <table:table-cell table:formula="of:=COM.MICROSOFT.CONCAT([.AA36];[.Z36])" office:value-type="string" office:string-value="C10011100" calcext:value-type="string">
            <text:p>C10011100</text:p>
          </table:table-cell>
          <table:table-cell/>
          <table:table-cell office:value-type="string" calcext:value-type="string">
            <text:p>D0010</text:p>
          </table:table-cell>
          <table:table-cell office:value-type="string" calcext:value-type="string">
            <text:p>D0110</text:p>
          </table:table-cell>
          <table:table-cell office:value-type="string" calcext:value-type="string">
            <text:p>B1100</text:p>
          </table:table-cell>
          <table:table-cell table:formula="of:=COM.MICROSOFT.CONCAT([.AD36]; &quot;:&quot;; [.AE36]; &quot;:&quot;; [.AF36])" office:value-type="string" office:string-value="D0010:D0110:B1100" calcext:value-type="string">
            <text:p>D0010:D0110:B1100</text:p>
          </table:table-cell>
          <table:table-cell office:value-type="string" calcext:value-type="string">
            <text:p>C10011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11" calcext:value-type="float">
            <text:p>1211</text:p>
          </table:table-cell>
          <table:table-cell table:formula="of:=OCT2DEC([.A37])" office:value-type="float" office:value="21" calcext:value-type="float">
            <text:p>21</text:p>
          </table:table-cell>
          <table:table-cell table:formula="of:=OCT2DEC([.B37])" office:value-type="float" office:value="29" calcext:value-type="float">
            <text:p>29</text:p>
          </table:table-cell>
          <table:table-cell table:formula="of:=OCT2DEC([.C37])" office:value-type="float" office:value="19" calcext:value-type="float">
            <text:p>19</text:p>
          </table:table-cell>
          <table:table-cell table:formula="of:=COM.MICROSOFT.IFS([.E37]&lt;=6; 1; [.E37]&lt;=12; 2; [.E37]&lt;=18; 3; [.E37]&lt;=24; 4)" office:value-type="float" office:value="4" calcext:value-type="float">
            <text:p>4</text:p>
          </table:table-cell>
          <table:table-cell table:formula="of:=COM.MICROSOFT.IFS([.F37]&lt;=15; 1; [.F37]&lt;=30; 2; [.F37]&lt;=45; 3; [.F37]&lt;=60; 4)" office:value-type="float" office:value="2" calcext:value-type="float">
            <text:p>2</text:p>
          </table:table-cell>
          <table:table-cell table:formula="of:=COM.MICROSOFT.IFS([.G37]&lt;=15; 1; [.G37]&lt;=30; 2; [.G37]&lt;=45; 3; [.G37]&lt;=60; 4)" office:value-type="float" office:value="2" calcext:value-type="float">
            <text:p>2</text:p>
          </table:table-cell>
          <table:table-cell table:formula="of:=COM.MICROSOFT.IFS([.H37] =1; [.E37]; [.H37] =2; [.E37]-6; [.H37] =3; [.E37]-12; [.H37] =4; [.E37]-18)" office:value-type="float" office:value="3" calcext:value-type="float">
            <text:p>3</text:p>
          </table:table-cell>
          <table:table-cell table:formula="of:=COM.MICROSOFT.IFS([.I37] =1; [.F37]; [.I37] =2; [.F37]-15; [.I37] =3; [.F37]-30; [.I37] =4; [.F37]-45)" office:value-type="float" office:value="14" calcext:value-type="float">
            <text:p>14</text:p>
          </table:table-cell>
          <table:table-cell table:formula="of:=COM.MICROSOFT.IFS([.J37] =1; [.G37]; [.J37] =2; [.G37]-15; [.J37] =3; [.G37]-30; [.J37] =4; [.G37]-45)" office:value-type="float" office:value="4" calcext:value-type="float">
            <text:p>4</text:p>
          </table:table-cell>
          <table:table-cell table:formula="of:=DEC2BIN([.K37]; 4)" office:value-type="string" office:string-value="0011" calcext:value-type="string">
            <text:p>0011</text:p>
          </table:table-cell>
          <table:table-cell table:formula="of:=DEC2BIN([.L37]; 4)" office:value-type="string" office:string-value="1110" calcext:value-type="string">
            <text:p>1110</text:p>
          </table:table-cell>
          <table:table-cell table:formula="of:=DEC2BIN([.M37]; 4)" office:value-type="string" office:string-value="0100" calcext:value-type="string">
            <text:p>0100</text:p>
          </table:table-cell>
          <table:table-cell table:formula="of:=COM.MICROSOFT.IFS([.H37] =1; &quot;A&quot;; [.H37] =2; &quot;B&quot;; [.H37] =3; &quot;C&quot;; [.H37] =4; &quot;D&quot;)" office:value-type="string" office:string-value="D" calcext:value-type="string">
            <text:p>D</text:p>
          </table:table-cell>
          <table:table-cell table:formula="of:=COM.MICROSOFT.IFS([.I37] =1; &quot;A&quot;; [.I37] =2; &quot;B&quot;; [.I37] =3; &quot;C&quot;; [.I37] =4; &quot;D&quot;)" office:value-type="string" office:string-value="B" calcext:value-type="string">
            <text:p>B</text:p>
          </table:table-cell>
          <table:table-cell table:formula="of:=COM.MICROSOFT.IFS([.J37] =1; &quot;A&quot;; [.J37] =2; &quot;B&quot;; [.J37] =3; &quot;C&quot;; [.J37] =4; &quot;D&quot;)" office:value-type="string" office:string-value="B" calcext:value-type="string">
            <text:p>B</text:p>
          </table:table-cell>
          <table:table-cell table:formula="of:=COM.MICROSOFT.CONCAT([.Q37]; [.N37])" office:value-type="string" office:string-value="D0011" calcext:value-type="string">
            <text:p>D0011</text:p>
          </table:table-cell>
          <table:table-cell table:formula="of:=COM.MICROSOFT.CONCAT([.R37]; [.O37])" office:value-type="string" office:string-value="B1110" calcext:value-type="string">
            <text:p>B1110</text:p>
          </table:table-cell>
          <table:table-cell table:formula="of:=COM.MICROSOFT.CONCAT([.S37]; [.P37])" office:value-type="string" office:string-value="B0100" calcext:value-type="string">
            <text:p>B0100</text:p>
          </table:table-cell>
          <table:table-cell table:formula="of:=OCT2DEC([.D37])" office:value-type="float" office:value="649" calcext:value-type="float">
            <text:p>649</text:p>
          </table:table-cell>
          <table:table-cell table:formula="of:=COM.MICROSOFT.IFS([.W37]&lt;=250; 1; [.W37]&lt;=500; 2; [.W37]&lt;=750;3; [.W37]&lt;=1000;4)" office:value-type="float" office:value="3" calcext:value-type="float">
            <text:p>3</text:p>
          </table:table-cell>
          <table:table-cell table:formula="of:=COM.MICROSOFT.IFS([.X37]=1; [.W37]; [.X37]=2; [.W37]-250; [.X37]=3; [.W37]-500; [.X37]=3; [.W37]-750)" office:value-type="float" office:value="149" calcext:value-type="float">
            <text:p>149</text:p>
          </table:table-cell>
          <table:table-cell table:formula="of:=DEC2BIN([.Y37]; 8)" office:value-type="string" office:string-value="10010101" calcext:value-type="string">
            <text:p>10010101</text:p>
          </table:table-cell>
          <table:table-cell table:formula="of:=COM.MICROSOFT.IFS([.X37] =1; &quot;A&quot;; [.X37] =2; &quot;B&quot;; [.X37] =3; &quot;C&quot;; [.X37] =4; &quot;D&quot;)" office:value-type="string" office:string-value="C" calcext:value-type="string">
            <text:p>C</text:p>
          </table:table-cell>
          <table:table-cell table:formula="of:=COM.MICROSOFT.CONCAT([.AA37];[.Z37])" office:value-type="string" office:string-value="C10010101" calcext:value-type="string">
            <text:p>C10010101</text:p>
          </table:table-cell>
          <table:table-cell/>
          <table:table-cell office:value-type="string" calcext:value-type="string">
            <text:p>D0011</text:p>
          </table:table-cell>
          <table:table-cell office:value-type="string" calcext:value-type="string">
            <text:p>B1110</text:p>
          </table:table-cell>
          <table:table-cell office:value-type="string" calcext:value-type="string">
            <text:p>B0100</text:p>
          </table:table-cell>
          <table:table-cell table:formula="of:=COM.MICROSOFT.CONCAT([.AD37]; &quot;:&quot;; [.AE37]; &quot;:&quot;; [.AF37])" office:value-type="string" office:string-value="D0011:B1110:B0100" calcext:value-type="string">
            <text:p>D0011:B1110:B0100</text:p>
          </table:table-cell>
          <table:table-cell office:value-type="string" calcext:value-type="string">
            <text:p>C100101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217" calcext:value-type="float">
            <text:p>1217</text:p>
          </table:table-cell>
          <table:table-cell table:formula="of:=OCT2DEC([.A38])" office:value-type="float" office:value="22" calcext:value-type="float">
            <text:p>22</text:p>
          </table:table-cell>
          <table:table-cell table:formula="of:=OCT2DEC([.B38])" office:value-type="float" office:value="4" calcext:value-type="float">
            <text:p>4</text:p>
          </table:table-cell>
          <table:table-cell table:formula="of:=OCT2DEC([.C38])" office:value-type="float" office:value="47" calcext:value-type="float">
            <text:p>47</text:p>
          </table:table-cell>
          <table:table-cell table:formula="of:=COM.MICROSOFT.IFS([.E38]&lt;=6; 1; [.E38]&lt;=12; 2; [.E38]&lt;=18; 3; [.E38]&lt;=24; 4)" office:value-type="float" office:value="4" calcext:value-type="float">
            <text:p>4</text:p>
          </table:table-cell>
          <table:table-cell table:formula="of:=COM.MICROSOFT.IFS([.F38]&lt;=15; 1; [.F38]&lt;=30; 2; [.F38]&lt;=45; 3; [.F38]&lt;=60; 4)" office:value-type="float" office:value="1" calcext:value-type="float">
            <text:p>1</text:p>
          </table:table-cell>
          <table:table-cell table:formula="of:=COM.MICROSOFT.IFS([.G38]&lt;=15; 1; [.G38]&lt;=30; 2; [.G38]&lt;=45; 3; [.G38]&lt;=60; 4)" office:value-type="float" office:value="4" calcext:value-type="float">
            <text:p>4</text:p>
          </table:table-cell>
          <table:table-cell table:formula="of:=COM.MICROSOFT.IFS([.H38] =1; [.E38]; [.H38] =2; [.E38]-6; [.H38] =3; [.E38]-12; [.H38] =4; [.E38]-18)" office:value-type="float" office:value="4" calcext:value-type="float">
            <text:p>4</text:p>
          </table:table-cell>
          <table:table-cell table:formula="of:=COM.MICROSOFT.IFS([.I38] =1; [.F38]; [.I38] =2; [.F38]-15; [.I38] =3; [.F38]-30; [.I38] =4; [.F38]-45)" office:value-type="float" office:value="4" calcext:value-type="float">
            <text:p>4</text:p>
          </table:table-cell>
          <table:table-cell table:formula="of:=COM.MICROSOFT.IFS([.J38] =1; [.G38]; [.J38] =2; [.G38]-15; [.J38] =3; [.G38]-30; [.J38] =4; [.G38]-45)" office:value-type="float" office:value="2" calcext:value-type="float">
            <text:p>2</text:p>
          </table:table-cell>
          <table:table-cell table:formula="of:=DEC2BIN([.K38]; 4)" office:value-type="string" office:string-value="0100" calcext:value-type="string">
            <text:p>0100</text:p>
          </table:table-cell>
          <table:table-cell table:formula="of:=DEC2BIN([.L38]; 4)" office:value-type="string" office:string-value="0100" calcext:value-type="string">
            <text:p>0100</text:p>
          </table:table-cell>
          <table:table-cell table:formula="of:=DEC2BIN([.M38]; 4)" office:value-type="string" office:string-value="0010" calcext:value-type="string">
            <text:p>0010</text:p>
          </table:table-cell>
          <table:table-cell table:formula="of:=COM.MICROSOFT.IFS([.H38] =1; &quot;A&quot;; [.H38] =2; &quot;B&quot;; [.H38] =3; &quot;C&quot;; [.H38] =4; &quot;D&quot;)" office:value-type="string" office:string-value="D" calcext:value-type="string">
            <text:p>D</text:p>
          </table:table-cell>
          <table:table-cell table:formula="of:=COM.MICROSOFT.IFS([.I38] =1; &quot;A&quot;; [.I38] =2; &quot;B&quot;; [.I38] =3; &quot;C&quot;; [.I38] =4; &quot;D&quot;)" office:value-type="string" office:string-value="A" calcext:value-type="string">
            <text:p>A</text:p>
          </table:table-cell>
          <table:table-cell table:formula="of:=COM.MICROSOFT.IFS([.J38] =1; &quot;A&quot;; [.J38] =2; &quot;B&quot;; [.J38] =3; &quot;C&quot;; [.J38] =4; &quot;D&quot;)" office:value-type="string" office:string-value="D" calcext:value-type="string">
            <text:p>D</text:p>
          </table:table-cell>
          <table:table-cell table:formula="of:=COM.MICROSOFT.CONCAT([.Q38]; [.N38])" office:value-type="string" office:string-value="D0100" calcext:value-type="string">
            <text:p>D0100</text:p>
          </table:table-cell>
          <table:table-cell table:formula="of:=COM.MICROSOFT.CONCAT([.R38]; [.O38])" office:value-type="string" office:string-value="A0100" calcext:value-type="string">
            <text:p>A0100</text:p>
          </table:table-cell>
          <table:table-cell table:formula="of:=COM.MICROSOFT.CONCAT([.S38]; [.P38])" office:value-type="string" office:string-value="D0010" calcext:value-type="string">
            <text:p>D0010</text:p>
          </table:table-cell>
          <table:table-cell table:formula="of:=OCT2DEC([.D38])" office:value-type="float" office:value="655" calcext:value-type="float">
            <text:p>655</text:p>
          </table:table-cell>
          <table:table-cell table:formula="of:=COM.MICROSOFT.IFS([.W38]&lt;=250; 1; [.W38]&lt;=500; 2; [.W38]&lt;=750;3; [.W38]&lt;=1000;4)" office:value-type="float" office:value="3" calcext:value-type="float">
            <text:p>3</text:p>
          </table:table-cell>
          <table:table-cell table:formula="of:=COM.MICROSOFT.IFS([.X38]=1; [.W38]; [.X38]=2; [.W38]-250; [.X38]=3; [.W38]-500; [.X38]=3; [.W38]-750)" office:value-type="float" office:value="155" calcext:value-type="float">
            <text:p>155</text:p>
          </table:table-cell>
          <table:table-cell table:formula="of:=DEC2BIN([.Y38]; 8)" office:value-type="string" office:string-value="10011011" calcext:value-type="string">
            <text:p>10011011</text:p>
          </table:table-cell>
          <table:table-cell table:formula="of:=COM.MICROSOFT.IFS([.X38] =1; &quot;A&quot;; [.X38] =2; &quot;B&quot;; [.X38] =3; &quot;C&quot;; [.X38] =4; &quot;D&quot;)" office:value-type="string" office:string-value="C" calcext:value-type="string">
            <text:p>C</text:p>
          </table:table-cell>
          <table:table-cell table:formula="of:=COM.MICROSOFT.CONCAT([.AA38];[.Z38])" office:value-type="string" office:string-value="C10011011" calcext:value-type="string">
            <text:p>C10011011</text:p>
          </table:table-cell>
          <table:table-cell/>
          <table:table-cell office:value-type="string" calcext:value-type="string">
            <text:p>D0100</text:p>
          </table:table-cell>
          <table:table-cell office:value-type="string" calcext:value-type="string">
            <text:p>A0100</text:p>
          </table:table-cell>
          <table:table-cell office:value-type="string" calcext:value-type="string">
            <text:p>D0010</text:p>
          </table:table-cell>
          <table:table-cell table:formula="of:=COM.MICROSOFT.CONCAT([.AD38]; &quot;:&quot;; [.AE38]; &quot;:&quot;; [.AF38])" office:value-type="string" office:string-value="D0100:A0100:D0010" calcext:value-type="string">
            <text:p>D0100:A0100:D0010</text:p>
          </table:table-cell>
          <table:table-cell office:value-type="string" calcext:value-type="string">
            <text:p>C100110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156" calcext:value-type="float">
            <text:p>1156</text:p>
          </table:table-cell>
          <table:table-cell table:formula="of:=OCT2DEC([.A39])" office:value-type="float" office:value="22" calcext:value-type="float">
            <text:p>22</text:p>
          </table:table-cell>
          <table:table-cell table:formula="of:=OCT2DEC([.B39])" office:value-type="float" office:value="41" calcext:value-type="float">
            <text:p>41</text:p>
          </table:table-cell>
          <table:table-cell table:formula="of:=OCT2DEC([.C39])" office:value-type="float" office:value="11" calcext:value-type="float">
            <text:p>11</text:p>
          </table:table-cell>
          <table:table-cell table:formula="of:=COM.MICROSOFT.IFS([.E39]&lt;=6; 1; [.E39]&lt;=12; 2; [.E39]&lt;=18; 3; [.E39]&lt;=24; 4)" office:value-type="float" office:value="4" calcext:value-type="float">
            <text:p>4</text:p>
          </table:table-cell>
          <table:table-cell table:formula="of:=COM.MICROSOFT.IFS([.F39]&lt;=15; 1; [.F39]&lt;=30; 2; [.F39]&lt;=45; 3; [.F39]&lt;=60; 4)" office:value-type="float" office:value="3" calcext:value-type="float">
            <text:p>3</text:p>
          </table:table-cell>
          <table:table-cell table:formula="of:=COM.MICROSOFT.IFS([.G39]&lt;=15; 1; [.G39]&lt;=30; 2; [.G39]&lt;=45; 3; [.G39]&lt;=60; 4)" office:value-type="float" office:value="1" calcext:value-type="float">
            <text:p>1</text:p>
          </table:table-cell>
          <table:table-cell table:formula="of:=COM.MICROSOFT.IFS([.H39] =1; [.E39]; [.H39] =2; [.E39]-6; [.H39] =3; [.E39]-12; [.H39] =4; [.E39]-18)" office:value-type="float" office:value="4" calcext:value-type="float">
            <text:p>4</text:p>
          </table:table-cell>
          <table:table-cell table:formula="of:=COM.MICROSOFT.IFS([.I39] =1; [.F39]; [.I39] =2; [.F39]-15; [.I39] =3; [.F39]-30; [.I39] =4; [.F39]-45)" office:value-type="float" office:value="11" calcext:value-type="float">
            <text:p>11</text:p>
          </table:table-cell>
          <table:table-cell table:formula="of:=COM.MICROSOFT.IFS([.J39] =1; [.G39]; [.J39] =2; [.G39]-15; [.J39] =3; [.G39]-30; [.J39] =4; [.G39]-45)" office:value-type="float" office:value="11" calcext:value-type="float">
            <text:p>11</text:p>
          </table:table-cell>
          <table:table-cell table:formula="of:=DEC2BIN([.K39]; 4)" office:value-type="string" office:string-value="0100" calcext:value-type="string">
            <text:p>0100</text:p>
          </table:table-cell>
          <table:table-cell table:formula="of:=DEC2BIN([.L39]; 4)" office:value-type="string" office:string-value="1011" calcext:value-type="string">
            <text:p>1011</text:p>
          </table:table-cell>
          <table:table-cell table:formula="of:=DEC2BIN([.M39]; 4)" office:value-type="string" office:string-value="1011" calcext:value-type="string">
            <text:p>1011</text:p>
          </table:table-cell>
          <table:table-cell table:formula="of:=COM.MICROSOFT.IFS([.H39] =1; &quot;A&quot;; [.H39] =2; &quot;B&quot;; [.H39] =3; &quot;C&quot;; [.H39] =4; &quot;D&quot;)" office:value-type="string" office:string-value="D" calcext:value-type="string">
            <text:p>D</text:p>
          </table:table-cell>
          <table:table-cell table:formula="of:=COM.MICROSOFT.IFS([.I39] =1; &quot;A&quot;; [.I39] =2; &quot;B&quot;; [.I39] =3; &quot;C&quot;; [.I39] =4; &quot;D&quot;)" office:value-type="string" office:string-value="C" calcext:value-type="string">
            <text:p>C</text:p>
          </table:table-cell>
          <table:table-cell table:formula="of:=COM.MICROSOFT.IFS([.J39] =1; &quot;A&quot;; [.J39] =2; &quot;B&quot;; [.J39] =3; &quot;C&quot;; [.J39] =4; &quot;D&quot;)" office:value-type="string" office:string-value="A" calcext:value-type="string">
            <text:p>A</text:p>
          </table:table-cell>
          <table:table-cell table:formula="of:=COM.MICROSOFT.CONCAT([.Q39]; [.N39])" office:value-type="string" office:string-value="D0100" calcext:value-type="string">
            <text:p>D0100</text:p>
          </table:table-cell>
          <table:table-cell table:formula="of:=COM.MICROSOFT.CONCAT([.R39]; [.O39])" office:value-type="string" office:string-value="C1011" calcext:value-type="string">
            <text:p>C1011</text:p>
          </table:table-cell>
          <table:table-cell table:formula="of:=COM.MICROSOFT.CONCAT([.S39]; [.P39])" office:value-type="string" office:string-value="A1011" calcext:value-type="string">
            <text:p>A1011</text:p>
          </table:table-cell>
          <table:table-cell table:formula="of:=OCT2DEC([.D39])" office:value-type="float" office:value="622" calcext:value-type="float">
            <text:p>622</text:p>
          </table:table-cell>
          <table:table-cell table:formula="of:=COM.MICROSOFT.IFS([.W39]&lt;=250; 1; [.W39]&lt;=500; 2; [.W39]&lt;=750;3; [.W39]&lt;=1000;4)" office:value-type="float" office:value="3" calcext:value-type="float">
            <text:p>3</text:p>
          </table:table-cell>
          <table:table-cell table:formula="of:=COM.MICROSOFT.IFS([.X39]=1; [.W39]; [.X39]=2; [.W39]-250; [.X39]=3; [.W39]-500; [.X39]=3; [.W39]-750)" office:value-type="float" office:value="122" calcext:value-type="float">
            <text:p>122</text:p>
          </table:table-cell>
          <table:table-cell table:formula="of:=DEC2BIN([.Y39]; 8)" office:value-type="string" office:string-value="01111010" calcext:value-type="string">
            <text:p>01111010</text:p>
          </table:table-cell>
          <table:table-cell table:formula="of:=COM.MICROSOFT.IFS([.X39] =1; &quot;A&quot;; [.X39] =2; &quot;B&quot;; [.X39] =3; &quot;C&quot;; [.X39] =4; &quot;D&quot;)" office:value-type="string" office:string-value="C" calcext:value-type="string">
            <text:p>C</text:p>
          </table:table-cell>
          <table:table-cell table:formula="of:=COM.MICROSOFT.CONCAT([.AA39];[.Z39])" office:value-type="string" office:string-value="C01111010" calcext:value-type="string">
            <text:p>C01111010</text:p>
          </table:table-cell>
          <table:table-cell/>
          <table:table-cell office:value-type="string" calcext:value-type="string">
            <text:p>D0100</text:p>
          </table:table-cell>
          <table:table-cell office:value-type="string" calcext:value-type="string">
            <text:p>C1011</text:p>
          </table:table-cell>
          <table:table-cell office:value-type="string" calcext:value-type="string">
            <text:p>A1011</text:p>
          </table:table-cell>
          <table:table-cell table:formula="of:=COM.MICROSOFT.CONCAT([.AD39]; &quot;:&quot;; [.AE39]; &quot;:&quot;; [.AF39])" office:value-type="string" office:string-value="D0100:C1011:A1011" calcext:value-type="string">
            <text:p>D0100:C1011:A1011</text:p>
          </table:table-cell>
          <table:table-cell office:value-type="string" calcext:value-type="string">
            <text:p>C011110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62" calcext:value-type="float">
            <text:p>1162</text:p>
          </table:table-cell>
          <table:table-cell table:formula="of:=OCT2DEC([.A40])" office:value-type="float" office:value="23" calcext:value-type="float">
            <text:p>23</text:p>
          </table:table-cell>
          <table:table-cell table:formula="of:=OCT2DEC([.B40])" office:value-type="float" office:value="15" calcext:value-type="float">
            <text:p>15</text:p>
          </table:table-cell>
          <table:table-cell table:formula="of:=OCT2DEC([.C40])" office:value-type="float" office:value="11" calcext:value-type="float">
            <text:p>11</text:p>
          </table:table-cell>
          <table:table-cell table:formula="of:=COM.MICROSOFT.IFS([.E40]&lt;=6; 1; [.E40]&lt;=12; 2; [.E40]&lt;=18; 3; [.E40]&lt;=24; 4)" office:value-type="float" office:value="4" calcext:value-type="float">
            <text:p>4</text:p>
          </table:table-cell>
          <table:table-cell table:formula="of:=COM.MICROSOFT.IFS([.F40]&lt;=15; 1; [.F40]&lt;=30; 2; [.F40]&lt;=45; 3; [.F40]&lt;=60; 4)" office:value-type="float" office:value="1" calcext:value-type="float">
            <text:p>1</text:p>
          </table:table-cell>
          <table:table-cell table:formula="of:=COM.MICROSOFT.IFS([.G40]&lt;=15; 1; [.G40]&lt;=30; 2; [.G40]&lt;=45; 3; [.G40]&lt;=60; 4)" office:value-type="float" office:value="1" calcext:value-type="float">
            <text:p>1</text:p>
          </table:table-cell>
          <table:table-cell table:formula="of:=COM.MICROSOFT.IFS([.H40] =1; [.E40]; [.H40] =2; [.E40]-6; [.H40] =3; [.E40]-12; [.H40] =4; [.E40]-18)" office:value-type="float" office:value="5" calcext:value-type="float">
            <text:p>5</text:p>
          </table:table-cell>
          <table:table-cell table:formula="of:=COM.MICROSOFT.IFS([.I40] =1; [.F40]; [.I40] =2; [.F40]-15; [.I40] =3; [.F40]-30; [.I40] =4; [.F40]-45)" office:value-type="float" office:value="15" calcext:value-type="float">
            <text:p>15</text:p>
          </table:table-cell>
          <table:table-cell table:formula="of:=COM.MICROSOFT.IFS([.J40] =1; [.G40]; [.J40] =2; [.G40]-15; [.J40] =3; [.G40]-30; [.J40] =4; [.G40]-45)" office:value-type="float" office:value="11" calcext:value-type="float">
            <text:p>11</text:p>
          </table:table-cell>
          <table:table-cell table:formula="of:=DEC2BIN([.K40]; 4)" office:value-type="string" office:string-value="0101" calcext:value-type="string">
            <text:p>0101</text:p>
          </table:table-cell>
          <table:table-cell table:formula="of:=DEC2BIN([.L40]; 4)" office:value-type="string" office:string-value="1111" calcext:value-type="string">
            <text:p>1111</text:p>
          </table:table-cell>
          <table:table-cell table:formula="of:=DEC2BIN([.M40]; 4)" office:value-type="string" office:string-value="1011" calcext:value-type="string">
            <text:p>1011</text:p>
          </table:table-cell>
          <table:table-cell table:formula="of:=COM.MICROSOFT.IFS([.H40] =1; &quot;A&quot;; [.H40] =2; &quot;B&quot;; [.H40] =3; &quot;C&quot;; [.H40] =4; &quot;D&quot;)" office:value-type="string" office:string-value="D" calcext:value-type="string">
            <text:p>D</text:p>
          </table:table-cell>
          <table:table-cell table:formula="of:=COM.MICROSOFT.IFS([.I40] =1; &quot;A&quot;; [.I40] =2; &quot;B&quot;; [.I40] =3; &quot;C&quot;; [.I40] =4; &quot;D&quot;)" office:value-type="string" office:string-value="A" calcext:value-type="string">
            <text:p>A</text:p>
          </table:table-cell>
          <table:table-cell table:formula="of:=COM.MICROSOFT.IFS([.J40] =1; &quot;A&quot;; [.J40] =2; &quot;B&quot;; [.J40] =3; &quot;C&quot;; [.J40] =4; &quot;D&quot;)" office:value-type="string" office:string-value="A" calcext:value-type="string">
            <text:p>A</text:p>
          </table:table-cell>
          <table:table-cell table:formula="of:=COM.MICROSOFT.CONCAT([.Q40]; [.N40])" office:value-type="string" office:string-value="D0101" calcext:value-type="string">
            <text:p>D0101</text:p>
          </table:table-cell>
          <table:table-cell table:formula="of:=COM.MICROSOFT.CONCAT([.R40]; [.O40])" office:value-type="string" office:string-value="A1111" calcext:value-type="string">
            <text:p>A1111</text:p>
          </table:table-cell>
          <table:table-cell table:formula="of:=COM.MICROSOFT.CONCAT([.S40]; [.P40])" office:value-type="string" office:string-value="A1011" calcext:value-type="string">
            <text:p>A1011</text:p>
          </table:table-cell>
          <table:table-cell table:formula="of:=OCT2DEC([.D40])" office:value-type="float" office:value="626" calcext:value-type="float">
            <text:p>626</text:p>
          </table:table-cell>
          <table:table-cell table:formula="of:=COM.MICROSOFT.IFS([.W40]&lt;=250; 1; [.W40]&lt;=500; 2; [.W40]&lt;=750;3; [.W40]&lt;=1000;4)" office:value-type="float" office:value="3" calcext:value-type="float">
            <text:p>3</text:p>
          </table:table-cell>
          <table:table-cell table:formula="of:=COM.MICROSOFT.IFS([.X40]=1; [.W40]; [.X40]=2; [.W40]-250; [.X40]=3; [.W40]-500; [.X40]=3; [.W40]-750)" office:value-type="float" office:value="126" calcext:value-type="float">
            <text:p>126</text:p>
          </table:table-cell>
          <table:table-cell table:formula="of:=DEC2BIN([.Y40]; 8)" office:value-type="string" office:string-value="01111110" calcext:value-type="string">
            <text:p>01111110</text:p>
          </table:table-cell>
          <table:table-cell table:formula="of:=COM.MICROSOFT.IFS([.X40] =1; &quot;A&quot;; [.X40] =2; &quot;B&quot;; [.X40] =3; &quot;C&quot;; [.X40] =4; &quot;D&quot;)" office:value-type="string" office:string-value="C" calcext:value-type="string">
            <text:p>C</text:p>
          </table:table-cell>
          <table:table-cell table:formula="of:=COM.MICROSOFT.CONCAT([.AA40];[.Z40])" office:value-type="string" office:string-value="C01111110" calcext:value-type="string">
            <text:p>C01111110</text:p>
          </table:table-cell>
          <table:table-cell/>
          <table:table-cell office:value-type="string" calcext:value-type="string">
            <text:p>D0101</text:p>
          </table:table-cell>
          <table:table-cell office:value-type="string" calcext:value-type="string">
            <text:p>A1111</text:p>
          </table:table-cell>
          <table:table-cell office:value-type="string" calcext:value-type="string">
            <text:p>A1011</text:p>
          </table:table-cell>
          <table:table-cell table:formula="of:=COM.MICROSOFT.CONCAT([.AD40]; &quot;:&quot;; [.AE40]; &quot;:&quot;; [.AF40])" office:value-type="string" office:string-value="D0101:A1111:A1011" calcext:value-type="string">
            <text:p>D0101:A1111:A1011</text:p>
          </table:table-cell>
          <table:table-cell office:value-type="string" calcext:value-type="string">
            <text:p>C011111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164" calcext:value-type="float">
            <text:p>1164</text:p>
          </table:table-cell>
          <table:table-cell table:formula="of:=OCT2DEC([.A41])" office:value-type="float" office:value="23" calcext:value-type="float">
            <text:p>23</text:p>
          </table:table-cell>
          <table:table-cell table:formula="of:=OCT2DEC([.B41])" office:value-type="float" office:value="58" calcext:value-type="float">
            <text:p>58</text:p>
          </table:table-cell>
          <table:table-cell table:formula="of:=OCT2DEC([.C41])" office:value-type="float" office:value="23" calcext:value-type="float">
            <text:p>23</text:p>
          </table:table-cell>
          <table:table-cell table:formula="of:=COM.MICROSOFT.IFS([.E41]&lt;=6; 1; [.E41]&lt;=12; 2; [.E41]&lt;=18; 3; [.E41]&lt;=24; 4)" office:value-type="float" office:value="4" calcext:value-type="float">
            <text:p>4</text:p>
          </table:table-cell>
          <table:table-cell table:formula="of:=COM.MICROSOFT.IFS([.F41]&lt;=15; 1; [.F41]&lt;=30; 2; [.F41]&lt;=45; 3; [.F41]&lt;=60; 4)" office:value-type="float" office:value="4" calcext:value-type="float">
            <text:p>4</text:p>
          </table:table-cell>
          <table:table-cell table:formula="of:=COM.MICROSOFT.IFS([.G41]&lt;=15; 1; [.G41]&lt;=30; 2; [.G41]&lt;=45; 3; [.G41]&lt;=60; 4)" office:value-type="float" office:value="2" calcext:value-type="float">
            <text:p>2</text:p>
          </table:table-cell>
          <table:table-cell table:formula="of:=COM.MICROSOFT.IFS([.H41] =1; [.E41]; [.H41] =2; [.E41]-6; [.H41] =3; [.E41]-12; [.H41] =4; [.E41]-18)" office:value-type="float" office:value="5" calcext:value-type="float">
            <text:p>5</text:p>
          </table:table-cell>
          <table:table-cell table:formula="of:=COM.MICROSOFT.IFS([.I41] =1; [.F41]; [.I41] =2; [.F41]-15; [.I41] =3; [.F41]-30; [.I41] =4; [.F41]-45)" office:value-type="float" office:value="13" calcext:value-type="float">
            <text:p>13</text:p>
          </table:table-cell>
          <table:table-cell table:formula="of:=COM.MICROSOFT.IFS([.J41] =1; [.G41]; [.J41] =2; [.G41]-15; [.J41] =3; [.G41]-30; [.J41] =4; [.G41]-45)" office:value-type="float" office:value="8" calcext:value-type="float">
            <text:p>8</text:p>
          </table:table-cell>
          <table:table-cell table:formula="of:=DEC2BIN([.K41]; 4)" office:value-type="string" office:string-value="0101" calcext:value-type="string">
            <text:p>0101</text:p>
          </table:table-cell>
          <table:table-cell table:formula="of:=DEC2BIN([.L41]; 4)" office:value-type="string" office:string-value="1101" calcext:value-type="string">
            <text:p>1101</text:p>
          </table:table-cell>
          <table:table-cell table:formula="of:=DEC2BIN([.M41]; 4)" office:value-type="string" office:string-value="1000" calcext:value-type="string">
            <text:p>1000</text:p>
          </table:table-cell>
          <table:table-cell table:formula="of:=COM.MICROSOFT.IFS([.H41] =1; &quot;A&quot;; [.H41] =2; &quot;B&quot;; [.H41] =3; &quot;C&quot;; [.H41] =4; &quot;D&quot;)" office:value-type="string" office:string-value="D" calcext:value-type="string">
            <text:p>D</text:p>
          </table:table-cell>
          <table:table-cell table:formula="of:=COM.MICROSOFT.IFS([.I41] =1; &quot;A&quot;; [.I41] =2; &quot;B&quot;; [.I41] =3; &quot;C&quot;; [.I41] =4; &quot;D&quot;)" office:value-type="string" office:string-value="D" calcext:value-type="string">
            <text:p>D</text:p>
          </table:table-cell>
          <table:table-cell table:formula="of:=COM.MICROSOFT.IFS([.J41] =1; &quot;A&quot;; [.J41] =2; &quot;B&quot;; [.J41] =3; &quot;C&quot;; [.J41] =4; &quot;D&quot;)" office:value-type="string" office:string-value="B" calcext:value-type="string">
            <text:p>B</text:p>
          </table:table-cell>
          <table:table-cell table:formula="of:=COM.MICROSOFT.CONCAT([.Q41]; [.N41])" office:value-type="string" office:string-value="D0101" calcext:value-type="string">
            <text:p>D0101</text:p>
          </table:table-cell>
          <table:table-cell table:formula="of:=COM.MICROSOFT.CONCAT([.R41]; [.O41])" office:value-type="string" office:string-value="D1101" calcext:value-type="string">
            <text:p>D1101</text:p>
          </table:table-cell>
          <table:table-cell table:formula="of:=COM.MICROSOFT.CONCAT([.S41]; [.P41])" office:value-type="string" office:string-value="B1000" calcext:value-type="string">
            <text:p>B1000</text:p>
          </table:table-cell>
          <table:table-cell table:formula="of:=OCT2DEC([.D41])" office:value-type="float" office:value="628" calcext:value-type="float">
            <text:p>628</text:p>
          </table:table-cell>
          <table:table-cell table:formula="of:=COM.MICROSOFT.IFS([.W41]&lt;=250; 1; [.W41]&lt;=500; 2; [.W41]&lt;=750;3; [.W41]&lt;=1000;4)" office:value-type="float" office:value="3" calcext:value-type="float">
            <text:p>3</text:p>
          </table:table-cell>
          <table:table-cell table:formula="of:=COM.MICROSOFT.IFS([.X41]=1; [.W41]; [.X41]=2; [.W41]-250; [.X41]=3; [.W41]-500; [.X41]=3; [.W41]-750)" office:value-type="float" office:value="128" calcext:value-type="float">
            <text:p>128</text:p>
          </table:table-cell>
          <table:table-cell table:formula="of:=DEC2BIN([.Y41]; 8)" office:value-type="string" office:string-value="10000000" calcext:value-type="string">
            <text:p>10000000</text:p>
          </table:table-cell>
          <table:table-cell table:formula="of:=COM.MICROSOFT.IFS([.X41] =1; &quot;A&quot;; [.X41] =2; &quot;B&quot;; [.X41] =3; &quot;C&quot;; [.X41] =4; &quot;D&quot;)" office:value-type="string" office:string-value="C" calcext:value-type="string">
            <text:p>C</text:p>
          </table:table-cell>
          <table:table-cell table:formula="of:=COM.MICROSOFT.CONCAT([.AA41];[.Z41])" office:value-type="string" office:string-value="C10000000" calcext:value-type="string">
            <text:p>C10000000</text:p>
          </table:table-cell>
          <table:table-cell/>
          <table:table-cell office:value-type="string" calcext:value-type="string">
            <text:p>D0101</text:p>
          </table:table-cell>
          <table:table-cell office:value-type="string" calcext:value-type="string">
            <text:p>D1101</text:p>
          </table:table-cell>
          <table:table-cell office:value-type="string" calcext:value-type="string">
            <text:p>B1000</text:p>
          </table:table-cell>
          <table:table-cell table:formula="of:=COM.MICROSOFT.CONCAT([.AD41]; &quot;:&quot;; [.AE41]; &quot;:&quot;; [.AF41])" office:value-type="string" office:string-value="D0101:D1101:B1000" calcext:value-type="string">
            <text:p>D0101:D1101:B1000</text:p>
          </table:table-cell>
          <table:table-cell office:value-type="string" calcext:value-type="string">
            <text:p>C10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113" calcext:value-type="float">
            <text:p>1113</text:p>
          </table:table-cell>
          <table:table-cell table:formula="of:=OCT2DEC([.A42])" office:value-type="float" office:value="0" calcext:value-type="float">
            <text:p>0</text:p>
          </table:table-cell>
          <table:table-cell table:formula="of:=OCT2DEC([.B42])" office:value-type="float" office:value="32" calcext:value-type="float">
            <text:p>32</text:p>
          </table:table-cell>
          <table:table-cell table:formula="of:=OCT2DEC([.C42])" office:value-type="float" office:value="45" calcext:value-type="float">
            <text:p>45</text:p>
          </table:table-cell>
          <table:table-cell table:formula="of:=COM.MICROSOFT.IFS([.E42]&lt;=6; 1; [.E42]&lt;=12; 2; [.E42]&lt;=18; 3; [.E42]&lt;=24; 4)" office:value-type="float" office:value="1" calcext:value-type="float">
            <text:p>1</text:p>
          </table:table-cell>
          <table:table-cell table:formula="of:=COM.MICROSOFT.IFS([.F42]&lt;=15; 1; [.F42]&lt;=30; 2; [.F42]&lt;=45; 3; [.F42]&lt;=60; 4)" office:value-type="float" office:value="3" calcext:value-type="float">
            <text:p>3</text:p>
          </table:table-cell>
          <table:table-cell table:formula="of:=COM.MICROSOFT.IFS([.G42]&lt;=15; 1; [.G42]&lt;=30; 2; [.G42]&lt;=45; 3; [.G42]&lt;=60; 4)" office:value-type="float" office:value="3" calcext:value-type="float">
            <text:p>3</text:p>
          </table:table-cell>
          <table:table-cell table:formula="of:=COM.MICROSOFT.IFS([.H42] =1; [.E42]; [.H42] =2; [.E42]-6; [.H42] =3; [.E42]-12; [.H42] =4; [.E42]-18)" office:value-type="float" office:value="0" calcext:value-type="float">
            <text:p>0</text:p>
          </table:table-cell>
          <table:table-cell table:formula="of:=COM.MICROSOFT.IFS([.I42] =1; [.F42]; [.I42] =2; [.F42]-15; [.I42] =3; [.F42]-30; [.I42] =4; [.F42]-45)" office:value-type="float" office:value="2" calcext:value-type="float">
            <text:p>2</text:p>
          </table:table-cell>
          <table:table-cell table:formula="of:=COM.MICROSOFT.IFS([.J42] =1; [.G42]; [.J42] =2; [.G42]-15; [.J42] =3; [.G42]-30; [.J42] =4; [.G42]-45)" office:value-type="float" office:value="15" calcext:value-type="float">
            <text:p>15</text:p>
          </table:table-cell>
          <table:table-cell table:formula="of:=DEC2BIN([.K42]; 4)" office:value-type="string" office:string-value="0000" calcext:value-type="string">
            <text:p>0000</text:p>
          </table:table-cell>
          <table:table-cell table:formula="of:=DEC2BIN([.L42]; 4)" office:value-type="string" office:string-value="0010" calcext:value-type="string">
            <text:p>0010</text:p>
          </table:table-cell>
          <table:table-cell table:formula="of:=DEC2BIN([.M42]; 4)" office:value-type="string" office:string-value="1111" calcext:value-type="string">
            <text:p>1111</text:p>
          </table:table-cell>
          <table:table-cell table:formula="of:=COM.MICROSOFT.IFS([.H42] =1; &quot;A&quot;; [.H42] =2; &quot;B&quot;; [.H42] =3; &quot;C&quot;; [.H42] =4; &quot;D&quot;)" office:value-type="string" office:string-value="A" calcext:value-type="string">
            <text:p>A</text:p>
          </table:table-cell>
          <table:table-cell table:formula="of:=COM.MICROSOFT.IFS([.I42] =1; &quot;A&quot;; [.I42] =2; &quot;B&quot;; [.I42] =3; &quot;C&quot;; [.I42] =4; &quot;D&quot;)" office:value-type="string" office:string-value="C" calcext:value-type="string">
            <text:p>C</text:p>
          </table:table-cell>
          <table:table-cell table:formula="of:=COM.MICROSOFT.IFS([.J42] =1; &quot;A&quot;; [.J42] =2; &quot;B&quot;; [.J42] =3; &quot;C&quot;; [.J42] =4; &quot;D&quot;)" office:value-type="string" office:string-value="C" calcext:value-type="string">
            <text:p>C</text:p>
          </table:table-cell>
          <table:table-cell table:formula="of:=COM.MICROSOFT.CONCAT([.Q42]; [.N42])" office:value-type="string" office:string-value="A0000" calcext:value-type="string">
            <text:p>A0000</text:p>
          </table:table-cell>
          <table:table-cell table:formula="of:=COM.MICROSOFT.CONCAT([.R42]; [.O42])" office:value-type="string" office:string-value="C0010" calcext:value-type="string">
            <text:p>C0010</text:p>
          </table:table-cell>
          <table:table-cell table:formula="of:=COM.MICROSOFT.CONCAT([.S42]; [.P42])" office:value-type="string" office:string-value="C1111" calcext:value-type="string">
            <text:p>C1111</text:p>
          </table:table-cell>
          <table:table-cell table:formula="of:=OCT2DEC([.D42])" office:value-type="float" office:value="587" calcext:value-type="float">
            <text:p>587</text:p>
          </table:table-cell>
          <table:table-cell table:formula="of:=COM.MICROSOFT.IFS([.W42]&lt;=250; 1; [.W42]&lt;=500; 2; [.W42]&lt;=750;3; [.W42]&lt;=1000;4)" office:value-type="float" office:value="3" calcext:value-type="float">
            <text:p>3</text:p>
          </table:table-cell>
          <table:table-cell table:formula="of:=COM.MICROSOFT.IFS([.X42]=1; [.W42]; [.X42]=2; [.W42]-250; [.X42]=3; [.W42]-500; [.X42]=3; [.W42]-750)" office:value-type="float" office:value="87" calcext:value-type="float">
            <text:p>87</text:p>
          </table:table-cell>
          <table:table-cell table:formula="of:=DEC2BIN([.Y42]; 8)" office:value-type="string" office:string-value="01010111" calcext:value-type="string">
            <text:p>01010111</text:p>
          </table:table-cell>
          <table:table-cell table:formula="of:=COM.MICROSOFT.IFS([.X42] =1; &quot;A&quot;; [.X42] =2; &quot;B&quot;; [.X42] =3; &quot;C&quot;; [.X42] =4; &quot;D&quot;)" office:value-type="string" office:string-value="C" calcext:value-type="string">
            <text:p>C</text:p>
          </table:table-cell>
          <table:table-cell table:formula="of:=COM.MICROSOFT.CONCAT([.AA42];[.Z42])" office:value-type="string" office:string-value="C01010111" calcext:value-type="string">
            <text:p>C01010111</text:p>
          </table:table-cell>
          <table:table-cell/>
          <table:table-cell office:value-type="string" calcext:value-type="string">
            <text:p>A0000</text:p>
          </table:table-cell>
          <table:table-cell office:value-type="string" calcext:value-type="string">
            <text:p>C0010</text:p>
          </table:table-cell>
          <table:table-cell office:value-type="string" calcext:value-type="string">
            <text:p>C1111</text:p>
          </table:table-cell>
          <table:table-cell table:formula="of:=COM.MICROSOFT.CONCAT([.AD42]; &quot;:&quot;; [.AE42]; &quot;:&quot;; [.AF42])" office:value-type="string" office:string-value="A0000:C0010:C1111" calcext:value-type="string">
            <text:p>A0000:C0010:C1111</text:p>
          </table:table-cell>
          <table:table-cell office:value-type="string" calcext:value-type="string">
            <text:p>C01010111</text:p>
          </table:table-cell>
        </table:table-row>
      </table:table>
      <table:named-expressions/>
      <table:database-ranges>
        <table:database-range table:name="__Anonymous_Sheet_DB__0" table:target-range-address="Sheet1.A1:Sheet1.N42" table:contains-header="fals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5T10:48:23.464000000</meta:creation-date>
    <dc:date>2022-12-14T11:55:09.877000000</dc:date>
    <meta:editing-duration>PT35M29S</meta:editing-duration>
    <meta:editing-cycles>4</meta:editing-cycles>
    <meta:generator>LibreOffice/7.4.1.2$Windows_X86_64 LibreOffice_project/3c58a8f3a960df8bc8fd77b461821e42c061c5f0</meta:generator>
    <meta:document-statistic meta:table-count="2" meta:cell-count="1875" meta:object-count="0"/>
  </office:meta>
</office:document-meta>
</file>